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ans" fo:font-size="13pt" style:text-underline-style="solid" style:text-underline-width="auto" style:text-underline-color="font-color" fo:font-weight="bold" officeooo:rsid="000ed22f" officeooo:paragraph-rsid="000ed22f" style:font-size-asian="13pt" style:font-weight-asian="bold" style:font-size-complex="13pt" style:font-weight-complex="bold"/>
    </style:style>
    <style:style style:name="P2" style:family="paragraph" style:parent-style-name="Preformatted_20_Text">
      <style:text-properties style:font-name="Liberation Sans" fo:font-size="13pt" style:text-underline-style="solid" style:text-underline-width="auto" style:text-underline-color="font-color" fo:font-weight="bold" officeooo:rsid="000ed22f" officeooo:paragraph-rsid="0011f820" style:font-size-asian="13pt" style:font-weight-asian="bold" style:font-size-complex="13pt" style:font-weight-complex="bold"/>
    </style:style>
    <style:style style:name="P3" style:family="paragraph" style:parent-style-name="Preformatted_20_Text">
      <style:text-properties style:font-name="Liberation Sans" fo:font-size="13pt" style:text-underline-style="none" fo:font-weight="bold" officeooo:rsid="00139432" officeooo:paragraph-rsid="007ede14" style:font-size-asian="13pt" style:font-weight-asian="bold" style:font-size-complex="13pt" style:font-weight-complex="bold"/>
    </style:style>
    <style:style style:name="P4" style:family="paragraph" style:parent-style-name="Preformatted_20_Text">
      <style:text-properties style:font-name="Liberation Sans" fo:font-size="12pt" style:text-underline-style="none" fo:font-weight="bold" officeooo:rsid="0010974c" officeooo:paragraph-rsid="000ed22f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style:font-name="Liberation Sans" fo:font-size="12pt" style:text-underline-style="none" fo:font-weight="bold" officeooo:rsid="0010974c" officeooo:paragraph-rsid="00168b43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style:font-name="Liberation Sans" fo:font-size="12pt" style:text-underline-style="none" fo:font-weight="bold" officeooo:rsid="0010974c" officeooo:paragraph-rsid="005be634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style:font-name="Liberation Sans" fo:font-size="12pt" style:text-underline-style="none" fo:font-weight="bold" officeooo:rsid="0010974c" officeooo:paragraph-rsid="0063355f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style:font-name="Liberation Sans" fo:font-size="12pt" style:text-underline-style="none" fo:font-weight="bold" officeooo:rsid="0010974c" officeooo:paragraph-rsid="0064ca98" style:font-size-asian="12pt" style:font-weight-asian="bold" style:font-size-complex="12pt" style:font-weight-complex="bold"/>
    </style:style>
    <style:style style:name="P9" style:family="paragraph" style:parent-style-name="Preformatted_20_Text">
      <style:text-properties style:font-name="Liberation Sans" fo:font-size="12pt" style:text-underline-style="none" fo:font-weight="bold" officeooo:rsid="0010974c" officeooo:paragraph-rsid="0068720d" style:font-size-asian="12pt" style:font-weight-asian="bold" style:font-size-complex="12pt" style:font-weight-complex="bold"/>
    </style:style>
    <style:style style:name="P10" style:family="paragraph" style:parent-style-name="Preformatted_20_Text">
      <style:text-properties style:font-name="Liberation Sans" fo:font-size="12pt" style:text-underline-style="none" fo:font-weight="bold" officeooo:rsid="0010974c" officeooo:paragraph-rsid="0069abed" style:font-size-asian="12pt" style:font-weight-asian="bold" style:font-size-complex="12pt" style:font-weight-complex="bold"/>
    </style:style>
    <style:style style:name="P11" style:family="paragraph" style:parent-style-name="Preformatted_20_Text">
      <style:text-properties style:font-name="Liberation Sans" fo:font-size="12pt" style:text-underline-style="none" fo:font-weight="bold" officeooo:rsid="0010974c" officeooo:paragraph-rsid="00614164" style:font-size-asian="12pt" style:font-weight-asian="bold" style:font-size-complex="12pt" style:font-weight-complex="bold"/>
    </style:style>
    <style:style style:name="P12" style:family="paragraph" style:parent-style-name="Preformatted_20_Text">
      <style:text-properties style:font-name="Liberation Sans" fo:font-size="12pt" style:text-underline-style="none" fo:font-weight="bold" officeooo:rsid="0010974c" officeooo:paragraph-rsid="006baf6a" style:font-size-asian="12pt" style:font-weight-asian="bold" style:font-size-complex="12pt" style:font-weight-complex="bold"/>
    </style:style>
    <style:style style:name="P13" style:family="paragraph" style:parent-style-name="Preformatted_20_Text">
      <style:text-properties style:font-name="Liberation Sans" fo:font-size="12pt" style:text-underline-style="none" fo:font-weight="bold" officeooo:rsid="0010974c" officeooo:paragraph-rsid="006e20b0" style:font-size-asian="12pt" style:font-weight-asian="bold" style:font-size-complex="12pt" style:font-weight-complex="bold"/>
    </style:style>
    <style:style style:name="P14" style:family="paragraph" style:parent-style-name="Preformatted_20_Text">
      <style:text-properties style:font-name="Liberation Sans" fo:font-size="12pt" style:text-underline-style="none" fo:font-weight="bold" officeooo:rsid="0010974c" officeooo:paragraph-rsid="006ec54a" style:font-size-asian="12pt" style:font-weight-asian="bold" style:font-size-complex="12pt" style:font-weight-complex="bold"/>
    </style:style>
    <style:style style:name="P15" style:family="paragraph" style:parent-style-name="Preformatted_20_Text">
      <style:text-properties style:font-name="Liberation Sans" fo:font-size="12pt" style:text-underline-style="none" fo:font-weight="bold" officeooo:rsid="0010974c" officeooo:paragraph-rsid="00709b9d" style:font-size-asian="12pt" style:font-weight-asian="bold" style:font-size-complex="12pt" style:font-weight-complex="bold"/>
    </style:style>
    <style:style style:name="P16" style:family="paragraph" style:parent-style-name="Preformatted_20_Text">
      <style:text-properties style:font-name="Liberation Sans" fo:font-size="12pt" style:text-underline-style="none" fo:font-weight="bold" officeooo:rsid="0010974c" officeooo:paragraph-rsid="0071cc83" style:font-size-asian="12pt" style:font-weight-asian="bold" style:font-size-complex="12pt" style:font-weight-complex="bold"/>
    </style:style>
    <style:style style:name="P17" style:family="paragraph" style:parent-style-name="Preformatted_20_Text">
      <style:text-properties style:font-name="Liberation Sans" fo:font-size="12pt" style:text-underline-style="none" fo:font-weight="bold" officeooo:rsid="0010974c" officeooo:paragraph-rsid="007ede14" style:font-size-asian="12pt" style:font-weight-asian="bold" style:font-size-complex="12pt" style:font-weight-complex="bold"/>
    </style:style>
    <style:style style:name="P18" style:family="paragraph" style:parent-style-name="Preformatted_20_Text">
      <style:text-properties style:font-name="Liberation Sans" fo:font-size="12pt" style:text-underline-style="none" fo:font-weight="bold" officeooo:rsid="00139432" officeooo:paragraph-rsid="00139432" style:font-size-asian="12pt" style:font-weight-asian="bold" style:font-size-complex="12pt" style:font-weight-complex="bold"/>
    </style:style>
    <style:style style:name="P19" style:family="paragraph" style:parent-style-name="Preformatted_20_Text">
      <style:text-properties style:font-name="Liberation Sans" fo:font-size="12pt" style:text-underline-style="none" fo:font-weight="bold" officeooo:rsid="00139432" officeooo:paragraph-rsid="0027709c" style:font-size-asian="12pt" style:font-weight-asian="bold" style:font-size-complex="12pt" style:font-weight-complex="bold"/>
    </style:style>
    <style:style style:name="P20" style:family="paragraph" style:parent-style-name="Preformatted_20_Text">
      <style:text-properties style:font-name="Liberation Sans" fo:font-size="12pt" style:text-underline-style="none" fo:font-weight="bold" officeooo:rsid="00139432" officeooo:paragraph-rsid="007ede14" style:font-size-asian="12pt" style:font-weight-asian="bold" style:font-size-complex="12pt" style:font-weight-complex="bold"/>
    </style:style>
    <style:style style:name="P21" style:family="paragraph" style:parent-style-name="Preformatted_20_Text">
      <style:text-properties style:font-name="Liberation Sans" fo:font-size="12pt" style:text-underline-style="none" fo:font-weight="bold" officeooo:rsid="00156211" officeooo:paragraph-rsid="00156211" style:font-size-asian="12pt" style:font-weight-asian="bold" style:font-size-complex="12pt" style:font-weight-complex="bold"/>
    </style:style>
    <style:style style:name="P22" style:family="paragraph" style:parent-style-name="Preformatted_20_Text">
      <style:text-properties style:font-name="Liberation Sans" fo:font-size="12pt" style:text-underline-style="none" fo:font-weight="bold" officeooo:rsid="00156211" officeooo:paragraph-rsid="004be570" style:font-size-asian="12pt" style:font-weight-asian="bold" style:font-size-complex="12pt" style:font-weight-complex="bold"/>
    </style:style>
    <style:style style:name="P23" style:family="paragraph" style:parent-style-name="Preformatted_20_Text">
      <style:text-properties style:font-name="Liberation Sans" fo:font-size="12pt" style:text-underline-style="none" fo:font-weight="bold" officeooo:rsid="00156211" officeooo:paragraph-rsid="0079bdff" style:font-size-asian="12pt" style:font-weight-asian="bold" style:font-size-complex="12pt" style:font-weight-complex="bold"/>
    </style:style>
    <style:style style:name="P24" style:family="paragraph" style:parent-style-name="Preformatted_20_Text">
      <style:text-properties style:font-name="Liberation Sans" fo:font-size="12pt" style:text-underline-style="none" fo:font-weight="bold" officeooo:rsid="00210c79" officeooo:paragraph-rsid="00210c79" style:font-size-asian="12pt" style:font-weight-asian="bold" style:font-size-complex="12pt" style:font-weight-complex="bold"/>
    </style:style>
    <style:style style:name="P25" style:family="paragraph" style:parent-style-name="Preformatted_20_Text">
      <style:text-properties style:font-name="Liberation Sans" fo:font-size="12pt" style:text-underline-style="none" fo:font-weight="bold" officeooo:rsid="0030251b" officeooo:paragraph-rsid="0030251b" style:font-size-asian="12pt" style:font-weight-asian="bold" style:font-size-complex="12pt" style:font-weight-complex="bold"/>
    </style:style>
    <style:style style:name="P26" style:family="paragraph" style:parent-style-name="Preformatted_20_Text">
      <style:text-properties style:font-name="Liberation Sans" fo:font-size="12pt" style:text-underline-style="none" fo:font-weight="bold" officeooo:rsid="00242147" officeooo:paragraph-rsid="006e20b0" style:font-size-asian="12pt" style:font-weight-asian="bold" style:font-size-complex="12pt" style:font-weight-complex="bold"/>
    </style:style>
    <style:style style:name="P27" style:family="paragraph" style:parent-style-name="Preformatted_20_Text">
      <style:text-properties style:font-name="Liberation Sans" fo:font-size="12pt" style:text-underline-style="none" fo:font-weight="bold" officeooo:rsid="00242147" officeooo:paragraph-rsid="006ec54a" style:font-size-asian="12pt" style:font-weight-asian="bold" style:font-size-complex="12pt" style:font-weight-complex="bold"/>
    </style:style>
    <style:style style:name="P28" style:family="paragraph" style:parent-style-name="Preformatted_20_Text">
      <style:text-properties style:font-name="Liberation Sans" fo:font-size="12pt" style:text-underline-style="none" fo:font-weight="bold" officeooo:rsid="00242147" officeooo:paragraph-rsid="00709b9d" style:font-size-asian="12pt" style:font-weight-asian="bold" style:font-size-complex="12pt" style:font-weight-complex="bold"/>
    </style:style>
    <style:style style:name="P29" style:family="paragraph" style:parent-style-name="Preformatted_20_Text">
      <style:text-properties style:font-name="Liberation Sans" fo:font-size="12pt" style:text-underline-style="none" fo:font-weight="normal" officeooo:rsid="001b6189" officeooo:paragraph-rsid="000ed22f" style:font-size-asian="12pt" style:font-weight-asian="normal" style:font-size-complex="12pt" style:font-weight-complex="normal"/>
    </style:style>
    <style:style style:name="P30" style:family="paragraph" style:parent-style-name="Preformatted_20_Text">
      <style:text-properties style:font-name="Liberation Sans" fo:font-size="12pt" style:text-underline-style="none" fo:font-weight="normal" officeooo:rsid="001b6189" officeooo:paragraph-rsid="0063355f" style:font-size-asian="12pt" style:font-weight-asian="normal" style:font-size-complex="12pt" style:font-weight-complex="normal"/>
    </style:style>
    <style:style style:name="P31" style:family="paragraph" style:parent-style-name="Preformatted_20_Text">
      <style:text-properties style:font-name="Liberation Sans" fo:font-size="12pt" style:text-underline-style="none" fo:font-weight="normal" officeooo:rsid="001b6189" officeooo:paragraph-rsid="0064ca98" style:font-size-asian="12pt" style:font-weight-asian="normal" style:font-size-complex="12pt" style:font-weight-complex="normal"/>
    </style:style>
    <style:style style:name="P32" style:family="paragraph" style:parent-style-name="Preformatted_20_Text">
      <style:text-properties style:font-name="Liberation Sans" fo:font-size="12pt" style:text-underline-style="none" fo:font-weight="normal" officeooo:rsid="001b6189" officeooo:paragraph-rsid="00288c6b" style:font-size-asian="12pt" style:font-weight-asian="normal" style:font-size-complex="12pt" style:font-weight-complex="normal"/>
    </style:style>
    <style:style style:name="P33" style:family="paragraph" style:parent-style-name="Preformatted_20_Text">
      <style:text-properties style:font-name="Liberation Sans" fo:font-size="12pt" style:text-underline-style="none" fo:font-weight="normal" officeooo:rsid="001b6189" officeooo:paragraph-rsid="0068379f" style:font-size-asian="12pt" style:font-weight-asian="normal" style:font-size-complex="12pt" style:font-weight-complex="normal"/>
    </style:style>
    <style:style style:name="P34" style:family="paragraph" style:parent-style-name="Preformatted_20_Text">
      <style:text-properties style:font-name="Liberation Sans" fo:font-size="12pt" style:text-underline-style="none" fo:font-weight="normal" officeooo:rsid="001b6189" officeooo:paragraph-rsid="0068720d" style:font-size-asian="12pt" style:font-weight-asian="normal" style:font-size-complex="12pt" style:font-weight-complex="normal"/>
    </style:style>
    <style:style style:name="P35" style:family="paragraph" style:parent-style-name="Preformatted_20_Text">
      <style:text-properties style:font-name="Liberation Sans" fo:font-size="12pt" style:text-underline-style="none" fo:font-weight="normal" officeooo:rsid="001b6189" officeooo:paragraph-rsid="0069abed" style:font-size-asian="12pt" style:font-weight-asian="normal" style:font-size-complex="12pt" style:font-weight-complex="normal"/>
    </style:style>
    <style:style style:name="P36" style:family="paragraph" style:parent-style-name="Preformatted_20_Text">
      <style:text-properties style:font-name="Liberation Sans" fo:font-size="12pt" style:text-underline-style="none" fo:font-weight="normal" officeooo:rsid="001b6189" officeooo:paragraph-rsid="00614164" style:font-size-asian="12pt" style:font-weight-asian="normal" style:font-size-complex="12pt" style:font-weight-complex="normal"/>
    </style:style>
    <style:style style:name="P37" style:family="paragraph" style:parent-style-name="Preformatted_20_Text">
      <style:text-properties style:font-name="Liberation Sans" fo:font-size="12pt" style:text-underline-style="none" fo:font-weight="normal" officeooo:rsid="001b6189" officeooo:paragraph-rsid="0071cc83" style:font-size-asian="12pt" style:font-weight-asian="normal" style:font-size-complex="12pt" style:font-weight-complex="normal"/>
    </style:style>
    <style:style style:name="P38" style:family="paragraph" style:parent-style-name="Preformatted_20_Text">
      <style:text-properties style:font-name="Liberation Sans" fo:font-size="12pt" style:text-underline-style="none" fo:font-weight="normal" officeooo:rsid="001cf259" officeooo:paragraph-rsid="00156211" style:font-size-asian="12pt" style:font-weight-asian="normal" style:font-size-complex="12pt" style:font-weight-complex="normal"/>
    </style:style>
    <style:style style:name="P39" style:family="paragraph" style:parent-style-name="Preformatted_20_Text">
      <style:text-properties style:font-name="Liberation Sans" fo:font-size="12pt" style:text-underline-style="none" fo:font-weight="normal" officeooo:rsid="001cfcc4" officeooo:paragraph-rsid="00156211" style:font-size-asian="12pt" style:font-weight-asian="normal" style:font-size-complex="12pt" style:font-weight-complex="normal"/>
    </style:style>
    <style:style style:name="P40" style:family="paragraph" style:parent-style-name="Preformatted_20_Text">
      <style:text-properties style:font-name="Liberation Sans" fo:font-size="12pt" style:text-underline-style="none" fo:font-weight="normal" officeooo:rsid="0010974c" officeooo:paragraph-rsid="00168b43" style:font-size-asian="12pt" style:font-weight-asian="normal" style:font-size-complex="12pt" style:font-weight-complex="normal"/>
    </style:style>
    <style:style style:name="P41" style:family="paragraph" style:parent-style-name="Preformatted_20_Text">
      <style:text-properties style:font-name="Liberation Sans" fo:font-size="12pt" style:text-underline-style="none" fo:font-weight="normal" officeooo:rsid="0010974c" officeooo:paragraph-rsid="0020b655" style:font-size-asian="12pt" style:font-weight-asian="normal" style:font-size-complex="12pt" style:font-weight-complex="normal"/>
    </style:style>
    <style:style style:name="P42" style:family="paragraph" style:parent-style-name="Preformatted_20_Text">
      <style:text-properties style:font-name="Liberation Sans" fo:font-size="12pt" style:text-underline-style="none" fo:font-weight="normal" officeooo:rsid="0010974c" officeooo:paragraph-rsid="003b5584" style:font-size-asian="12pt" style:font-weight-asian="normal" style:font-size-complex="12pt" style:font-weight-complex="normal"/>
    </style:style>
    <style:style style:name="P43" style:family="paragraph" style:parent-style-name="Preformatted_20_Text">
      <style:text-properties style:font-name="Liberation Sans" fo:font-size="12pt" style:text-underline-style="none" fo:font-weight="normal" officeooo:rsid="0010974c" officeooo:paragraph-rsid="0051d040" style:font-size-asian="12pt" style:font-weight-asian="normal" style:font-size-complex="12pt" style:font-weight-complex="normal"/>
    </style:style>
    <style:style style:name="P44" style:family="paragraph" style:parent-style-name="Preformatted_20_Text">
      <style:text-properties style:font-name="Liberation Sans" fo:font-size="12pt" style:text-underline-style="none" fo:font-weight="normal" officeooo:rsid="0010974c" officeooo:paragraph-rsid="005420ef" style:font-size-asian="12pt" style:font-weight-asian="normal" style:font-size-complex="12pt" style:font-weight-complex="normal"/>
    </style:style>
    <style:style style:name="P45" style:family="paragraph" style:parent-style-name="Preformatted_20_Text">
      <style:text-properties style:font-name="Liberation Sans" fo:font-size="12pt" style:text-underline-style="none" fo:font-weight="normal" officeooo:rsid="0010974c" officeooo:paragraph-rsid="00587f7c" style:font-size-asian="12pt" style:font-weight-asian="normal" style:font-size-complex="12pt" style:font-weight-complex="normal"/>
    </style:style>
    <style:style style:name="P46" style:family="paragraph" style:parent-style-name="Preformatted_20_Text">
      <style:text-properties style:font-name="Liberation Sans" fo:font-size="12pt" style:text-underline-style="none" fo:font-weight="normal" officeooo:rsid="0010974c" officeooo:paragraph-rsid="005be634" style:font-size-asian="12pt" style:font-weight-asian="normal" style:font-size-complex="12pt" style:font-weight-complex="normal"/>
    </style:style>
    <style:style style:name="P47" style:family="paragraph" style:parent-style-name="Preformatted_20_Text">
      <style:text-properties style:font-name="Liberation Sans" fo:font-size="12pt" style:text-underline-style="none" fo:font-weight="normal" officeooo:rsid="0010974c" officeooo:paragraph-rsid="0077e585" style:font-size-asian="12pt" style:font-weight-asian="normal" style:font-size-complex="12pt" style:font-weight-complex="normal"/>
    </style:style>
    <style:style style:name="P48" style:family="paragraph" style:parent-style-name="Preformatted_20_Text">
      <style:text-properties style:font-name="Liberation Sans" fo:font-size="12pt" style:text-underline-style="none" fo:font-weight="normal" officeooo:rsid="00210c79" officeooo:paragraph-rsid="00210c79" style:font-size-asian="12pt" style:font-weight-asian="normal" style:font-size-complex="12pt" style:font-weight-complex="normal"/>
    </style:style>
    <style:style style:name="P49" style:family="paragraph" style:parent-style-name="Preformatted_20_Text">
      <style:text-properties style:font-name="Liberation Sans" fo:font-size="12pt" style:text-underline-style="none" fo:font-weight="normal" officeooo:rsid="00210c79" officeooo:paragraph-rsid="0051d040" style:font-size-asian="12pt" style:font-weight-asian="normal" style:font-size-complex="12pt" style:font-weight-complex="normal"/>
    </style:style>
    <style:style style:name="P50" style:family="paragraph" style:parent-style-name="Preformatted_20_Text">
      <style:text-properties style:font-name="Liberation Sans" fo:font-size="12pt" style:text-underline-style="none" fo:font-weight="normal" officeooo:rsid="00210c79" officeooo:paragraph-rsid="00587f7c" style:font-size-asian="12pt" style:font-weight-asian="normal" style:font-size-complex="12pt" style:font-weight-complex="normal"/>
    </style:style>
    <style:style style:name="P51" style:family="paragraph" style:parent-style-name="Preformatted_20_Text">
      <style:text-properties style:font-name="Liberation Sans" fo:font-size="12pt" style:text-underline-style="none" fo:font-weight="normal" officeooo:rsid="00210c79" officeooo:paragraph-rsid="005be634" style:font-size-asian="12pt" style:font-weight-asian="normal" style:font-size-complex="12pt" style:font-weight-complex="normal"/>
    </style:style>
    <style:style style:name="P52" style:family="paragraph" style:parent-style-name="Preformatted_20_Text">
      <style:text-properties style:font-name="Liberation Sans" fo:font-size="12pt" style:text-underline-style="none" fo:font-weight="normal" officeooo:rsid="00210c79" officeooo:paragraph-rsid="0041e9e8" style:font-size-asian="12pt" style:font-weight-asian="normal" style:font-size-complex="12pt" style:font-weight-complex="normal"/>
    </style:style>
    <style:style style:name="P53" style:family="paragraph" style:parent-style-name="Preformatted_20_Text">
      <style:text-properties style:font-name="Liberation Sans" fo:font-size="12pt" style:text-underline-style="none" fo:font-weight="normal" officeooo:rsid="00210c79" officeooo:paragraph-rsid="00602afa" style:font-size-asian="12pt" style:font-weight-asian="normal" style:font-size-complex="12pt" style:font-weight-complex="normal"/>
    </style:style>
    <style:style style:name="P54" style:family="paragraph" style:parent-style-name="Preformatted_20_Text">
      <style:text-properties style:font-name="Liberation Sans" fo:font-size="12pt" style:text-underline-style="none" fo:font-weight="normal" officeooo:rsid="00210c79" officeooo:paragraph-rsid="003b5584" style:font-size-asian="12pt" style:font-weight-asian="normal" style:font-size-complex="12pt" style:font-weight-complex="normal"/>
    </style:style>
    <style:style style:name="P55" style:family="paragraph" style:parent-style-name="Preformatted_20_Text">
      <style:text-properties style:font-name="Liberation Sans" fo:font-size="12pt" style:text-underline-style="none" fo:font-weight="normal" officeooo:rsid="00210c79" officeooo:paragraph-rsid="0062d5b7" style:font-size-asian="12pt" style:font-weight-asian="normal" style:font-size-complex="12pt" style:font-weight-complex="normal"/>
    </style:style>
    <style:style style:name="P56" style:family="paragraph" style:parent-style-name="Preformatted_20_Text">
      <style:text-properties style:font-name="Liberation Sans" fo:font-size="12pt" style:text-underline-style="none" fo:font-weight="normal" officeooo:rsid="001d8e22" officeooo:paragraph-rsid="00139432" style:font-size-asian="12pt" style:font-weight-asian="normal" style:font-size-complex="12pt" style:font-weight-complex="normal"/>
    </style:style>
    <style:style style:name="P57" style:family="paragraph" style:parent-style-name="Preformatted_20_Text">
      <style:text-properties style:font-name="Liberation Sans" fo:font-size="12pt" style:text-underline-style="none" fo:font-weight="normal" officeooo:rsid="0015a44c" officeooo:paragraph-rsid="005be634" style:font-size-asian="12pt" style:font-weight-asian="normal" style:font-size-complex="12pt" style:font-weight-complex="normal"/>
    </style:style>
    <style:style style:name="P58" style:family="paragraph" style:parent-style-name="Preformatted_20_Text">
      <style:text-properties style:font-name="Liberation Sans" fo:font-size="12pt" style:text-underline-style="none" fo:font-weight="normal" officeooo:rsid="00168b43" officeooo:paragraph-rsid="005be634" style:font-size-asian="12pt" style:font-weight-asian="normal" style:font-size-complex="12pt" style:font-weight-complex="normal"/>
    </style:style>
    <style:style style:name="P59" style:family="paragraph" style:parent-style-name="Preformatted_20_Text">
      <style:text-properties style:font-name="Liberation Sans" fo:font-size="12pt" style:text-underline-style="none" fo:font-weight="normal" officeooo:rsid="0025de1b" officeooo:paragraph-rsid="006e20b0" style:font-size-asian="12pt" style:font-weight-asian="normal" style:font-size-complex="12pt" style:font-weight-complex="normal"/>
    </style:style>
    <style:style style:name="P60" style:family="paragraph" style:parent-style-name="Preformatted_20_Text">
      <style:text-properties style:font-name="Liberation Sans" fo:font-size="12pt" style:text-underline-style="none" fo:font-weight="normal" officeooo:rsid="0025de1b" officeooo:paragraph-rsid="006ec54a" style:font-size-asian="12pt" style:font-weight-asian="normal" style:font-size-complex="12pt" style:font-weight-complex="normal"/>
    </style:style>
    <style:style style:name="P61" style:family="paragraph" style:parent-style-name="Preformatted_20_Text">
      <style:text-properties style:font-name="Liberation Sans" fo:font-size="12pt" style:text-underline-style="none" fo:font-weight="normal" officeooo:rsid="0025de1b" officeooo:paragraph-rsid="00709b9d" style:font-size-asian="12pt" style:font-weight-asian="normal" style:font-size-complex="12pt" style:font-weight-complex="normal"/>
    </style:style>
    <style:style style:name="P62" style:family="paragraph" style:parent-style-name="Preformatted_20_Text">
      <style:text-properties style:font-name="Liberation Sans" fo:font-size="12pt" style:text-underline-style="none" fo:font-weight="normal" officeooo:rsid="00709b9d" officeooo:paragraph-rsid="00709b9d" style:font-size-asian="12pt" style:font-weight-asian="normal" style:font-size-complex="12pt" style:font-weight-complex="normal"/>
    </style:style>
    <style:style style:name="P63" style:family="paragraph" style:parent-style-name="Preformatted_20_Text">
      <style:text-properties style:font-name="Liberation Sans" fo:font-size="12pt" style:text-underline-style="none" fo:font-weight="normal" officeooo:rsid="00288c6b" officeooo:paragraph-rsid="007ede14" style:font-size-asian="12pt" style:font-weight-asian="normal" style:font-size-complex="12pt" style:font-weight-complex="normal"/>
    </style:style>
    <style:style style:name="P64" style:family="paragraph" style:parent-style-name="Preformatted_20_Text">
      <style:text-properties style:font-name="Liberation Sans" fo:font-size="12pt" style:text-underline-style="none" fo:font-weight="normal" officeooo:rsid="0029ecf2" officeooo:paragraph-rsid="007ede14" style:font-size-asian="12pt" style:font-weight-asian="normal" style:font-size-complex="12pt" style:font-weight-complex="normal"/>
    </style:style>
    <style:style style:name="P65" style:family="paragraph" style:parent-style-name="Preformatted_20_Text">
      <style:text-properties style:font-name="Liberation Sans" fo:font-size="12pt" style:text-underline-style="none" fo:font-weight="normal" officeooo:rsid="002b83d1" officeooo:paragraph-rsid="007ede14" style:font-size-asian="12pt" style:font-weight-asian="normal" style:font-size-complex="12pt" style:font-weight-complex="normal"/>
    </style:style>
    <style:style style:name="P66" style:family="paragraph" style:parent-style-name="Preformatted_20_Text">
      <style:text-properties style:font-name="Liberation Sans1" fo:font-size="12pt" style:text-underline-style="none" fo:font-weight="normal" officeooo:rsid="00168b43" officeooo:paragraph-rsid="00210c79" style:font-name-asian="Courier New" style:font-size-asian="12pt" style:font-weight-asian="normal" style:font-name-complex="Liberation Mono" style:font-size-complex="12pt" style:font-weight-complex="normal"/>
    </style:style>
    <style:style style:name="P67" style:family="paragraph" style:parent-style-name="Preformatted_20_Text">
      <style:text-properties style:font-name="Liberation Sans1" fo:font-size="12pt" style:text-underline-style="none" fo:font-weight="normal" officeooo:rsid="00168b43" officeooo:paragraph-rsid="003b5584" style:font-name-asian="Courier New" style:font-size-asian="12pt" style:font-weight-asian="normal" style:font-name-complex="Liberation Mono" style:font-size-complex="12pt" style:font-weight-complex="normal"/>
    </style:style>
    <style:style style:name="P68" style:family="paragraph" style:parent-style-name="Preformatted_20_Text">
      <style:text-properties style:font-name="Liberation Sans1" fo:font-size="12pt" style:text-underline-style="none" fo:font-weight="normal" officeooo:rsid="00168b43" officeooo:paragraph-rsid="0051d040" style:font-name-asian="Courier New" style:font-size-asian="12pt" style:font-weight-asian="normal" style:font-name-complex="Liberation Mono" style:font-size-complex="12pt" style:font-weight-complex="normal"/>
    </style:style>
    <style:style style:name="P69" style:family="paragraph" style:parent-style-name="Preformatted_20_Text">
      <style:text-properties style:font-name="Liberation Sans1" fo:font-size="12pt" style:text-underline-style="none" fo:font-weight="normal" officeooo:rsid="00168b43" officeooo:paragraph-rsid="00587f7c" style:font-name-asian="Courier New" style:font-size-asian="12pt" style:font-weight-asian="normal" style:font-name-complex="Liberation Mono" style:font-size-complex="12pt" style:font-weight-complex="normal"/>
    </style:style>
    <style:style style:name="P70" style:family="paragraph" style:parent-style-name="Preformatted_20_Text">
      <style:text-properties style:font-name="Liberation Sans1" fo:font-size="12pt" style:text-underline-style="none" fo:font-weight="normal" officeooo:rsid="00168b43" officeooo:paragraph-rsid="0059b924" style:font-name-asian="Courier New" style:font-size-asian="12pt" style:font-weight-asian="normal" style:font-name-complex="Liberation Mono" style:font-size-complex="12pt" style:font-weight-complex="normal"/>
    </style:style>
    <style:style style:name="P71" style:family="paragraph" style:parent-style-name="Preformatted_20_Text">
      <style:text-properties style:font-name="Liberation Sans1" fo:font-size="12pt" style:text-underline-style="none" fo:font-weight="normal" officeooo:rsid="00168b43" officeooo:paragraph-rsid="005be634" style:font-name-asian="Courier New" style:font-size-asian="12pt" style:font-weight-asian="normal" style:font-name-complex="Liberation Mono" style:font-size-complex="12pt" style:font-weight-complex="normal"/>
    </style:style>
    <style:style style:name="P72" style:family="paragraph" style:parent-style-name="Preformatted_20_Text">
      <style:text-properties style:font-name="Liberation Sans1" fo:font-size="12pt" style:text-underline-style="none" fo:font-weight="normal" officeooo:rsid="00210c79" officeooo:paragraph-rsid="0020b655" style:font-name-asian="Courier New" style:font-size-asian="12pt" style:font-weight-asian="normal" style:font-name-complex="Liberation Mono" style:font-size-complex="12pt" style:font-weight-complex="normal"/>
    </style:style>
    <style:style style:name="P73" style:family="paragraph" style:parent-style-name="Preformatted_20_Text">
      <style:text-properties style:font-name="Liberation Sans1" fo:font-size="12pt" style:text-underline-style="none" fo:font-weight="normal" officeooo:rsid="00210c79" officeooo:paragraph-rsid="003b5584" style:font-name-asian="Courier New" style:font-size-asian="12pt" style:font-weight-asian="normal" style:font-name-complex="Liberation Mono" style:font-size-complex="12pt" style:font-weight-complex="normal"/>
    </style:style>
    <style:style style:name="P74" style:family="paragraph" style:parent-style-name="Preformatted_20_Text">
      <style:text-properties style:font-name="Liberation Sans1" fo:font-size="12pt" style:text-underline-style="none" fo:font-weight="normal" officeooo:rsid="00210c79" officeooo:paragraph-rsid="0041e9e8" style:font-name-asian="Courier New" style:font-size-asian="12pt" style:font-weight-asian="normal" style:font-name-complex="Liberation Mono" style:font-size-complex="12pt" style:font-weight-complex="normal"/>
    </style:style>
    <style:style style:name="P75" style:family="paragraph" style:parent-style-name="Preformatted_20_Text">
      <style:text-properties style:font-name="Liberation Sans1" fo:font-size="12pt" style:text-underline-style="none" fo:font-weight="normal" officeooo:rsid="00210c79" officeooo:paragraph-rsid="0051d040" style:font-name-asian="Courier New" style:font-size-asian="12pt" style:font-weight-asian="normal" style:font-name-complex="Liberation Mono" style:font-size-complex="12pt" style:font-weight-complex="normal"/>
    </style:style>
    <style:style style:name="P76" style:family="paragraph" style:parent-style-name="Preformatted_20_Text">
      <style:text-properties style:font-name="Liberation Sans1" fo:font-size="12pt" style:text-underline-style="none" fo:font-weight="normal" officeooo:rsid="00210c79" officeooo:paragraph-rsid="00587f7c" style:font-name-asian="Courier New" style:font-size-asian="12pt" style:font-weight-asian="normal" style:font-name-complex="Liberation Mono" style:font-size-complex="12pt" style:font-weight-complex="normal"/>
    </style:style>
    <style:style style:name="P77" style:family="paragraph" style:parent-style-name="Preformatted_20_Text">
      <style:text-properties style:font-name="Liberation Sans1" fo:font-size="12pt" style:text-underline-style="none" fo:font-weight="normal" officeooo:rsid="00210c79" officeooo:paragraph-rsid="005be634" style:font-name-asian="Courier New" style:font-size-asian="12pt" style:font-weight-asian="normal" style:font-name-complex="Liberation Mono" style:font-size-complex="12pt" style:font-weight-complex="normal"/>
    </style:style>
    <style:style style:name="P78" style:family="paragraph" style:parent-style-name="Preformatted_20_Text">
      <style:text-properties style:font-name="Liberation Sans1" fo:font-size="12pt" style:text-underline-style="none" fo:font-weight="normal" officeooo:rsid="0059b924" officeooo:paragraph-rsid="0059b924" style:font-name-asian="Courier New" style:font-size-asian="12pt" style:font-weight-asian="normal" style:font-name-complex="Liberation Mono" style:font-size-complex="12pt" style:font-weight-complex="normal"/>
    </style:style>
    <style:style style:name="P79" style:family="paragraph" style:parent-style-name="Preformatted_20_Text">
      <style:text-properties style:font-name="Liberation Sans1" fo:font-size="12pt" style:text-underline-style="none" fo:font-weight="normal" officeooo:rsid="0068379f" officeooo:paragraph-rsid="0071cc83" style:font-name-asian="Courier New" style:font-size-asian="12pt" style:font-weight-asian="normal" style:font-name-complex="Liberation Mono" style:font-size-complex="12pt" style:font-weight-complex="normal"/>
    </style:style>
    <style:style style:name="P80" style:family="paragraph" style:parent-style-name="Preformatted_20_Text">
      <style:text-properties style:font-name="Liberation Sans1" fo:font-size="12pt" style:text-underline-style="none" fo:font-weight="normal" officeooo:rsid="00210c79" officeooo:paragraph-rsid="003b5584" style:font-size-asian="12pt" style:font-weight-asian="normal" style:font-size-complex="12pt" style:font-weight-complex="normal"/>
    </style:style>
    <style:style style:name="P81" style:family="paragraph" style:parent-style-name="Preformatted_20_Text">
      <style:text-properties style:font-name="Liberation Sans1" fo:font-size="12pt" style:text-underline-style="none" fo:font-weight="normal" officeooo:rsid="00210c79" officeooo:paragraph-rsid="0041e9e8" style:font-size-asian="12pt" style:font-weight-asian="normal" style:font-size-complex="12pt" style:font-weight-complex="normal"/>
    </style:style>
    <style:style style:name="P82" style:family="paragraph" style:parent-style-name="Preformatted_20_Text">
      <style:text-properties style:font-name="Liberation Sans1" fo:font-size="12pt" style:text-underline-style="none" fo:font-weight="normal" officeooo:rsid="00210c79" officeooo:paragraph-rsid="0051d040" style:font-size-asian="12pt" style:font-weight-asian="normal" style:font-size-complex="12pt" style:font-weight-complex="normal"/>
    </style:style>
    <style:style style:name="P83" style:family="paragraph" style:parent-style-name="Preformatted_20_Text">
      <style:text-properties style:font-name="Liberation Sans1" fo:font-size="12pt" style:text-underline-style="none" fo:font-weight="normal" officeooo:rsid="00210c79" officeooo:paragraph-rsid="00587f7c" style:font-size-asian="12pt" style:font-weight-asian="normal" style:font-size-complex="12pt" style:font-weight-complex="normal"/>
    </style:style>
    <style:style style:name="P84" style:family="paragraph" style:parent-style-name="Preformatted_20_Text">
      <style:text-properties style:font-name="Liberation Sans1" fo:font-size="12pt" style:text-underline-style="none" fo:font-weight="normal" officeooo:rsid="00210c79" officeooo:paragraph-rsid="005be634" style:font-size-asian="12pt" style:font-weight-asian="normal" style:font-size-complex="12pt" style:font-weight-complex="normal"/>
    </style:style>
    <style:style style:name="P85" style:family="paragraph" style:parent-style-name="Preformatted_20_Text">
      <style:text-properties style:font-name="Liberation Sans1" fo:font-size="12pt" style:text-underline-style="none" fo:font-weight="normal" officeooo:rsid="00168b43" officeooo:paragraph-rsid="0051d040" style:font-size-asian="12pt" style:font-weight-asian="normal" style:font-size-complex="12pt" style:font-weight-complex="normal"/>
    </style:style>
    <style:style style:name="P86" style:family="paragraph" style:parent-style-name="Preformatted_20_Text">
      <style:text-properties fo:color="#000066" style:font-name="Liberation Sans" fo:font-size="12pt" style:text-underline-style="none" fo:font-weight="bold" officeooo:rsid="0010974c" officeooo:paragraph-rsid="000ed22f" style:font-size-asian="12pt" style:font-weight-asian="bold" style:font-size-complex="12pt" style:font-weight-complex="bold"/>
    </style:style>
    <style:style style:name="P87" style:family="paragraph" style:parent-style-name="Preformatted_20_Text">
      <style:text-properties fo:color="#000066" style:font-name="Liberation Sans" fo:font-size="12pt" style:text-underline-style="none" fo:font-weight="bold" officeooo:rsid="0010974c" officeooo:paragraph-rsid="0010974c" style:font-size-asian="12pt" style:font-weight-asian="bold" style:font-size-complex="12pt" style:font-weight-complex="bold"/>
    </style:style>
    <style:style style:name="P88" style:family="paragraph" style:parent-style-name="Preformatted_20_Text">
      <style:text-properties fo:color="#000066" style:font-name="Liberation Sans" fo:font-size="12pt" style:text-underline-style="none" fo:font-weight="bold" officeooo:rsid="0010974c" officeooo:paragraph-rsid="0041e9e8" style:font-size-asian="12pt" style:font-weight-asian="bold" style:font-size-complex="12pt" style:font-weight-complex="bold"/>
    </style:style>
    <style:style style:name="P89" style:family="paragraph" style:parent-style-name="Preformatted_20_Text">
      <style:text-properties fo:color="#000066" style:font-name="Liberation Sans" fo:font-size="12pt" style:text-underline-style="none" fo:font-weight="bold" officeooo:rsid="00139432" officeooo:paragraph-rsid="00139432" style:font-size-asian="12pt" style:font-weight-asian="bold" style:font-size-complex="12pt" style:font-weight-complex="bold"/>
    </style:style>
    <style:style style:name="P90" style:family="paragraph" style:parent-style-name="Preformatted_20_Text">
      <style:text-properties fo:color="#000066" style:font-name="Liberation Sans" fo:font-size="12pt" style:text-underline-style="none" fo:font-weight="bold" officeooo:rsid="00139432" officeooo:paragraph-rsid="0039d903" style:font-size-asian="12pt" style:font-weight-asian="bold" style:font-size-complex="12pt" style:font-weight-complex="bold"/>
    </style:style>
    <style:style style:name="P91" style:family="paragraph" style:parent-style-name="Preformatted_20_Text">
      <style:text-properties fo:color="#000066" style:font-name="Liberation Sans" fo:font-size="12pt" style:text-underline-style="none" fo:font-weight="bold" officeooo:rsid="00139432" officeooo:paragraph-rsid="007ede14" style:font-size-asian="12pt" style:font-weight-asian="bold" style:font-size-complex="12pt" style:font-weight-complex="bold"/>
    </style:style>
    <style:style style:name="P92" style:family="paragraph" style:parent-style-name="Preformatted_20_Text">
      <style:text-properties fo:color="#000066" style:font-name="Liberation Sans" fo:font-size="12pt" style:text-underline-style="none" fo:font-weight="bold" officeooo:rsid="00156211" officeooo:paragraph-rsid="00156211" style:font-size-asian="12pt" style:font-weight-asian="bold" style:font-size-complex="12pt" style:font-weight-complex="bold"/>
    </style:style>
    <style:style style:name="P93" style:family="paragraph" style:parent-style-name="Preformatted_20_Text">
      <style:text-properties fo:color="#000066" style:font-name="Liberation Sans" fo:font-size="12pt" style:text-underline-style="none" fo:font-weight="bold" officeooo:rsid="00156211" officeooo:paragraph-rsid="0031c14b" style:font-size-asian="12pt" style:font-weight-asian="bold" style:font-size-complex="12pt" style:font-weight-complex="bold"/>
    </style:style>
    <style:style style:name="P94" style:family="paragraph" style:parent-style-name="Preformatted_20_Text">
      <style:text-properties fo:color="#000066" style:font-name="Liberation Sans" fo:font-size="12pt" style:text-underline-style="none" fo:font-weight="bold" officeooo:rsid="0032d5b8" officeooo:paragraph-rsid="0032d5b8" style:font-size-asian="12pt" style:font-weight-asian="bold" style:font-size-complex="12pt" style:font-weight-complex="bold"/>
    </style:style>
    <style:style style:name="P95" style:family="paragraph" style:parent-style-name="Preformatted_20_Text">
      <style:text-properties fo:color="#000066" style:font-name="Liberation Sans" fo:font-size="12pt" style:text-underline-style="none" fo:font-weight="bold" officeooo:rsid="0034b2af" officeooo:paragraph-rsid="0034b2af" style:font-size-asian="12pt" style:font-weight-asian="bold" style:font-size-complex="12pt" style:font-weight-complex="bold"/>
    </style:style>
    <style:style style:name="P96" style:family="paragraph" style:parent-style-name="Preformatted_20_Text">
      <style:text-properties fo:color="#000066" style:font-name="Liberation Sans" fo:font-size="12pt" style:text-underline-style="none" fo:font-weight="bold" officeooo:rsid="0034b2af" officeooo:paragraph-rsid="003683c3" style:font-size-asian="12pt" style:font-weight-asian="bold" style:font-size-complex="12pt" style:font-weight-complex="bold"/>
    </style:style>
    <style:style style:name="P97" style:family="paragraph" style:parent-style-name="Preformatted_20_Text">
      <style:text-properties fo:color="#000066" style:font-name="Liberation Sans" fo:font-size="12pt" style:text-underline-style="none" fo:font-weight="bold" officeooo:rsid="0034b2af" officeooo:paragraph-rsid="0037258e" style:font-size-asian="12pt" style:font-weight-asian="bold" style:font-size-complex="12pt" style:font-weight-complex="bold"/>
    </style:style>
    <style:style style:name="P98" style:family="paragraph" style:parent-style-name="Preformatted_20_Text">
      <style:text-properties fo:color="#000066" style:font-name="Liberation Sans" fo:font-size="12pt" style:text-underline-style="none" fo:font-weight="bold" officeooo:rsid="0034b2af" officeooo:paragraph-rsid="0037b5db" style:font-size-asian="12pt" style:font-weight-asian="bold" style:font-size-complex="12pt" style:font-weight-complex="bold"/>
    </style:style>
    <style:style style:name="P99" style:family="paragraph" style:parent-style-name="Preformatted_20_Text">
      <style:text-properties fo:color="#000066" style:font-name="Liberation Sans" fo:font-size="12pt" style:text-underline-style="none" fo:font-weight="bold" officeooo:rsid="0034b2af" officeooo:paragraph-rsid="0039d903" style:font-size-asian="12pt" style:font-weight-asian="bold" style:font-size-complex="12pt" style:font-weight-complex="bold"/>
    </style:style>
    <style:style style:name="P100" style:family="paragraph" style:parent-style-name="Preformatted_20_Text">
      <style:text-properties fo:color="#000066" style:font-name="Liberation Sans" fo:font-size="12pt" style:text-underline-style="none" fo:font-weight="bold" officeooo:rsid="00389b2f" officeooo:paragraph-rsid="00389b2f" style:font-size-asian="12pt" style:font-weight-asian="bold" style:font-size-complex="12pt" style:font-weight-complex="bold"/>
    </style:style>
    <style:style style:name="P101" style:family="paragraph" style:parent-style-name="Preformatted_20_Text">
      <style:text-properties fo:color="#000066" style:font-name="Liberation Sans" fo:font-size="12pt" style:text-underline-style="none" fo:font-weight="bold" officeooo:rsid="00389b2f" officeooo:paragraph-rsid="0040463b" style:font-size-asian="12pt" style:font-weight-asian="bold" style:font-size-complex="12pt" style:font-weight-complex="bold"/>
    </style:style>
    <style:style style:name="P102" style:family="paragraph" style:parent-style-name="Preformatted_20_Text">
      <style:text-properties fo:color="#000066" style:font-name="Liberation Sans" fo:font-size="12pt" style:text-underline-style="none" fo:font-weight="bold" officeooo:rsid="00389b2f" officeooo:paragraph-rsid="00436d60" style:font-size-asian="12pt" style:font-weight-asian="bold" style:font-size-complex="12pt" style:font-weight-complex="bold"/>
    </style:style>
    <style:style style:name="P103" style:family="paragraph" style:parent-style-name="Preformatted_20_Text">
      <style:text-properties fo:color="#000066" style:font-name="Liberation Sans" fo:font-size="12pt" style:text-underline-style="none" fo:font-weight="bold" officeooo:rsid="00389b2f" officeooo:paragraph-rsid="0043fcaf" style:font-size-asian="12pt" style:font-weight-asian="bold" style:font-size-complex="12pt" style:font-weight-complex="bold"/>
    </style:style>
    <style:style style:name="P104" style:family="paragraph" style:parent-style-name="Preformatted_20_Text">
      <style:text-properties fo:color="#000066" style:font-name="Liberation Sans" fo:font-size="12pt" style:text-underline-style="none" fo:font-weight="bold" officeooo:rsid="00389b2f" officeooo:paragraph-rsid="0039d903" style:font-size-asian="12pt" style:font-weight-asian="bold" style:font-size-complex="12pt" style:font-weight-complex="bold"/>
    </style:style>
    <style:style style:name="P105" style:family="paragraph" style:parent-style-name="Preformatted_20_Text">
      <style:text-properties fo:color="#000066" style:font-name="Liberation Sans" fo:font-size="12pt" style:text-underline-style="none" fo:font-weight="bold" officeooo:rsid="003ff0c4" officeooo:paragraph-rsid="003ff0c4" style:font-size-asian="12pt" style:font-weight-asian="bold" style:font-size-complex="12pt" style:font-weight-complex="bold"/>
    </style:style>
    <style:style style:name="P106" style:family="paragraph" style:parent-style-name="Preformatted_20_Text">
      <style:text-properties fo:color="#000066" style:font-name="Liberation Sans" fo:font-size="12pt" style:text-underline-style="none" fo:font-weight="bold" officeooo:rsid="002842ab" officeooo:paragraph-rsid="002842ab" style:font-size-asian="12pt" style:font-weight-asian="bold" style:font-size-complex="12pt" style:font-weight-complex="bold"/>
    </style:style>
    <style:style style:name="P107" style:family="paragraph" style:parent-style-name="Preformatted_20_Text">
      <style:text-properties fo:color="#000066" style:font-name="Liberation Sans" fo:font-size="12pt" style:text-underline-style="none" fo:font-weight="bold" officeooo:rsid="002842ab" officeooo:paragraph-rsid="00442123" style:font-size-asian="12pt" style:font-weight-asian="bold" style:font-size-complex="12pt" style:font-weight-complex="bold"/>
    </style:style>
    <style:style style:name="P108" style:family="paragraph" style:parent-style-name="Preformatted_20_Text">
      <style:text-properties fo:color="#000066" style:font-name="Liberation Sans" fo:font-size="12pt" style:text-underline-style="none" fo:font-weight="bold" officeooo:rsid="002842ab" officeooo:paragraph-rsid="004c688d" style:font-size-asian="12pt" style:font-weight-asian="bold" style:font-size-complex="12pt" style:font-weight-complex="bold"/>
    </style:style>
    <style:style style:name="P109" style:family="paragraph" style:parent-style-name="Preformatted_20_Text">
      <style:text-properties fo:color="#000066" style:font-name="Liberation Sans" fo:font-size="12pt" style:text-underline-style="none" fo:font-weight="bold" officeooo:rsid="0030251b" officeooo:paragraph-rsid="004be570" style:font-size-asian="12pt" style:font-weight-asian="bold" style:font-size-complex="12pt" style:font-weight-complex="bold"/>
    </style:style>
    <style:style style:name="P110" style:family="paragraph" style:parent-style-name="Preformatted_20_Text">
      <style:text-properties fo:color="#000066" style:font-name="Liberation Sans" fo:font-size="12pt" style:text-underline-style="none" fo:font-weight="bold" officeooo:rsid="001cf259" officeooo:paragraph-rsid="004be570" style:font-size-asian="12pt" style:font-weight-asian="bold" style:font-size-complex="12pt" style:font-weight-complex="bold"/>
    </style:style>
    <style:style style:name="P111" style:family="paragraph" style:parent-style-name="Preformatted_20_Text">
      <style:text-properties fo:color="#000066" style:font-name="Liberation Sans" fo:font-size="12pt" style:text-underline-style="none" fo:font-weight="bold" officeooo:rsid="002bcfa6" officeooo:paragraph-rsid="002bcfa6" style:font-size-asian="12pt" style:font-weight-asian="bold" style:font-size-complex="12pt" style:font-weight-complex="bold"/>
    </style:style>
    <style:style style:name="P112" style:family="paragraph" style:parent-style-name="Preformatted_20_Text">
      <style:text-properties fo:color="#000066" style:font-name="Liberation Sans" fo:font-size="12pt" style:text-underline-style="none" fo:font-weight="bold" officeooo:rsid="007c4657" officeooo:paragraph-rsid="007c4657" style:font-size-asian="12pt" style:font-weight-asian="bold" style:font-size-complex="12pt" style:font-weight-complex="bold"/>
    </style:style>
    <style:style style:name="P113" style:family="paragraph" style:parent-style-name="Preformatted_20_Text">
      <style:text-properties fo:color="#000066" style:font-name="Liberation Sans" fo:font-size="12pt" style:text-underline-style="none" fo:font-weight="bold" officeooo:rsid="007ede14" officeooo:paragraph-rsid="007ede14" style:font-size-asian="12pt" style:font-weight-asian="bold" style:font-size-complex="12pt" style:font-weight-complex="bold"/>
    </style:style>
    <style:style style:name="P114" style:family="paragraph" style:parent-style-name="Preformatted_20_Text">
      <style:text-properties fo:color="#000066" style:font-name="Liberation Sans" fo:font-size="12pt" style:text-underline-style="none" fo:font-weight="normal" officeooo:rsid="0010974c" officeooo:paragraph-rsid="0077e585" style:font-size-asian="12pt" style:font-weight-asian="normal" style:font-size-complex="12pt" style:font-weight-complex="normal"/>
    </style:style>
    <style:style style:name="P115" style:family="paragraph" style:parent-style-name="Preformatted_20_Text">
      <style:text-properties fo:color="#000066" style:font-name="Liberation Sans" fo:font-size="13pt" style:text-underline-style="none" fo:font-weight="bold" officeooo:rsid="00139432" officeooo:paragraph-rsid="00139432" style:font-size-asian="13pt" style:font-weight-asian="bold" style:font-size-complex="13pt" style:font-weight-complex="bold"/>
    </style:style>
    <style:style style:name="P116" style:family="paragraph" style:parent-style-name="Preformatted_20_Text">
      <style:text-properties fo:color="#000066" style:font-name="Liberation Sans" fo:font-size="13pt" style:text-underline-style="none" fo:font-weight="bold" officeooo:rsid="00139432" officeooo:paragraph-rsid="007ede14" style:font-size-asian="13pt" style:font-weight-asian="bold" style:font-size-complex="13pt" style:font-weight-complex="bold"/>
    </style:style>
    <style:style style:name="P117" style:family="paragraph" style:parent-style-name="Preformatted_20_Text">
      <style:text-properties fo:color="#000066" style:font-name="Liberation Sans1" fo:font-size="12pt" style:text-underline-style="none" fo:font-weight="normal" officeooo:rsid="00168b43" officeooo:paragraph-rsid="0041e9e8" style:font-name-asian="Courier New" style:font-size-asian="12pt" style:font-weight-asian="normal" style:font-name-complex="Liberation Mono" style:font-size-complex="12pt" style:font-weight-complex="normal"/>
    </style:style>
    <style:style style:name="P118" style:family="paragraph" style:parent-style-name="Preformatted_20_Text">
      <style:text-properties fo:color="#000000" style:font-name="Liberation Sans" fo:font-size="12pt" style:text-underline-style="none" fo:font-weight="normal" officeooo:rsid="003068c6" officeooo:paragraph-rsid="003068c6" style:font-size-asian="12pt" style:font-weight-asian="normal" style:font-size-complex="12pt" style:font-weight-complex="normal"/>
    </style:style>
    <style:style style:name="P119" style:family="paragraph" style:parent-style-name="Preformatted_20_Text">
      <style:text-properties fo:color="#000000" style:font-name="Liberation Sans" fo:font-size="12pt" style:text-underline-style="none" fo:font-weight="normal" officeooo:rsid="00310cc4" officeooo:paragraph-rsid="00139432" style:font-size-asian="12pt" style:font-weight-asian="normal" style:font-size-complex="12pt" style:font-weight-complex="normal"/>
    </style:style>
    <style:style style:name="P120" style:family="paragraph" style:parent-style-name="Preformatted_20_Text">
      <style:text-properties fo:color="#000000" style:font-name="Liberation Sans" fo:font-size="12pt" style:text-underline-style="none" fo:font-weight="normal" officeooo:rsid="00442123" officeooo:paragraph-rsid="00442123" style:font-size-asian="12pt" style:font-weight-asian="normal" style:font-size-complex="12pt" style:font-weight-complex="normal"/>
    </style:style>
    <style:style style:name="P121" style:family="paragraph" style:parent-style-name="Preformatted_20_Text">
      <style:text-properties fo:color="#000000" style:font-name="Liberation Sans" fo:font-size="12pt" style:text-underline-style="none" fo:font-weight="normal" officeooo:rsid="0043fcaf" officeooo:paragraph-rsid="00442123" style:font-size-asian="12pt" style:font-weight-asian="normal" style:font-size-complex="12pt" style:font-weight-complex="normal"/>
    </style:style>
    <style:style style:name="P122" style:family="paragraph" style:parent-style-name="Preformatted_20_Text">
      <style:text-properties fo:color="#000000" style:font-name="Liberation Sans" fo:font-size="12pt" style:text-underline-style="none" fo:font-weight="normal" officeooo:rsid="0043fcaf" officeooo:paragraph-rsid="0043fcaf" style:font-size-asian="12pt" style:font-weight-asian="normal" style:font-size-complex="12pt" style:font-weight-complex="normal"/>
    </style:style>
    <style:style style:name="P123" style:family="paragraph" style:parent-style-name="Preformatted_20_Text">
      <style:text-properties fo:color="#000000" style:font-name="Liberation Sans" fo:font-size="12pt" style:text-underline-style="none" fo:font-weight="normal" officeooo:rsid="0043fcaf" officeooo:paragraph-rsid="004c688d" style:font-size-asian="12pt" style:font-weight-asian="normal" style:font-size-complex="12pt" style:font-weight-complex="normal"/>
    </style:style>
    <style:style style:name="P124" style:family="paragraph" style:parent-style-name="Preformatted_20_Text">
      <style:text-properties fo:color="#000000" style:font-name="Liberation Sans" fo:font-size="12pt" style:text-underline-style="none" fo:font-weight="normal" officeooo:rsid="0034b2af" officeooo:paragraph-rsid="0034b2af" style:font-size-asian="12pt" style:font-weight-asian="normal" style:font-size-complex="12pt" style:font-weight-complex="normal"/>
    </style:style>
    <style:style style:name="P125" style:family="paragraph" style:parent-style-name="Preformatted_20_Text">
      <style:text-properties fo:color="#000000" style:font-name="Liberation Sans" fo:font-size="12pt" style:text-underline-style="none" fo:font-weight="normal" officeooo:rsid="00389b2f" officeooo:paragraph-rsid="00389b2f" style:font-size-asian="12pt" style:font-weight-asian="normal" style:font-size-complex="12pt" style:font-weight-complex="normal"/>
    </style:style>
    <style:style style:name="P126" style:family="paragraph" style:parent-style-name="Preformatted_20_Text">
      <style:text-properties fo:color="#000000" style:font-name="Liberation Sans" fo:font-size="12pt" style:text-underline-style="none" fo:font-weight="normal" officeooo:rsid="0040463b" officeooo:paragraph-rsid="0040463b" style:font-size-asian="12pt" style:font-weight-asian="normal" style:font-size-complex="12pt" style:font-weight-complex="normal"/>
    </style:style>
    <style:style style:name="P127" style:family="paragraph" style:parent-style-name="Preformatted_20_Text">
      <style:text-properties fo:color="#000000" style:font-name="Liberation Sans" fo:font-size="12pt" style:text-underline-style="none" fo:font-weight="normal" officeooo:rsid="00436d60" officeooo:paragraph-rsid="00436d60" style:font-size-asian="12pt" style:font-weight-asian="normal" style:font-size-complex="12pt" style:font-weight-complex="normal"/>
    </style:style>
    <style:style style:name="P128" style:family="paragraph" style:parent-style-name="Preformatted_20_Text">
      <style:text-properties fo:color="#000000" style:font-name="Liberation Sans" fo:font-size="12pt" style:text-underline-style="none" fo:font-weight="normal" officeooo:rsid="0039d903" officeooo:paragraph-rsid="0039d903" style:font-size-asian="12pt" style:font-weight-asian="normal" style:font-size-complex="12pt" style:font-weight-complex="normal"/>
    </style:style>
    <style:style style:name="P129" style:family="paragraph" style:parent-style-name="Preformatted_20_Text">
      <style:text-properties fo:color="#000000" style:font-name="Liberation Sans" fo:font-size="12pt" style:text-underline-style="none" fo:font-weight="normal" officeooo:rsid="004c688d" officeooo:paragraph-rsid="004c688d" style:font-size-asian="12pt" style:font-weight-asian="normal" style:font-size-complex="12pt" style:font-weight-complex="normal"/>
    </style:style>
    <style:style style:name="P130" style:family="paragraph" style:parent-style-name="Preformatted_20_Text">
      <style:text-properties fo:color="#000000" style:font-name="Liberation Sans" fo:font-size="12pt" style:text-underline-style="none" fo:font-weight="normal" officeooo:rsid="003ff0c4" officeooo:paragraph-rsid="003ff0c4" style:font-size-asian="12pt" style:font-weight-asian="normal" style:font-size-complex="12pt" style:font-weight-complex="normal"/>
    </style:style>
    <style:style style:name="P131" style:family="paragraph" style:parent-style-name="Preformatted_20_Text">
      <style:text-properties fo:color="#000000" style:font-name="Liberation Sans" fo:font-size="12pt" style:text-underline-style="none" fo:font-weight="normal" officeooo:rsid="007b4257" officeooo:paragraph-rsid="0079bdff" style:font-size-asian="12pt" style:font-weight-asian="normal" style:font-size-complex="12pt" style:font-weight-complex="normal"/>
    </style:style>
    <style:style style:name="P132" style:family="paragraph" style:parent-style-name="Preformatted_20_Text">
      <style:text-properties fo:color="#000000" style:font-name="Liberation Sans" fo:font-size="12pt" style:text-underline-style="none" fo:font-weight="normal" officeooo:rsid="007ede14" officeooo:paragraph-rsid="007ede14" style:font-size-asian="12pt" style:font-weight-asian="normal" style:font-size-complex="12pt" style:font-weight-complex="normal"/>
    </style:style>
    <style:style style:name="P133" style:family="paragraph" style:parent-style-name="Preformatted_20_Text">
      <style:text-properties fo:color="#000000" style:font-name="Liberation Sans" fo:font-size="12pt" style:text-underline-style="none" fo:font-weight="bold" officeooo:rsid="00442123" officeooo:paragraph-rsid="002842ab" style:font-size-asian="12pt" style:font-weight-asian="bold" style:font-size-complex="12pt" style:font-weight-complex="bold"/>
    </style:style>
    <style:style style:name="P134" style:family="paragraph" style:parent-style-name="Preformatted_20_Text">
      <style:text-properties fo:color="#000000" style:font-name="Liberation Sans" fo:font-size="12pt" style:text-underline-style="none" fo:font-weight="bold" officeooo:rsid="00442123" officeooo:paragraph-rsid="00442123" style:font-size-asian="12pt" style:font-weight-asian="bold" style:font-size-complex="12pt" style:font-weight-complex="bold"/>
    </style:style>
    <style:style style:name="P135" style:family="paragraph" style:parent-style-name="Preformatted_20_Text">
      <style:text-properties fo:color="#000000" style:font-name="Liberation Sans" fo:font-size="12pt" style:text-underline-style="none" fo:font-weight="bold" officeooo:rsid="00442123" officeooo:paragraph-rsid="004c688d" style:font-size-asian="12pt" style:font-weight-asian="bold" style:font-size-complex="12pt" style:font-weight-complex="bold"/>
    </style:style>
    <style:style style:name="P136" style:family="paragraph" style:parent-style-name="Preformatted_20_Text">
      <style:text-properties fo:color="#000000" style:font-name="Liberation Sans" fo:font-size="12pt" style:text-underline-style="none" fo:font-weight="bold" officeooo:rsid="0043fcaf" officeooo:paragraph-rsid="002842ab" style:font-size-asian="12pt" style:font-weight-asian="bold" style:font-size-complex="12pt" style:font-weight-complex="bold"/>
    </style:style>
    <style:style style:name="P137" style:family="paragraph" style:parent-style-name="Preformatted_20_Text">
      <style:text-properties fo:color="#000000" style:font-name="Liberation Sans" fo:font-size="12pt" style:text-underline-style="none" fo:font-weight="bold" officeooo:rsid="0043fcaf" officeooo:paragraph-rsid="00442123" style:font-size-asian="12pt" style:font-weight-asian="bold" style:font-size-complex="12pt" style:font-weight-complex="bold"/>
    </style:style>
    <style:style style:name="P138" style:family="paragraph" style:parent-style-name="Preformatted_20_Text">
      <style:text-properties fo:color="#000000" style:font-name="Liberation Sans" fo:font-size="12pt" style:text-underline-style="none" fo:font-weight="bold" officeooo:rsid="0043fcaf" officeooo:paragraph-rsid="004c688d" style:font-size-asian="12pt" style:font-weight-asian="bold" style:font-size-complex="12pt" style:font-weight-complex="bold"/>
    </style:style>
    <style:style style:name="P139" style:family="paragraph" style:parent-style-name="Preformatted_20_Text">
      <style:text-properties fo:color="#000000" style:font-name="Liberation Sans" fo:font-size="12pt" style:text-underline-style="none" fo:font-weight="bold" officeooo:rsid="007c4657" officeooo:paragraph-rsid="007c4657" style:font-size-asian="12pt" style:font-weight-asian="bold" style:font-size-complex="12pt" style:font-weight-complex="bold"/>
    </style:style>
    <style:style style:name="P140" style:family="paragraph" style:parent-style-name="Preformatted_20_Text">
      <style:text-properties fo:color="#000000" style:font-name="Liberation Sans" fo:font-size="12pt" style:text-underline-style="none" fo:font-weight="bold" officeooo:rsid="007ede14" officeooo:paragraph-rsid="007ede14" style:font-size-asian="12pt" style:font-weight-asian="bold" style:font-size-complex="12pt" style:font-weight-complex="bold"/>
    </style:style>
    <style:style style:name="P141" style:family="paragraph" style:parent-style-name="Preformatted_20_Text">
      <style:text-properties fo:color="#000000" style:font-name="Liberation Sans" fo:font-size="12pt" style:text-underline-style="solid" style:text-underline-width="auto" style:text-underline-color="font-color" fo:font-weight="bold" officeooo:rsid="00156211" officeooo:paragraph-rsid="00156211" style:font-size-asian="12pt" style:font-weight-asian="bold" style:font-size-complex="12pt" style:font-weight-complex="bold"/>
    </style:style>
    <style:style style:name="P142" style:family="paragraph" style:parent-style-name="Preformatted_20_Text">
      <style:text-properties fo:color="#000000" style:font-name="Liberation Sans" fo:font-size="12pt" style:text-underline-style="solid" style:text-underline-width="auto" style:text-underline-color="font-color" fo:font-weight="bold" officeooo:rsid="007ede14" officeooo:paragraph-rsid="007ede14" style:font-size-asian="12pt" style:font-weight-asian="bold" style:font-size-complex="12pt" style:font-weight-complex="bold"/>
    </style:style>
    <style:style style:name="P143" style:family="paragraph" style:parent-style-name="Preformatted_20_Text">
      <style:text-properties fo:color="#000000" style:font-name="Liberation Sans" fo:font-size="13pt" style:text-underline-style="solid" style:text-underline-width="auto" style:text-underline-color="font-color" fo:font-weight="bold" officeooo:rsid="00156211" officeooo:paragraph-rsid="00156211" style:font-size-asian="13pt" style:font-weight-asian="bold" style:font-size-complex="13pt" style:font-weight-complex="bold"/>
    </style:style>
    <style:style style:name="P144" style:family="paragraph" style:parent-style-name="Preformatted_20_Text">
      <style:text-properties fo:color="#000000" style:font-name="Liberation Sans1" fo:font-size="12pt" style:text-underline-style="none" fo:font-weight="normal" officeooo:rsid="005be634" officeooo:paragraph-rsid="00587f7c" style:font-name-asian="Courier New" style:font-size-asian="12pt" style:font-weight-asian="normal" style:font-name-complex="Liberation Mono" style:font-size-complex="12pt" style:font-weight-complex="normal"/>
    </style:style>
    <style:style style:name="P145" style:family="paragraph" style:parent-style-name="Preformatted_20_Text">
      <style:text-properties fo:color="#000000" style:font-name="Liberation Sans1" fo:font-size="12pt" style:text-underline-style="none" fo:font-weight="normal" officeooo:rsid="00602afa" officeooo:paragraph-rsid="0041e9e8" style:font-name-asian="Courier New" style:font-size-asian="12pt" style:font-weight-asian="normal" style:font-name-complex="Liberation Mono" style:font-size-complex="12pt" style:font-weight-complex="normal"/>
    </style:style>
    <style:style style:name="P146" style:family="paragraph" style:parent-style-name="Preformatted_20_Text">
      <style:paragraph-properties fo:text-align="start" style:justify-single-word="false"/>
      <style:text-properties officeooo:paragraph-rsid="005be634"/>
    </style:style>
    <style:style style:name="P147" style:family="paragraph" style:parent-style-name="Preformatted_20_Text">
      <style:text-properties officeooo:paragraph-rsid="005be634"/>
    </style:style>
    <style:style style:name="P148" style:family="paragraph" style:parent-style-name="Preformatted_20_Text">
      <style:text-properties officeooo:paragraph-rsid="0064ca98"/>
    </style:style>
    <style:style style:name="P149" style:family="paragraph" style:parent-style-name="Preformatted_20_Text">
      <style:text-properties officeooo:paragraph-rsid="007ede14"/>
    </style:style>
    <style:style style:name="P150" style:family="paragraph" style:parent-style-name="Standard">
      <style:text-properties fo:color="#000066" style:font-name="Liberation Sans" fo:font-size="12pt" style:text-underline-style="none" fo:font-weight="bold" officeooo:rsid="00389b2f" officeooo:paragraph-rsid="00389b2f" style:font-size-asian="12pt" style:font-weight-asian="bold" style:font-size-complex="12pt" style:font-weight-complex="bold"/>
    </style:style>
    <style:style style:name="P151" style:family="paragraph" style:parent-style-name="Standard">
      <style:text-properties fo:color="#000066" style:font-name="Liberation Sans" fo:font-size="12pt" style:text-underline-style="none" fo:font-weight="bold" officeooo:rsid="00389b2f" officeooo:paragraph-rsid="0043fcaf" style:font-size-asian="12pt" style:font-weight-asian="bold" style:font-size-complex="12pt" style:font-weight-complex="bold"/>
    </style:style>
    <style:style style:name="P152" style:family="paragraph" style:parent-style-name="Standard">
      <style:text-properties fo:color="#000066" style:font-name="Liberation Sans" fo:font-size="12pt" style:text-underline-style="none" fo:font-weight="bold" officeooo:rsid="003ff0c4" officeooo:paragraph-rsid="003ff0c4" style:font-size-asian="12pt" style:font-weight-asian="bold" style:font-size-complex="12pt" style:font-weight-complex="bold"/>
    </style:style>
    <style:style style:name="P153" style:family="paragraph" style:parent-style-name="Standard">
      <style:text-properties fo:color="#000066" style:font-name="Liberation Sans" fo:font-size="12pt" style:text-underline-style="none" fo:font-weight="bold" officeooo:rsid="00156211" officeooo:paragraph-rsid="0043fcaf" style:font-size-asian="12pt" style:font-weight-asian="bold" style:font-size-complex="12pt" style:font-weight-complex="bold"/>
    </style:style>
    <style:style style:name="P154" style:family="paragraph" style:parent-style-name="Standard">
      <style:text-properties fo:color="#000066" style:font-name="Liberation Sans" fo:font-size="12pt" style:text-underline-style="none" fo:font-weight="bold" officeooo:rsid="002842ab" officeooo:paragraph-rsid="00442123" style:font-size-asian="12pt" style:font-weight-asian="bold" style:font-size-complex="12pt" style:font-weight-complex="bold"/>
    </style:style>
    <style:style style:name="P155" style:family="paragraph" style:parent-style-name="Standard">
      <style:text-properties fo:color="#000066" style:font-name="Liberation Sans" fo:font-size="12pt" style:text-underline-style="none" fo:font-weight="bold" officeooo:rsid="002842ab" officeooo:paragraph-rsid="004c688d" style:font-size-asian="12pt" style:font-weight-asian="bold" style:font-size-complex="12pt" style:font-weight-complex="bold"/>
    </style:style>
    <style:style style:name="P156" style:family="paragraph" style:parent-style-name="Standard">
      <style:text-properties fo:color="#000066" style:font-name="Liberation Sans" fo:font-size="12pt" style:text-underline-style="none" fo:font-weight="bold" officeooo:rsid="001a207d" officeooo:paragraph-rsid="0064ca98" style:font-size-asian="12pt" style:font-weight-asian="bold" style:font-size-complex="12pt" style:font-weight-complex="bold"/>
    </style:style>
    <style:style style:name="P157" style:family="paragraph" style:parent-style-name="Standard">
      <style:text-properties style:font-name="Liberation Sans" fo:font-size="12pt" style:text-underline-style="none" fo:font-weight="bold" officeooo:rsid="0010974c" officeooo:paragraph-rsid="0051d040" style:font-size-asian="12pt" style:font-weight-asian="bold" style:font-size-complex="12pt" style:font-weight-complex="bold"/>
    </style:style>
    <style:style style:name="P158" style:family="paragraph" style:parent-style-name="Standard">
      <style:text-properties style:font-name="Liberation Sans" fo:font-size="12pt" style:text-underline-style="none" fo:font-weight="bold" officeooo:rsid="0010974c" officeooo:paragraph-rsid="006baf6a" style:font-size-asian="12pt" style:font-weight-asian="bold" style:font-size-complex="12pt" style:font-weight-complex="bold"/>
    </style:style>
    <style:style style:name="P159" style:family="paragraph" style:parent-style-name="Standard">
      <style:text-properties style:font-name="Liberation Sans" fo:font-size="12pt" style:text-underline-style="none" fo:font-weight="bold" officeooo:rsid="0010974c" officeooo:paragraph-rsid="0077e585" style:font-size-asian="12pt" style:font-weight-asian="bold" style:font-size-complex="12pt" style:font-weight-complex="bold"/>
    </style:style>
    <style:style style:name="P160" style:family="paragraph" style:parent-style-name="Standard">
      <style:text-properties style:font-name="Liberation Sans" fo:font-size="12pt" style:text-underline-style="none" fo:font-weight="normal" officeooo:rsid="001b6189" officeooo:paragraph-rsid="0069abed" style:font-size-asian="12pt" style:font-weight-asian="normal" style:font-size-complex="12pt" style:font-weight-complex="normal"/>
    </style:style>
    <style:style style:name="P161" style:family="paragraph" style:parent-style-name="Standard">
      <style:text-properties style:font-name="Liberation Sans1" fo:font-size="12pt" style:text-underline-style="none" fo:font-weight="normal" officeooo:rsid="00168b43" officeooo:paragraph-rsid="005be634" style:font-name-asian="Courier New" style:font-size-asian="12pt" style:font-weight-asian="normal" style:font-name-complex="Liberation Mono" style:font-size-complex="12pt" style:font-weight-complex="normal"/>
    </style:style>
    <style:style style:name="P162" style:family="paragraph" style:parent-style-name="Standard">
      <style:text-properties fo:color="#000000" style:font-name="Liberation Sans" fo:font-size="12pt" style:text-underline-style="none" fo:font-weight="bold" officeooo:rsid="00139432" officeooo:paragraph-rsid="007ede14" style:font-size-asian="12pt" style:font-weight-asian="bold" style:font-size-complex="12pt" style:font-weight-complex="bold"/>
    </style:style>
    <style:style style:name="P163" style:family="paragraph" style:parent-style-name="Standard">
      <style:text-properties fo:color="#000000" style:font-name="Liberation Sans" fo:font-size="12pt" style:text-underline-style="none" fo:font-weight="bold" officeooo:rsid="00809e7d" officeooo:paragraph-rsid="00809e7d" style:font-size-asian="12pt" style:font-weight-asian="bold" style:font-size-complex="12pt" style:font-weight-complex="bold"/>
    </style:style>
    <style:style style:name="P164" style:family="paragraph" style:parent-style-name="Standard">
      <style:text-properties fo:color="#000000" style:font-name="Liberation Sans" fo:font-size="12pt" style:text-underline-style="none" fo:font-weight="bold" officeooo:rsid="00288c6b" officeooo:paragraph-rsid="007ede14" style:font-size-asian="12pt" style:font-weight-asian="bold" style:font-size-complex="12pt" style:font-weight-complex="bold"/>
    </style:style>
    <style:style style:name="P165" style:family="paragraph" style:parent-style-name="Standard">
      <style:text-properties fo:color="#000000" style:font-name="Liberation Sans" fo:font-size="12pt" style:text-underline-style="none" fo:font-weight="normal" officeooo:rsid="00139432" officeooo:paragraph-rsid="007ede14" style:font-size-asian="12pt" style:font-weight-asian="normal" style:font-size-complex="12pt" style:font-weight-complex="normal"/>
    </style:style>
    <style:style style:name="P166" style:family="paragraph" style:parent-style-name="Standard">
      <style:text-properties fo:color="#000000" style:font-name="Liberation Sans" fo:font-size="12pt" style:text-underline-style="none" fo:font-weight="normal" officeooo:rsid="00139432" officeooo:paragraph-rsid="00809e7d" style:font-size-asian="12pt" style:font-weight-asian="normal" style:font-size-complex="12pt" style:font-weight-complex="normal"/>
    </style:style>
    <style:style style:name="P167" style:family="paragraph" style:parent-style-name="Standard">
      <style:text-properties fo:color="#000000" style:font-name="Liberation Sans" fo:font-size="12pt" style:text-underline-style="none" fo:font-weight="normal" officeooo:rsid="00809e7d" officeooo:paragraph-rsid="00809e7d" style:font-size-asian="12pt" style:font-weight-asian="normal" style:font-size-complex="12pt" style:font-weight-complex="normal"/>
    </style:style>
    <style:style style:name="P168" style:family="paragraph" style:parent-style-name="Standard">
      <style:text-properties fo:color="#000000" style:font-name="Liberation Sans" fo:font-size="12pt" style:text-underline-style="none" fo:font-weight="normal" officeooo:rsid="0081d70b" officeooo:paragraph-rsid="0081d70b" style:font-size-asian="12pt" style:font-weight-asian="normal" style:font-size-complex="12pt" style:font-weight-complex="normal"/>
    </style:style>
    <style:style style:name="P169" style:family="paragraph" style:parent-style-name="Preformatted_20_Text">
      <style:text-properties fo:color="#000066" style:font-name="Liberation Sans" fo:font-size="12pt" style:text-underline-style="none" fo:font-weight="bold" officeooo:rsid="00139432" officeooo:paragraph-rsid="00139432" style:font-size-asian="12pt" style:font-weight-asian="bold" style:font-size-complex="12pt" style:font-weight-complex="bold"/>
    </style:style>
    <style:style style:name="T1" style:family="text">
      <style:text-properties officeooo:rsid="0010974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0974c" style:font-size-asian="12pt" style:font-size-complex="12pt"/>
    </style:style>
    <style:style style:name="T4" style:family="text">
      <style:text-properties fo:font-size="12pt" officeooo:rsid="0011f820" style:font-size-asian="12pt" style:font-size-complex="12pt"/>
    </style:style>
    <style:style style:name="T5" style:family="text">
      <style:text-properties fo:font-size="12pt" officeooo:rsid="00139432" style:font-size-asian="12pt" style:font-size-complex="12pt"/>
    </style:style>
    <style:style style:name="T6" style:family="text">
      <style:text-properties fo:font-size="12pt" fo:font-weight="normal" officeooo:rsid="0029ecf2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10974c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2b83d1" style:font-size-asian="12pt" style:font-weight-asian="normal" style:font-size-complex="12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5a44c" style:font-weight-asian="normal" style:font-weight-complex="normal"/>
    </style:style>
    <style:style style:name="T11" style:family="text">
      <style:text-properties fo:font-weight="normal" officeooo:rsid="00168b43" style:font-weight-asian="normal" style:font-weight-complex="normal"/>
    </style:style>
    <style:style style:name="T12" style:family="text">
      <style:text-properties fo:font-weight="normal" officeooo:rsid="001b6189" style:font-weight-asian="normal" style:font-weight-complex="normal"/>
    </style:style>
    <style:style style:name="T13" style:family="text">
      <style:text-properties fo:font-weight="normal" officeooo:rsid="001cf259" style:font-weight-asian="normal" style:font-weight-complex="normal"/>
    </style:style>
    <style:style style:name="T14" style:family="text">
      <style:text-properties fo:font-weight="normal" officeooo:rsid="001cfcc4" style:font-weight-asian="normal" style:font-weight-complex="normal"/>
    </style:style>
    <style:style style:name="T15" style:family="text">
      <style:text-properties fo:font-weight="normal" officeooo:rsid="001d8e22" style:font-weight-asian="normal" style:font-weight-complex="normal"/>
    </style:style>
    <style:style style:name="T16" style:family="text">
      <style:text-properties fo:font-weight="normal" officeooo:rsid="001e3465" style:font-weight-asian="normal" style:font-weight-complex="normal"/>
    </style:style>
    <style:style style:name="T17" style:family="text">
      <style:text-properties fo:font-weight="normal" officeooo:rsid="00210c79" style:font-weight-asian="normal" style:font-weight-complex="normal"/>
    </style:style>
    <style:style style:name="T18" style:family="text">
      <style:text-properties fo:font-weight="normal" officeooo:rsid="0027709c" style:font-weight-asian="normal" style:font-weight-complex="normal"/>
    </style:style>
    <style:style style:name="T19" style:family="text">
      <style:text-properties fo:font-weight="normal" officeooo:rsid="00288c6b" style:font-weight-asian="normal" style:font-weight-complex="normal"/>
    </style:style>
    <style:style style:name="T20" style:family="text">
      <style:text-properties fo:font-weight="normal" officeooo:rsid="0029ecf2" style:font-weight-asian="normal" style:font-weight-complex="normal"/>
    </style:style>
    <style:style style:name="T21" style:family="text">
      <style:text-properties fo:font-weight="normal" officeooo:rsid="00587f7c" style:font-weight-asian="normal" style:font-weight-complex="normal"/>
    </style:style>
    <style:style style:name="T22" style:family="text">
      <style:text-properties fo:font-weight="normal" officeooo:rsid="0066f9ee" style:font-weight-asian="normal" style:font-weight-complex="normal"/>
    </style:style>
    <style:style style:name="T23" style:family="text">
      <style:text-properties fo:font-weight="normal" officeooo:rsid="0068720d" style:font-weight-asian="normal" style:font-weight-complex="normal"/>
    </style:style>
    <style:style style:name="T24" style:family="text">
      <style:text-properties fo:font-weight="normal" officeooo:rsid="0069abed" style:font-weight-asian="normal" style:font-weight-complex="normal"/>
    </style:style>
    <style:style style:name="T25" style:family="text">
      <style:text-properties fo:font-weight="normal" officeooo:rsid="006a7e26" style:font-weight-asian="normal" style:font-weight-complex="normal"/>
    </style:style>
    <style:style style:name="T26" style:family="text">
      <style:text-properties fo:font-weight="normal" officeooo:rsid="00709b9d" style:font-weight-asian="normal" style:font-weight-complex="normal"/>
    </style:style>
    <style:style style:name="T27" style:family="text">
      <style:text-properties fo:font-weight="normal" officeooo:rsid="0071cef2" style:font-weight-asian="normal" style:font-weight-complex="normal"/>
    </style:style>
    <style:style style:name="T28" style:family="text">
      <style:text-properties fo:font-weight="normal" officeooo:rsid="0073e4ef" style:font-weight-asian="normal" style:font-weight-complex="normal"/>
    </style:style>
    <style:style style:name="T29" style:family="text">
      <style:text-properties fo:font-weight="normal" officeooo:rsid="0077414f" style:font-weight-asian="normal" style:font-weight-complex="normal"/>
    </style:style>
    <style:style style:name="T30" style:family="text">
      <style:text-properties fo:font-weight="normal" officeooo:rsid="0077d411" style:font-weight-asian="normal" style:font-weight-complex="normal"/>
    </style:style>
    <style:style style:name="T31" style:family="text">
      <style:text-properties style:font-name="Liberation Sans1" fo:font-weight="normal" style:font-name-asian="Courier New" style:font-weight-asian="normal" style:font-name-complex="Liberation Mono" style:font-weight-complex="normal"/>
    </style:style>
    <style:style style:name="T32" style:family="text">
      <style:text-properties style:font-name="Liberation Sans1" fo:font-weight="normal" officeooo:rsid="00168b43" style:font-name-asian="Courier New" style:font-weight-asian="normal" style:font-name-complex="Liberation Mono" style:font-weight-complex="normal"/>
    </style:style>
    <style:style style:name="T33" style:family="text">
      <style:text-properties style:font-name="Liberation Sans1" fo:font-size="12pt" style:text-underline-style="none" fo:font-weight="normal" officeooo:rsid="00168b43" style:font-name-asian="Courier New" style:font-size-asian="12pt" style:font-weight-asian="normal" style:font-name-complex="Liberation Mono" style:font-size-complex="12pt" style:font-weight-complex="normal"/>
    </style:style>
    <style:style style:name="T34" style:family="text">
      <style:text-properties style:font-name="Liberation Sans1" fo:font-size="12pt" style:text-underline-style="none" fo:font-weight="normal" officeooo:rsid="001d0229" style:font-name-asian="Courier New" style:font-size-asian="12pt" style:font-weight-asian="normal" style:font-name-complex="Liberation Mono" style:font-size-complex="12pt" style:font-weight-complex="normal"/>
    </style:style>
    <style:style style:name="T35" style:family="text">
      <style:text-properties style:font-name="Liberation Sans1" fo:font-size="12pt" style:text-underline-style="none" fo:font-weight="normal" officeooo:rsid="0051ac6f" style:font-name-asian="Courier New" style:font-size-asian="12pt" style:font-weight-asian="normal" style:font-name-complex="Liberation Mono" style:font-size-complex="12pt" style:font-weight-complex="normal"/>
    </style:style>
    <style:style style:name="T36" style:family="text">
      <style:text-properties style:font-name="Liberation Sans1" fo:font-size="12pt" style:text-underline-style="none" fo:font-weight="bold" officeooo:rsid="001d0229" style:font-name-asian="Courier New" style:font-size-asian="12pt" style:font-weight-asian="bold" style:font-name-complex="Liberation Mono" style:font-size-complex="12pt" style:font-weight-complex="bold"/>
    </style:style>
    <style:style style:name="T37" style:family="text">
      <style:text-properties style:font-name="Liberation Sans1" fo:font-size="12pt" style:text-underline-style="none" fo:font-weight="bold" officeooo:rsid="0058de66" style:font-name-asian="Courier New" style:font-size-asian="12pt" style:font-weight-asian="bold" style:font-name-complex="Liberation Mono" style:font-size-complex="12pt" style:font-weight-complex="bold"/>
    </style:style>
    <style:style style:name="T38" style:family="text">
      <style:text-properties style:font-name="Liberation Sans1" officeooo:rsid="00168b43" style:font-name-asian="Courier New" style:font-name-complex="Liberation Mono"/>
    </style:style>
    <style:style style:name="T39" style:family="text">
      <style:text-properties style:font-name="Liberation Sans1" officeooo:rsid="0020b655" style:font-name-asian="Courier New" style:font-name-complex="Liberation Mono"/>
    </style:style>
    <style:style style:name="T40" style:family="text">
      <style:text-properties style:font-name="Liberation Sans1" officeooo:rsid="00210c79" style:font-name-asian="Courier New" style:font-name-complex="Liberation Mono"/>
    </style:style>
    <style:style style:name="T41" style:family="text">
      <style:text-properties style:font-name="Liberation Sans1" officeooo:rsid="00288c6b" style:font-name-asian="Courier New" style:font-name-complex="Liberation Mono"/>
    </style:style>
    <style:style style:name="T42" style:family="text">
      <style:text-properties style:font-name="Liberation Sans1" officeooo:rsid="003b5584" style:font-name-asian="Courier New" style:font-name-complex="Liberation Mono"/>
    </style:style>
    <style:style style:name="T43" style:family="text">
      <style:text-properties style:font-name="Liberation Sans1" officeooo:rsid="003d4491" style:font-name-asian="Courier New" style:font-name-complex="Liberation Mono"/>
    </style:style>
    <style:style style:name="T44" style:family="text">
      <style:text-properties style:font-name="Liberation Sans1" officeooo:rsid="0051d040" style:font-name-asian="Courier New" style:font-name-complex="Liberation Mono"/>
    </style:style>
    <style:style style:name="T45" style:family="text">
      <style:text-properties style:font-name="Liberation Sans1" officeooo:rsid="005420ef" style:font-name-asian="Courier New" style:font-name-complex="Liberation Mono"/>
    </style:style>
    <style:style style:name="T46" style:family="text">
      <style:text-properties style:font-name="Liberation Sans1" officeooo:rsid="0054c3b1" style:font-name-asian="Courier New" style:font-name-complex="Liberation Mono"/>
    </style:style>
    <style:style style:name="T47" style:family="text">
      <style:text-properties style:font-name="Liberation Sans1" officeooo:rsid="00587f7c" style:font-name-asian="Courier New" style:font-name-complex="Liberation Mono"/>
    </style:style>
    <style:style style:name="T48" style:family="text">
      <style:text-properties style:font-name="Liberation Sans1" officeooo:rsid="0058de66" style:font-name-asian="Courier New" style:font-name-complex="Liberation Mono"/>
    </style:style>
    <style:style style:name="T49" style:family="text">
      <style:text-properties style:font-name="Liberation Sans1" officeooo:rsid="0059e8fb" style:font-name-asian="Courier New" style:font-name-complex="Liberation Mono"/>
    </style:style>
    <style:style style:name="T50" style:family="text">
      <style:text-properties style:font-name="Liberation Sans1" officeooo:rsid="005be634" style:font-name-asian="Courier New" style:font-name-complex="Liberation Mono"/>
    </style:style>
    <style:style style:name="T51" style:family="text">
      <style:text-properties style:font-name="Liberation Sans1" officeooo:rsid="005cc8c4" style:font-name-asian="Courier New" style:font-name-complex="Liberation Mono"/>
    </style:style>
    <style:style style:name="T52" style:family="text">
      <style:text-properties style:font-name="Liberation Sans1" officeooo:rsid="005ce25f" style:font-name-asian="Courier New" style:font-name-complex="Liberation Mono"/>
    </style:style>
    <style:style style:name="T53" style:family="text">
      <style:text-properties style:font-name="Liberation Sans1" officeooo:rsid="005d0ca2" style:font-name-asian="Courier New" style:font-name-complex="Liberation Mono"/>
    </style:style>
    <style:style style:name="T54" style:family="text">
      <style:text-properties style:font-name="Liberation Sans1" officeooo:rsid="005e4a71" style:font-name-asian="Courier New" style:font-name-complex="Liberation Mono"/>
    </style:style>
    <style:style style:name="T55" style:family="text">
      <style:text-properties style:font-name="Liberation Sans1" officeooo:rsid="00614164" style:font-name-asian="Courier New" style:font-name-complex="Liberation Mono"/>
    </style:style>
    <style:style style:name="T56" style:family="text">
      <style:text-properties style:font-name="Liberation Sans1" officeooo:rsid="0062d5b7" style:font-name-asian="Courier New" style:font-name-complex="Liberation Mono"/>
    </style:style>
    <style:style style:name="T57" style:family="text">
      <style:text-properties style:font-name="Liberation Sans1" officeooo:rsid="0063355f" style:font-name-asian="Courier New" style:font-name-complex="Liberation Mono"/>
    </style:style>
    <style:style style:name="T58" style:family="text">
      <style:text-properties style:font-name="Liberation Sans1" officeooo:rsid="0068379f" style:font-name-asian="Courier New" style:font-name-complex="Liberation Mono"/>
    </style:style>
    <style:style style:name="T59" style:family="text">
      <style:text-properties style:font-name="Liberation Sans1" officeooo:rsid="0068720d" style:font-name-asian="Courier New" style:font-name-complex="Liberation Mono"/>
    </style:style>
    <style:style style:name="T60" style:family="text">
      <style:text-properties style:font-name="Liberation Sans1" officeooo:rsid="0069abed" style:font-name-asian="Courier New" style:font-name-complex="Liberation Mono"/>
    </style:style>
    <style:style style:name="T61" style:family="text">
      <style:text-properties style:font-name="Liberation Sans1" fo:font-weight="bold" officeooo:rsid="0051d040" style:font-name-asian="Courier New" style:font-weight-asian="bold" style:font-name-complex="Liberation Mono" style:font-weight-complex="bold"/>
    </style:style>
    <style:style style:name="T62" style:family="text">
      <style:text-properties style:font-name="Liberation Sans1" fo:font-weight="bold" officeooo:rsid="0058de66" style:font-name-asian="Courier New" style:font-weight-asian="bold" style:font-name-complex="Liberation Mono" style:font-weight-complex="bold"/>
    </style:style>
    <style:style style:name="T63" style:family="text">
      <style:text-properties style:font-name="Liberation Sans1" fo:font-weight="bold" officeooo:rsid="00288c6b" style:font-name-asian="Courier New" style:font-weight-asian="bold" style:font-name-complex="Liberation Mono" style:font-weight-complex="bold"/>
    </style:style>
    <style:style style:name="T64" style:family="text">
      <style:text-properties officeooo:rsid="001a207d"/>
    </style:style>
    <style:style style:name="T65" style:family="text">
      <style:text-properties officeooo:rsid="001cf259"/>
    </style:style>
    <style:style style:name="T66" style:family="text">
      <style:text-properties officeooo:rsid="001e6744"/>
    </style:style>
    <style:style style:name="T67" style:family="text">
      <style:text-properties officeooo:rsid="001ee51a"/>
    </style:style>
    <style:style style:name="T68" style:family="text">
      <style:text-properties officeooo:rsid="0020b655"/>
    </style:style>
    <style:style style:name="T69" style:family="text">
      <style:text-properties officeooo:rsid="00210c79"/>
    </style:style>
    <style:style style:name="T70" style:family="text">
      <style:text-properties officeooo:rsid="0027709c"/>
    </style:style>
    <style:style style:name="T71" style:family="text">
      <style:text-properties officeooo:rsid="00288c6b"/>
    </style:style>
    <style:style style:name="T72" style:family="text">
      <style:text-properties style:font-name="Liberation Sans" fo:font-size="12pt" style:text-underline-style="none" fo:font-weight="normal" officeooo:rsid="00288c6b" style:font-size-asian="12pt" style:font-weight-asian="normal" style:font-size-complex="12pt" style:font-weight-complex="normal"/>
    </style:style>
    <style:style style:name="T73" style:family="text">
      <style:text-properties style:font-name="Liberation Sans" fo:font-size="12pt" style:text-underline-style="none" fo:font-weight="normal" officeooo:rsid="002d150b" style:font-size-asian="12pt" style:font-weight-asian="normal" style:font-size-complex="12pt" style:font-weight-complex="normal"/>
    </style:style>
    <style:style style:name="T74" style:family="text">
      <style:text-properties style:font-name="Liberation Sans" fo:font-size="12pt" fo:font-weight="bold" officeooo:rsid="001a207d" style:font-size-asian="12pt" style:font-weight-asian="bold" style:font-size-complex="12pt" style:font-weight-complex="bold"/>
    </style:style>
    <style:style style:name="T75" style:family="text">
      <style:text-properties style:font-name="Liberation Sans" fo:font-size="12pt" fo:font-weight="normal" officeooo:rsid="0077d411" style:font-size-asian="12pt" style:font-weight-asian="normal" style:font-size-complex="12pt" style:font-weight-complex="normal"/>
    </style:style>
    <style:style style:name="T76" style:family="text">
      <style:text-properties style:font-name="Liberation Sans" fo:font-weight="bold" officeooo:rsid="0010974c" style:font-weight-asian="bold" style:font-weight-complex="bold"/>
    </style:style>
    <style:style style:name="T77" style:family="text">
      <style:text-properties fo:font-style="italic" fo:font-weight="normal" officeooo:rsid="0029ecf2" style:font-style-asian="italic" style:font-weight-asian="normal" style:font-style-complex="italic" style:font-weight-complex="normal"/>
    </style:style>
    <style:style style:name="T78" style:family="text">
      <style:text-properties fo:font-style="normal" fo:font-weight="normal" officeooo:rsid="0029ecf2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2d150b" style:font-style-asian="normal" style:font-weight-asian="normal" style:font-style-complex="normal" style:font-weight-complex="normal"/>
    </style:style>
    <style:style style:name="T80" style:family="text">
      <style:text-properties fo:color="#000066"/>
    </style:style>
    <style:style style:name="T81" style:family="text">
      <style:text-properties fo:color="#000066" style:font-name="Liberation Sans1" fo:font-weight="bold" officeooo:rsid="0020b655" style:font-name-asian="Courier New" style:font-weight-asian="bold" style:font-name-complex="Liberation Mono" style:font-weight-complex="bold"/>
    </style:style>
    <style:style style:name="T82" style:family="text">
      <style:text-properties fo:color="#000066" style:font-name="Liberation Sans1" fo:font-weight="bold" officeooo:rsid="003f0359" style:font-name-asian="Courier New" style:font-weight-asian="bold" style:font-name-complex="Liberation Mono" style:font-weight-complex="bold"/>
    </style:style>
    <style:style style:name="T83" style:family="text">
      <style:text-properties fo:color="#000066" style:font-name="Liberation Sans1" fo:font-weight="bold" officeooo:rsid="0058de66" style:font-name-asian="Courier New" style:font-weight-asian="bold" style:font-name-complex="Liberation Mono" style:font-weight-complex="bold"/>
    </style:style>
    <style:style style:name="T84" style:family="text">
      <style:text-properties fo:color="#000066" style:font-name="Liberation Sans1" fo:font-weight="bold" officeooo:rsid="0063355f" style:font-name-asian="Courier New" style:font-weight-asian="bold" style:font-name-complex="Liberation Mono" style:font-weight-complex="bold"/>
    </style:style>
    <style:style style:name="T85" style:family="text">
      <style:text-properties fo:color="#000066" officeooo:rsid="001cf259"/>
    </style:style>
    <style:style style:name="T86" style:family="text">
      <style:text-properties fo:color="#000066" officeooo:rsid="0037d6f5"/>
    </style:style>
    <style:style style:name="T87" style:family="text">
      <style:text-properties fo:color="#000066" officeooo:rsid="003b5584"/>
    </style:style>
    <style:style style:name="T88" style:family="text">
      <style:text-properties fo:color="#000066" officeooo:rsid="003d4491"/>
    </style:style>
    <style:style style:name="T89" style:family="text">
      <style:text-properties fo:color="#000066" officeooo:rsid="003f0359"/>
    </style:style>
    <style:style style:name="T90" style:family="text">
      <style:text-properties fo:color="#000066" officeooo:rsid="0041e9e8"/>
    </style:style>
    <style:style style:name="T91" style:family="text">
      <style:text-properties fo:color="#000066" style:font-name="Liberation Sans" fo:font-weight="bold" officeooo:rsid="003b5584" style:font-weight-asian="bold" style:font-weight-complex="bold"/>
    </style:style>
    <style:style style:name="T92" style:family="text">
      <style:text-properties fo:color="#000066" style:font-name="Liberation Sans" fo:font-weight="bold" officeooo:rsid="0010974c" style:font-weight-asian="bold" style:font-weight-complex="bold"/>
    </style:style>
    <style:style style:name="T93" style:family="text">
      <style:text-properties fo:color="#000066" style:font-name="Liberation Sans" fo:font-weight="bold" officeooo:rsid="0041e9e8" style:font-weight-asian="bold" style:font-weight-complex="bold"/>
    </style:style>
    <style:style style:name="T94" style:family="text">
      <style:text-properties fo:color="#000066" style:font-name="Liberation Sans" fo:font-weight="bold" officeooo:rsid="00587f7c" style:font-weight-asian="bold" style:font-weight-complex="bold"/>
    </style:style>
    <style:style style:name="T95" style:family="text">
      <style:text-properties fo:color="#000066" style:font-name="Liberation Sans" fo:font-weight="bold" officeooo:rsid="005be634" style:font-weight-asian="bold" style:font-weight-complex="bold"/>
    </style:style>
    <style:style style:name="T96" style:family="text">
      <style:text-properties fo:color="#000066" style:font-name="Liberation Sans" fo:font-weight="bold" officeooo:rsid="003f0359" style:font-weight-asian="bold" style:font-weight-complex="bold"/>
    </style:style>
    <style:style style:name="T97" style:family="text">
      <style:text-properties fo:color="#000066" officeooo:rsid="0051d040"/>
    </style:style>
    <style:style style:name="T98" style:family="text">
      <style:text-properties fo:color="#000066" officeooo:rsid="00614164"/>
    </style:style>
    <style:style style:name="T99" style:family="text">
      <style:text-properties fo:color="#000066" fo:font-weight="normal" officeooo:rsid="00614164" style:font-weight-asian="normal" style:font-weight-complex="normal"/>
    </style:style>
    <style:style style:name="T100" style:family="text">
      <style:text-properties fo:color="#000066" fo:font-weight="normal" officeooo:rsid="00242147" style:font-weight-asian="normal" style:font-weight-complex="normal"/>
    </style:style>
    <style:style style:name="T101" style:family="text">
      <style:text-properties fo:color="#000066" fo:font-weight="bold" officeooo:rsid="001a207d" style:font-name-asian="Courier New" style:font-weight-asian="bold" style:font-name-complex="Liberation Mono" style:font-weight-complex="bold"/>
    </style:style>
    <style:style style:name="T102" style:family="text">
      <style:text-properties fo:color="#000066" fo:font-weight="bold" officeooo:rsid="0068720d" style:font-name-asian="Courier New" style:font-weight-asian="bold" style:font-name-complex="Liberation Mono" style:font-weight-complex="bold"/>
    </style:style>
    <style:style style:name="T103" style:family="text">
      <style:text-properties fo:color="#000066" fo:font-weight="bold" officeooo:rsid="0069abed" style:font-name-asian="Courier New" style:font-weight-asian="bold" style:font-name-complex="Liberation Mono" style:font-weight-complex="bold"/>
    </style:style>
    <style:style style:name="T104" style:family="text">
      <style:text-properties fo:color="#000066" fo:font-weight="bold" officeooo:rsid="0071cc83" style:font-name-asian="Courier New" style:font-weight-asian="bold" style:font-name-complex="Liberation Mono" style:font-weight-complex="bold"/>
    </style:style>
    <style:style style:name="T105" style:family="text">
      <style:text-properties fo:color="#000066" fo:font-weight="bold" officeooo:rsid="007e650b" style:font-weight-asian="bold" style:font-weight-complex="bold"/>
    </style:style>
    <style:style style:name="T106" style:family="text">
      <style:text-properties fo:color="#000066" officeooo:rsid="006baf6a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officeooo:rsid="001a207d" style:font-weight-asian="bold" style:font-weight-complex="bold"/>
    </style:style>
    <style:style style:name="T109" style:family="text">
      <style:text-properties fo:font-weight="bold" officeooo:rsid="001e6744" style:font-weight-asian="bold" style:font-weight-complex="bold"/>
    </style:style>
    <style:style style:name="T110" style:family="text">
      <style:text-properties fo:font-weight="bold" officeooo:rsid="001ee51a" style:font-weight-asian="bold" style:font-weight-complex="bold"/>
    </style:style>
    <style:style style:name="T111" style:family="text">
      <style:text-properties fo:font-weight="bold" officeooo:rsid="0020b655" style:font-weight-asian="bold" style:font-weight-complex="bold"/>
    </style:style>
    <style:style style:name="T112" style:family="text">
      <style:text-properties fo:font-weight="bold" officeooo:rsid="00210c79" style:font-weight-asian="bold" style:font-weight-complex="bold"/>
    </style:style>
    <style:style style:name="T113" style:family="text">
      <style:text-properties fo:font-weight="bold" officeooo:rsid="00288c6b" style:font-weight-asian="bold" style:font-weight-complex="bold"/>
    </style:style>
    <style:style style:name="T114" style:family="text">
      <style:text-properties fo:font-weight="bold" officeooo:rsid="0058de66" style:font-weight-asian="bold" style:font-weight-complex="bold"/>
    </style:style>
    <style:style style:name="T115" style:family="text">
      <style:text-properties fo:font-weight="bold" officeooo:rsid="00647be7" style:font-weight-asian="bold" style:font-weight-complex="bold"/>
    </style:style>
    <style:style style:name="T116" style:family="text">
      <style:text-properties fo:font-weight="bold" style:font-name-asian="Courier New" style:font-weight-asian="bold" style:font-name-complex="Liberation Mono" style:font-weight-complex="bold"/>
    </style:style>
    <style:style style:name="T117" style:family="text">
      <style:text-properties officeooo:rsid="0025de1b"/>
    </style:style>
    <style:style style:name="T118" style:family="text">
      <style:text-properties officeooo:rsid="001d8e22"/>
    </style:style>
    <style:style style:name="T119" style:family="text">
      <style:text-properties fo:color="#000000"/>
    </style:style>
    <style:style style:name="T120" style:family="text">
      <style:text-properties fo:color="#000000" fo:font-weight="normal" style:font-weight-asian="normal" style:font-weight-complex="normal"/>
    </style:style>
    <style:style style:name="T121" style:family="text">
      <style:text-properties fo:color="#000000" fo:font-weight="normal" officeooo:rsid="003068c6" style:font-weight-asian="normal" style:font-weight-complex="normal"/>
    </style:style>
    <style:style style:name="T122" style:family="text">
      <style:text-properties fo:color="#000000" fo:font-weight="normal" officeooo:rsid="00310cc4" style:font-weight-asian="normal" style:font-weight-complex="normal"/>
    </style:style>
    <style:style style:name="T123" style:family="text">
      <style:text-properties fo:color="#000000" fo:font-weight="normal" officeooo:rsid="0031c14b" style:font-weight-asian="normal" style:font-weight-complex="normal"/>
    </style:style>
    <style:style style:name="T124" style:family="text">
      <style:text-properties fo:color="#000000" fo:font-weight="normal" officeooo:rsid="0034b2af" style:font-weight-asian="normal" style:font-weight-complex="normal"/>
    </style:style>
    <style:style style:name="T125" style:family="text">
      <style:text-properties fo:color="#000000" fo:font-weight="normal" officeooo:rsid="0037258e" style:font-weight-asian="normal" style:font-weight-complex="normal"/>
    </style:style>
    <style:style style:name="T126" style:family="text">
      <style:text-properties fo:color="#000000" fo:font-weight="normal" officeooo:rsid="0037b5db" style:font-weight-asian="normal" style:font-weight-complex="normal"/>
    </style:style>
    <style:style style:name="T127" style:family="text">
      <style:text-properties fo:color="#000000" fo:font-weight="normal" officeooo:rsid="0037d6f5" style:font-weight-asian="normal" style:font-weight-complex="normal"/>
    </style:style>
    <style:style style:name="T128" style:family="text">
      <style:text-properties fo:color="#000000" fo:font-weight="normal" officeooo:rsid="00383ab6" style:font-weight-asian="normal" style:font-weight-complex="normal"/>
    </style:style>
    <style:style style:name="T129" style:family="text">
      <style:text-properties fo:color="#000000" fo:font-weight="normal" officeooo:rsid="0039d903" style:font-weight-asian="normal" style:font-weight-complex="normal"/>
    </style:style>
    <style:style style:name="T130" style:family="text">
      <style:text-properties fo:color="#000000" fo:font-weight="normal" officeooo:rsid="0040463b" style:font-weight-asian="normal" style:font-weight-complex="normal"/>
    </style:style>
    <style:style style:name="T131" style:family="text">
      <style:text-properties fo:color="#000000" fo:font-weight="normal" officeooo:rsid="00436d60" style:font-weight-asian="normal" style:font-weight-complex="normal"/>
    </style:style>
    <style:style style:name="T132" style:family="text">
      <style:text-properties fo:color="#000000" fo:font-weight="normal" officeooo:rsid="0043fcaf" style:font-weight-asian="normal" style:font-weight-complex="normal"/>
    </style:style>
    <style:style style:name="T133" style:family="text">
      <style:text-properties fo:color="#000000" fo:font-weight="normal" officeooo:rsid="00442123" style:font-weight-asian="normal" style:font-weight-complex="normal"/>
    </style:style>
    <style:style style:name="T134" style:family="text">
      <style:text-properties fo:color="#000000" fo:font-weight="normal" officeooo:rsid="0048041a" style:font-weight-asian="normal" style:font-weight-complex="normal"/>
    </style:style>
    <style:style style:name="T135" style:family="text">
      <style:text-properties fo:color="#000000" fo:font-weight="normal" officeooo:rsid="00491b7a" style:font-weight-asian="normal" style:font-weight-complex="normal"/>
    </style:style>
    <style:style style:name="T136" style:family="text">
      <style:text-properties fo:color="#000000" fo:font-weight="normal" officeooo:rsid="004a76ca" style:font-weight-asian="normal" style:font-weight-complex="normal"/>
    </style:style>
    <style:style style:name="T137" style:family="text">
      <style:text-properties fo:color="#000000" fo:font-weight="normal" officeooo:rsid="004be570" style:font-weight-asian="normal" style:font-weight-complex="normal"/>
    </style:style>
    <style:style style:name="T138" style:family="text">
      <style:text-properties fo:color="#000000" fo:font-weight="normal" officeooo:rsid="004c688d" style:font-weight-asian="normal" style:font-weight-complex="normal"/>
    </style:style>
    <style:style style:name="T139" style:family="text">
      <style:text-properties fo:color="#000000" fo:font-weight="normal" officeooo:rsid="00614164" style:font-weight-asian="normal" style:font-weight-complex="normal"/>
    </style:style>
    <style:style style:name="T140" style:family="text">
      <style:text-properties fo:color="#000000" fo:font-weight="normal" officeooo:rsid="0063355f" style:font-weight-asian="normal" style:font-weight-complex="normal"/>
    </style:style>
    <style:style style:name="T141" style:family="text">
      <style:text-properties fo:color="#000000" fo:font-weight="normal" officeooo:rsid="00647be7" style:font-weight-asian="normal" style:font-weight-complex="normal"/>
    </style:style>
    <style:style style:name="T142" style:family="text">
      <style:text-properties fo:color="#000000" fo:font-weight="normal" officeooo:rsid="00242147" style:font-weight-asian="normal" style:font-weight-complex="normal"/>
    </style:style>
    <style:style style:name="T143" style:family="text">
      <style:text-properties fo:color="#000000" fo:font-weight="normal" officeooo:rsid="006e20b0" style:font-weight-asian="normal" style:font-weight-complex="normal"/>
    </style:style>
    <style:style style:name="T144" style:family="text">
      <style:text-properties fo:color="#000000" fo:font-weight="normal" officeooo:rsid="006ec54a" style:font-weight-asian="normal" style:font-weight-complex="normal"/>
    </style:style>
    <style:style style:name="T145" style:family="text">
      <style:text-properties fo:color="#000000" fo:font-weight="normal" officeooo:rsid="00709b9d" style:font-weight-asian="normal" style:font-weight-complex="normal"/>
    </style:style>
    <style:style style:name="T146" style:family="text">
      <style:text-properties fo:color="#000000" fo:font-weight="normal" officeooo:rsid="0079274a" style:font-weight-asian="normal" style:font-weight-complex="normal"/>
    </style:style>
    <style:style style:name="T147" style:family="text">
      <style:text-properties fo:color="#000000" fo:font-weight="normal" officeooo:rsid="007b4257" style:font-weight-asian="normal" style:font-weight-complex="normal"/>
    </style:style>
    <style:style style:name="T148" style:family="text">
      <style:text-properties fo:color="#000000" fo:font-weight="normal" officeooo:rsid="007c4657" style:font-weight-asian="normal" style:font-weight-complex="normal"/>
    </style:style>
    <style:style style:name="T149" style:family="text">
      <style:text-properties fo:color="#000000" officeooo:rsid="00310cc4"/>
    </style:style>
    <style:style style:name="T150" style:family="text">
      <style:text-properties fo:color="#000000" officeooo:rsid="0031c14b"/>
    </style:style>
    <style:style style:name="T151" style:family="text">
      <style:text-properties fo:color="#000000" officeooo:rsid="0034b2af"/>
    </style:style>
    <style:style style:name="T152" style:family="text">
      <style:text-properties fo:color="#000000" fo:font-weight="bold" style:font-weight-asian="bold" style:font-weight-complex="bold"/>
    </style:style>
    <style:style style:name="T153" style:family="text">
      <style:text-properties fo:color="#000000" fo:font-weight="bold" officeooo:rsid="00210c79" style:font-weight-asian="bold" style:font-weight-complex="bold"/>
    </style:style>
    <style:style style:name="T154" style:family="text">
      <style:text-properties fo:color="#000000" fo:font-weight="bold" officeooo:rsid="0051ac6f" style:font-weight-asian="bold" style:font-weight-complex="bold"/>
    </style:style>
    <style:style style:name="T155" style:family="text">
      <style:text-properties fo:color="#000000" fo:font-weight="bold" officeooo:rsid="0059b924" style:font-weight-asian="bold" style:font-weight-complex="bold"/>
    </style:style>
    <style:style style:name="T156" style:family="text">
      <style:text-properties fo:color="#000000" fo:font-weight="bold" officeooo:rsid="005be634" style:font-weight-asian="bold" style:font-weight-complex="bold"/>
    </style:style>
    <style:style style:name="T157" style:family="text">
      <style:text-properties fo:color="#000000" fo:font-weight="bold" officeooo:rsid="00210c79" style:font-name-asian="Courier New" style:font-weight-asian="bold" style:font-name-complex="Liberation Mono" style:font-weight-complex="bold"/>
    </style:style>
    <style:style style:name="T158" style:family="text">
      <style:text-properties fo:color="#000000" fo:font-weight="bold" officeooo:rsid="0051ac6f" style:font-name-asian="Courier New" style:font-weight-asian="bold" style:font-name-complex="Liberation Mono" style:font-weight-complex="bold"/>
    </style:style>
    <style:style style:name="T159" style:family="text">
      <style:text-properties fo:color="#000000" style:font-name="Liberation Sans1" fo:font-weight="bold" officeooo:rsid="00210c79" style:font-name-asian="Courier New" style:font-weight-asian="bold" style:font-name-complex="Liberation Mono" style:font-weight-complex="bold"/>
    </style:style>
    <style:style style:name="T160" style:family="text">
      <style:text-properties fo:color="#000000" style:font-name="Liberation Sans1" fo:font-weight="bold" officeooo:rsid="00168b43" style:font-name-asian="Courier New" style:font-weight-asian="bold" style:font-name-complex="Liberation Mono" style:font-weight-complex="bold"/>
    </style:style>
    <style:style style:name="T161" style:family="text">
      <style:text-properties fo:color="#000000" style:font-name="Liberation Sans1" fo:font-weight="normal" officeooo:rsid="0020b655" style:font-name-asian="Courier New" style:font-weight-asian="normal" style:font-name-complex="Liberation Mono" style:font-weight-complex="normal"/>
    </style:style>
    <style:style style:name="T162" style:family="text">
      <style:text-properties fo:color="#000000" style:font-name="Liberation Sans1" fo:font-weight="normal" officeooo:rsid="00210c79" style:font-name-asian="Courier New" style:font-weight-asian="normal" style:font-name-complex="Liberation Mono" style:font-weight-complex="normal"/>
    </style:style>
    <style:style style:name="T163" style:family="text">
      <style:text-properties fo:color="#000000" style:font-name="Liberation Sans1" fo:font-weight="normal" officeooo:rsid="0041e9e8" style:font-name-asian="Courier New" style:font-weight-asian="normal" style:font-name-complex="Liberation Mono" style:font-weight-complex="normal"/>
    </style:style>
    <style:style style:name="T164" style:family="text">
      <style:text-properties fo:color="#000000" style:font-name="Liberation Sans1" fo:font-weight="normal" officeooo:rsid="00602afa" style:font-name-asian="Courier New" style:font-weight-asian="normal" style:font-name-complex="Liberation Mono" style:font-weight-complex="normal"/>
    </style:style>
    <style:style style:name="T165" style:family="text">
      <style:text-properties fo:color="#000000" style:font-name="Liberation Sans1" officeooo:rsid="003d4491" style:font-name-asian="Courier New" style:font-name-complex="Liberation Mono"/>
    </style:style>
    <style:style style:name="T166" style:family="text">
      <style:text-properties fo:color="#000000" style:font-name="Liberation Sans1" officeooo:rsid="0020b655" style:font-name-asian="Courier New" style:font-name-complex="Liberation Mono"/>
    </style:style>
    <style:style style:name="T167" style:family="text">
      <style:text-properties fo:color="#000000" style:font-name="Liberation Sans1" officeooo:rsid="00210c79" style:font-name-asian="Courier New" style:font-name-complex="Liberation Mono"/>
    </style:style>
    <style:style style:name="T168" style:family="text">
      <style:text-properties fo:color="#000000" style:font-name="Liberation Sans1" officeooo:rsid="003f0359" style:font-name-asian="Courier New" style:font-name-complex="Liberation Mono"/>
    </style:style>
    <style:style style:name="T169" style:family="text">
      <style:text-properties fo:color="#000000" style:font-name="Liberation Sans1" officeooo:rsid="00602afa" style:font-name-asian="Courier New" style:font-name-complex="Liberation Mono"/>
    </style:style>
    <style:style style:name="T170" style:family="text">
      <style:text-properties fo:color="#000000" style:font-name="Liberation Sans1" officeooo:rsid="00168b43" style:font-name-asian="Courier New" style:font-name-complex="Liberation Mono"/>
    </style:style>
    <style:style style:name="T171" style:family="text">
      <style:text-properties fo:color="#000000" style:font-name="Liberation Sans1" officeooo:rsid="0062d5b7" style:font-name-asian="Courier New" style:font-name-complex="Liberation Mono"/>
    </style:style>
    <style:style style:name="T172" style:family="text">
      <style:text-properties fo:color="#000000" officeooo:rsid="0043fcaf"/>
    </style:style>
    <style:style style:name="T173" style:family="text">
      <style:text-properties fo:color="#000000" officeooo:rsid="00442123"/>
    </style:style>
    <style:style style:name="T174" style:family="text">
      <style:text-properties fo:color="#000000" officeooo:rsid="004be570"/>
    </style:style>
    <style:style style:name="T175" style:family="text">
      <style:text-properties fo:color="#000000" officeooo:rsid="001cf259"/>
    </style:style>
    <style:style style:name="T176" style:family="text">
      <style:text-properties fo:color="#000000" officeooo:rsid="0051ac6f"/>
    </style:style>
    <style:style style:name="T177" style:family="text">
      <style:text-properties fo:color="#000000" officeooo:rsid="005be634"/>
    </style:style>
    <style:style style:name="T178" style:family="text">
      <style:text-properties fo:color="#000000" officeooo:rsid="0059b924"/>
    </style:style>
    <style:style style:name="T179" style:family="text">
      <style:text-properties fo:color="#000000" officeooo:rsid="005d0ca2"/>
    </style:style>
    <style:style style:name="T180" style:family="text">
      <style:text-properties fo:color="#000000" officeooo:rsid="00168b43" style:font-name-asian="Courier New" style:font-name-complex="Liberation Mono"/>
    </style:style>
    <style:style style:name="T181" style:family="text">
      <style:text-properties fo:color="#000000" officeooo:rsid="00602afa" style:font-name-asian="Courier New" style:font-name-complex="Liberation Mono"/>
    </style:style>
    <style:style style:name="T182" style:family="text">
      <style:text-properties fo:color="#000000" officeooo:rsid="0062d5b7" style:font-name-asian="Courier New" style:font-name-complex="Liberation Mono"/>
    </style:style>
    <style:style style:name="T183" style:family="text">
      <style:text-properties fo:color="#000000" officeooo:rsid="00210c79"/>
    </style:style>
    <style:style style:name="T184" style:family="text">
      <style:text-properties fo:color="#000000" officeooo:rsid="00602afa"/>
    </style:style>
    <style:style style:name="T185" style:family="text">
      <style:text-properties fo:color="#000000" officeooo:rsid="00614164"/>
    </style:style>
    <style:style style:name="T186" style:family="text">
      <style:text-properties fo:color="#000000" officeooo:rsid="006e20b0"/>
    </style:style>
    <style:style style:name="T187" style:family="text">
      <style:text-properties fo:color="#000000" officeooo:rsid="007b4257"/>
    </style:style>
    <style:style style:name="T188" style:family="text">
      <style:text-properties fo:color="#000000" fo:font-size="12pt" officeooo:rsid="0010974c" style:font-size-asian="12pt" style:font-size-complex="12pt"/>
    </style:style>
    <style:style style:name="T189" style:family="text">
      <style:text-properties fo:color="#000000" fo:font-size="12pt" officeooo:rsid="0011f820" style:font-size-asian="12pt" style:font-size-complex="12pt"/>
    </style:style>
    <style:style style:name="T190" style:family="text">
      <style:text-properties fo:color="#000000" fo:font-size="12pt" fo:font-weight="normal" officeooo:rsid="0010974c" style:font-size-asian="12pt" style:font-weight-asian="normal" style:font-size-complex="12pt" style:font-weight-complex="normal"/>
    </style:style>
    <style:style style:name="T191" style:family="text">
      <style:text-properties fo:color="#000000" fo:font-size="12pt" fo:font-weight="normal" officeooo:rsid="002b83d1" style:font-size-asian="12pt" style:font-weight-asian="normal" style:font-size-complex="12pt" style:font-weight-complex="normal"/>
    </style:style>
    <style:style style:name="T192" style:family="text">
      <style:text-properties officeooo:rsid="0031c14b"/>
    </style:style>
    <style:style style:name="T193" style:family="text">
      <style:text-properties officeooo:rsid="0034b2af" fo:background-color="transparent" loext:char-shading-value="0"/>
    </style:style>
    <style:style style:name="T194" style:family="text">
      <style:text-properties officeooo:rsid="003683c3"/>
    </style:style>
    <style:style style:name="T195" style:family="text">
      <style:text-properties officeooo:rsid="0037258e"/>
    </style:style>
    <style:style style:name="T196" style:family="text">
      <style:text-properties officeooo:rsid="0037b5db"/>
    </style:style>
    <style:style style:name="T197" style:family="text">
      <style:text-properties officeooo:rsid="00383ab6"/>
    </style:style>
    <style:style style:name="T198" style:family="text">
      <style:text-properties officeooo:rsid="00389b2f"/>
    </style:style>
    <style:style style:name="T199" style:family="text">
      <style:text-properties officeooo:rsid="0039d903"/>
    </style:style>
    <style:style style:name="T200" style:family="text">
      <style:text-properties officeooo:rsid="003b5584"/>
    </style:style>
    <style:style style:name="T201" style:family="text">
      <style:text-properties style:font-name-asian="Courier New" style:font-name-complex="Liberation Mono"/>
    </style:style>
    <style:style style:name="T202" style:family="text">
      <style:text-properties officeooo:rsid="00602afa" style:font-name-asian="Courier New" style:font-name-complex="Liberation Mono"/>
    </style:style>
    <style:style style:name="T203" style:family="text">
      <style:text-properties officeooo:rsid="0062d5b7" style:font-name-asian="Courier New" style:font-name-complex="Liberation Mono"/>
    </style:style>
    <style:style style:name="T204" style:family="text">
      <style:text-properties officeooo:rsid="0040463b"/>
    </style:style>
    <style:style style:name="T205" style:family="text">
      <style:text-properties officeooo:rsid="0041e9e8"/>
    </style:style>
    <style:style style:name="T206" style:family="text">
      <style:text-properties officeooo:rsid="00436d60"/>
    </style:style>
    <style:style style:name="T207" style:family="text">
      <style:text-properties officeooo:rsid="0043fcaf"/>
    </style:style>
    <style:style style:name="T208" style:family="text">
      <style:text-properties officeooo:rsid="00442123"/>
    </style:style>
    <style:style style:name="T209" style:family="text">
      <style:text-properties officeooo:rsid="0045e5d3"/>
    </style:style>
    <style:style style:name="T210" style:family="text">
      <style:text-properties officeooo:rsid="0045f9a0"/>
    </style:style>
    <style:style style:name="T211" style:family="text">
      <style:text-properties officeooo:rsid="0048041a"/>
    </style:style>
    <style:style style:name="T212" style:family="text">
      <style:text-properties officeooo:rsid="00491b7a"/>
    </style:style>
    <style:style style:name="T213" style:family="text">
      <style:text-properties officeooo:rsid="004a76ca"/>
    </style:style>
    <style:style style:name="T214" style:family="text">
      <style:text-properties officeooo:rsid="004be570"/>
    </style:style>
    <style:style style:name="T215" style:family="text">
      <style:text-properties officeooo:rsid="004c688d"/>
    </style:style>
    <style:style style:name="T216" style:family="text">
      <style:text-properties officeooo:rsid="004e3d04"/>
    </style:style>
    <style:style style:name="T217" style:family="text">
      <style:text-properties officeooo:rsid="005420ef"/>
    </style:style>
    <style:style style:name="T218" style:family="text">
      <style:text-properties officeooo:rsid="0058de66"/>
    </style:style>
    <style:style style:name="T219" style:family="text">
      <style:text-properties officeooo:rsid="00602afa"/>
    </style:style>
    <style:style style:name="T220" style:family="text">
      <style:text-properties officeooo:rsid="0062d5b7"/>
    </style:style>
    <style:style style:name="T221" style:family="text">
      <style:text-properties officeooo:rsid="0063355f"/>
    </style:style>
    <style:style style:name="T222" style:family="text">
      <style:text-properties officeooo:rsid="006ec54a"/>
    </style:style>
    <style:style style:name="T223" style:family="text">
      <style:text-properties officeooo:rsid="00709b9d"/>
    </style:style>
    <style:style style:name="T224" style:family="text">
      <style:text-properties fo:color="#000099" fo:font-weight="bold" officeooo:rsid="00709b9d" style:font-weight-asian="bold" style:font-weight-complex="bold"/>
    </style:style>
    <style:style style:name="T225" style:family="text">
      <style:text-properties fo:color="#000099" fo:font-weight="bold" officeooo:rsid="006baf6a" style:font-weight-asian="bold" style:font-weight-complex="bold"/>
    </style:style>
    <style:style style:name="T226" style:family="text">
      <style:text-properties officeooo:rsid="0073e4ef"/>
    </style:style>
    <style:style style:name="T227" style:family="text">
      <style:text-properties officeooo:rsid="0077d411"/>
    </style:style>
    <style:style style:name="T228" style:family="text">
      <style:text-properties style:font-name="Liberation Mono" fo:font-size="12pt" officeooo:rsid="001a207d" style:font-size-asian="12pt" style:font-size-complex="12pt"/>
    </style:style>
    <style:style style:name="T229" style:family="text">
      <style:text-properties officeooo:rsid="007e650b"/>
    </style:style>
    <style:style style:name="T230" style:family="text">
      <style:text-properties officeooo:rsid="007ede14"/>
    </style:style>
    <style:style style:name="T231" style:family="text">
      <style:text-properties officeooo:rsid="00809e7d"/>
    </style:style>
    <style:style style:name="T232" style:family="text">
      <style:text-properties officeooo:rsid="0081d70b"/>
    </style:style>
    <style:style style:name="T233" style:family="text">
      <style:text-properties officeooo:rsid="0083cda4"/>
    </style:style>
    <style:style style:name="T234" style:family="text">
      <style:text-properties officeooo:rsid="0085c7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etency Area – <text:span text:style-name="T1">Computer Science</text:span></text:p>
      <text:p text:style-name="P1"/>
      <text:p text:style-name="P86">Data Structures - </text:p>
      <text:p text:style-name="P5"><text:tab/>- <text:span text:style-name="T80">Array </text:span><text:span text:style-name="T89">(Data Structure)</text:span><text:span text:style-name="T80">:</text:span></text:p>
      <text:p text:style-name="P40"><text:tab/><text:tab/>- <text:span text:style-name="T66">An array is a sequence of elements of the same data type, each identified by <text:tab/><text:tab/><text:tab/>an index value. The length and memory allocation of the array is fixed and set at <text:tab/><text:tab/>initialization. Sometimes referred to as 'tables' or 'vectors,' they are often used <text:tab/><text:tab/><text:tab/>as the basis for lists and string. They are useful because the element indices <text:tab/><text:tab/><text:tab/>can be computed at run time.</text:span></text:p>
      <text:p text:style-name="P40"><text:tab/><text:tab/><text:span text:style-name="T109">Advantages:</text:span></text:p>
      <text:p text:style-name="P40"><text:tab/><text:tab/><text:tab/>- <text:span text:style-name="T67">Simplistic data representation</text:span></text:p>
      <text:p text:style-name="P40"><text:tab/><text:tab/><text:tab/>- <text:span text:style-name="T67">Memory is contiguous</text:span></text:p>
      <text:p text:style-name="P40"><text:tab/><text:tab/><text:tab/>- <text:span text:style-name="T67">Can jump to specific array index</text:span></text:p>
      <text:p text:style-name="P40"><text:tab/><text:tab/><text:tab/>- <text:span text:style-name="T67">Used to implement other data structures</text:span></text:p>
      <text:p text:style-name="P40"><text:tab/><text:tab/><text:tab/>- <text:span text:style-name="T67">Can represent a matrix<text:tab/></text:span></text:p>
      <text:p text:style-name="P40"><text:tab/><text:tab/><text:span text:style-name="T110">Disadvantages:</text:span></text:p>
      <text:p text:style-name="P40"><text:tab/><text:tab/><text:tab/>- <text:span text:style-name="T67">Size is immutable and must be set an initialization</text:span></text:p>
      <text:p text:style-name="P40"><text:tab/><text:tab/><text:tab/>- <text:span text:style-name="T67">Because memory size is static, can lead to wasted memory or errors</text:span></text:p>
      <text:p text:style-name="P40"><text:tab/><text:tab/><text:tab/>- <text:span text:style-name="T217">Inefficient for searching, sorting and deletion</text:span></text:p>
      <text:p text:style-name="P40"><text:tab/><text:tab/><text:span text:style-name="T111">Types:</text:span></text:p>
      <text:p text:style-name="P40"><text:tab/><text:tab/><text:tab/>- <text:span text:style-name="T68">One-Dimensional: Linear array of fixed elements</text:span></text:p>
      <text:p text:style-name="P40"><text:tab/><text:tab/><text:tab/>- <text:span text:style-name="T68">Two-Dimensional (Matrix): a collection of linear rows and columns</text:span></text:p>
      <text:p text:style-name="P40"><text:tab/><text:tab/><text:span text:style-name="T111">Efficiency:</text:span></text:p>
      <text:p text:style-name="P41"><text:tab/><text:tab/><text:tab/>- <text:span text:style-name="T68">Indexing: </text:span><text:span text:style-name="T38">Θ(1)</text:span></text:p>
      <text:p text:style-name="P44"><text:span text:style-name="T38"><text:tab/><text:tab/><text:tab/>- </text:span><text:span text:style-name="T45">Searching: </text:span><text:span text:style-name="T38">Θ(</text:span><text:span text:style-name="T45">n</text:span><text:span text:style-name="T38">)</text:span></text:p>
      <text:p text:style-name="P44"><text:span text:style-name="T38"><text:tab/><text:tab/><text:tab/>- </text:span><text:span text:style-name="T45">Optimal Search: </text:span><text:span text:style-name="T38">Θ(</text:span><text:span text:style-name="T45">log n)</text:span></text:p>
      <text:p text:style-name="P44"><text:span text:style-name="T45"><text:tab/><text:tab/><text:tab/>- </text:span><text:span text:style-name="T46">Insert: N/A</text:span></text:p>
      <text:p text:style-name="P41"><text:span text:style-name="T38"><text:tab/><text:tab/><text:tab/>- </text:span><text:span text:style-name="T39">Wasted Space: 0</text:span></text:p>
      <text:p text:style-name="P41"><text:span text:style-name="T39"><text:tab/><text:tab/></text:span><text:span text:style-name="T62">APIs:</text:span></text:p>
      <text:p text:style-name="P41"><text:span text:style-name="T62"><text:tab/><text:tab/><text:tab/></text:span><text:span text:style-name="T48">- Java: </text:span><text:span text:style-name="T51">Array ( </text:span><text:span text:style-name="T53">new </text:span><text:span text:style-name="T51">[</text:span><text:span text:style-name="T54">int</text:span><text:span text:style-name="T51">] )</text:span></text:p>
      <text:p text:style-name="P41"><text:span text:style-name="T39"><text:tab/>- </text:span><text:span text:style-name="T81">Dynamic Array </text:span><text:span text:style-name="T82">(Data Structure)</text:span><text:span text:style-name="T81">:</text:span></text:p>
      <text:p text:style-name="P41"><text:span text:style-name="T39"><text:tab/><text:tab/>- A variable-size list that allows elements to be added or removed. </text:span><text:span text:style-name="T40">This is usually <text:tab/><text:tab/>done by creating a fixed-size array in memory with two parts, the data and the <text:tab/><text:tab/><text:tab/>second which stores the capacity, or the maximum size before the data will need <text:tab/><text:tab/>memory relocating. Also known as mutable array, dynamic table, or array list.</text:span></text:p>
      <text:p text:style-name="P72"><text:tab/><text:tab/><text:span text:style-name="T107">Advantages: </text:span></text:p>
      <text:p text:style-name="P72"><text:tab/><text:tab/><text:tab/>- Similar to arrays; locality of references, data cache use, random access</text:p>
      <text:p text:style-name="P72"><text:tab/><text:tab/><text:tab/>- Cache friendly</text:p>
      <text:p text:style-name="P72"><text:tab/><text:tab/><text:tab/>- Faster access due to locality of memory reference.</text:p>
      <text:p text:style-name="P72"><text:tab/><text:tab/><text:span text:style-name="T107">Disadvantages:</text:span></text:p>
      <text:p text:style-name="P72"><text:tab/><text:tab/><text:tab/>- Insertion and deletion is slow because all following items must be shifted</text:p>
      <text:p text:style-name="P5"><text:tab/><text:tab/><text:tab/><text:span text:style-name="T9">- </text:span><text:span text:style-name="T17">In highly fragmented memory, it may be difficult to find a contiguous <text:tab/><text:tab/><text:tab/><text:tab/>memory segment to store the array</text:span></text:p>
      <text:p text:style-name="P48"><text:tab/><text:tab/><text:span text:style-name="T107">Efficiency:</text:span></text:p>
      <text:p text:style-name="P24"><text:span text:style-name="T9"><text:tab/><text:tab/><text:tab/></text:span><text:span text:style-name="T11">- Indexing: </text:span><text:span text:style-name="T32">Θ(</text:span><text:span text:style-name="T31">log n</text:span><text:span text:style-name="T32">)</text:span></text:p>
      <text:p text:style-name="P66"><text:tab/><text:tab/><text:tab/>- Insert/Delete (beginning): Θ(<text:span text:style-name="T69">log n</text:span>)</text:p>
      <text:p text:style-name="P66"><text:tab/><text:tab/><text:tab/>- Insert/Delete (end): Θ<text:span text:style-name="T69">(log n)</text:span></text:p>
      <text:p text:style-name="P66"><text:tab/><text:tab/><text:tab/>- Insert/Delete (middle): Θ<text:span text:style-name="T69">(log n)</text:span></text:p>
      <text:p text:style-name="P66"><text:tab/><text:tab/><text:tab/>- Wasted Space (average): Θ(n)</text:p>
      <text:p text:style-name="P66"><text:soft-page-break/><text:tab/><text:tab/><text:span text:style-name="T112">Common Uses:</text:span></text:p>
      <text:p text:style-name="P66"><text:tab/><text:tab/><text:tab/>-<text:span text:style-name="T69">Situations where you require an array, but need the array's length to be <text:tab/><text:tab/><text:tab/><text:tab/>mutable</text:span></text:p>
      <text:p text:style-name="P66"><text:tab/><text:tab/><text:span text:style-name="T114">APIs:</text:span></text:p>
      <text:p text:style-name="P66"><text:span text:style-name="T114"><text:tab/><text:tab/><text:tab/></text:span><text:span text:style-name="T218">- Java: ArrayList</text:span></text:p>
      <text:p text:style-name="P71"><text:tab/><text:span text:style-name="T76">- </text:span><text:span text:style-name="T92">LinkedList </text:span><text:span text:style-name="T96">(Data Structure)</text:span><text:span text:style-name="T92">:</text:span></text:p>
      <text:p text:style-name="P6"><text:span text:style-name="T9"><text:tab/><text:tab/>- </text:span><text:span text:style-name="T10">A LinkedList is a list of nodes that together represent a sequence. Each node is <text:tab/><text:tab/>composed of data and a reference to the next node in the list. </text:span><text:span text:style-name="T21">The head of the <text:tab/><text:tab/><text:tab/>list is the beginning, and the tail is the end, usually a null value. </text:span><text:span text:style-name="T10">This structure <text:tab/><text:tab/><text:tab/>allows for efficient insertion or removal of elements from any position in the <text:tab/><text:tab/><text:tab/>sequence, without restructuring of the data.</text:span></text:p>
      <text:p text:style-name="P57"><text:tab/><text:tab/><text:span text:style-name="T107">Advantages: </text:span></text:p>
      <text:p text:style-name="P57"><text:tab/><text:tab/><text:tab/>- Use dynamic memory allocation at runtime.</text:p>
      <text:p text:style-name="P57"><text:tab/><text:tab/><text:tab/>- Insertion and deletion of nodes is easily implemented.</text:p>
      <text:p text:style-name="P57"><text:tab/><text:tab/><text:tab/>- Linear data structures, such as stacks and queues are easily <text:tab/><text:tab/><text:tab/><text:tab/><text:tab/><text:tab/>implemented.</text:p>
      <text:p text:style-name="P57"><text:tab/><text:tab/><text:tab/>- Can reduce access time and may expand in real time without memory <text:tab/><text:tab/><text:tab/><text:tab/><text:tab/>overhead.</text:p>
      <text:p text:style-name="P57"><text:tab/><text:tab/><text:span text:style-name="T107">Disadvantages:</text:span></text:p>
      <text:p text:style-name="P57"><text:tab/><text:tab/><text:tab/>- Tendency to use more memory due to pointers requiring extra storage <text:tab/><text:tab/><text:tab/><text:tab/>space.</text:p>
      <text:p text:style-name="P57"><text:tab/><text:tab/><text:tab/>- Nodes must be read sequentially</text:p>
      <text:p text:style-name="P6"><text:span text:style-name="T10"><text:tab/><text:tab/><text:tab/>- Nodes are stored incontiguously, greatly increasing </text:span><text:span text:style-name="T11">single </text:span><text:span text:style-name="T10">element <text:tab/><text:tab/><text:tab/><text:tab/>access time</text:span></text:p>
      <text:p text:style-name="P6"><text:span text:style-name="T10"><text:tab/><text:tab/><text:tab/>- </text:span><text:span text:style-name="T11">Singly-linked lists are difficult to navigate through reversely, and double-<text:tab/><text:tab/><text:tab/><text:tab/>linked <text:tab/>allocate more memory due to back pointer.</text:span></text:p>
      <text:p text:style-name="P58"><text:tab/><text:tab/><text:span text:style-name="T107">Types:</text:span></text:p>
      <text:p text:style-name="P58"><text:tab/><text:tab/><text:tab/>- Singly Linked: data + next node in each</text:p>
      <text:p text:style-name="P58"><text:tab/><text:tab/><text:tab/>- Doubly Linked: last node + data + next node in each</text:p>
      <text:p text:style-name="P58"><text:tab/><text:tab/><text:tab/>- Multiply Linked: data + two or more links (which reference same data in <text:tab/><text:tab/><text:tab/><text:tab/>different order)</text:p>
      <text:p text:style-name="P58"><text:tab/><text:tab/><text:tab/>- Circular Linked: singly linked + last node reference to first node</text:p>
      <text:p text:style-name="P58"><text:tab/><text:tab/><text:tab/>- Sentinel Nodes: dummy node before first and after last nodes to ensure <text:tab/><text:tab/><text:tab/>dereferencing even empty lists</text:p>
      <text:p text:style-name="P6"><text:tab/><text:tab/><text:tab/><text:span text:style-name="T9">-</text:span> <text:span text:style-name="T11">Hash Linking: store the link nodes in an array outside of the data array</text:span></text:p>
      <text:p text:style-name="P58"><text:tab/><text:tab/><text:span text:style-name="T107">Efficiency:</text:span></text:p>
      <text:p text:style-name="P6"><text:span text:style-name="T11"><text:tab/><text:tab/><text:tab/>- Indexing: </text:span><text:span text:style-name="T32">Θ(n)</text:span></text:p>
      <text:p text:style-name="P71"><text:tab/><text:tab/><text:tab/>- Insert/Delete (beginning): Θ(1)</text:p>
      <text:p text:style-name="P71"><text:tab/><text:tab/><text:tab/>- Insert/Delete (end): Θ(n) when unknown, Θ(1) when known</text:p>
      <text:p text:style-name="P71"><text:tab/><text:tab/><text:tab/>- Insert/Delete (middle): search time + Θ(1)</text:p>
      <text:p text:style-name="P71"><text:tab/><text:tab/><text:tab/>- Wasted Space (average): Θ(n)</text:p>
      <text:p text:style-name="P71"><text:tab/><text:tab/><text:span text:style-name="T108">Common Uses:</text:span></text:p>
      <text:p text:style-name="P71"><text:tab/><text:tab/><text:tab/>- <text:span text:style-name="T64">Insertion / <text:s/>Deletion Operations</text:span></text:p>
      <text:p text:style-name="P71"><text:tab/><text:tab/><text:tab/>- <text:span text:style-name="T64">Dynamic Memory Allocation</text:span></text:p>
      <text:p text:style-name="P71"><text:tab/><text:tab/><text:tab/>- <text:span text:style-name="T64">Representing Polynomials</text:span></text:p>
      <text:p text:style-name="P71"><text:tab/><text:tab/><text:tab/>- <text:span text:style-name="T64">Symbol Tables</text:span></text:p>
      <text:p text:style-name="P71"><text:tab/><text:tab/><text:tab/>- <text:span text:style-name="T64">Representing Sparse Matrix</text:span> </text:p>
      <text:p text:style-name="P147"><text:span text:style-name="T33"><text:tab/><text:tab/></text:span><text:span text:style-name="T36">Implementation:<text:tab/><text:tab/><text:tab/></text:span></text:p>
      <text:p text:style-name="P146"><text:span text:style-name="T34"><text:tab/><text:tab/><text:tab/>- </text:span><text:a xlink:type="simple" xlink:href="https://github.com/masharp/useful-algorithms/blob/master/DataStructures/LinkedLists.java" text:style-name="Internet_20_link" text:visited-style-name="Visited_20_Internet_20_Link"><text:span text:style-name="T35">LinkedLists GitHub (Java)</text:span></text:a></text:p>
      <text:p text:style-name="P146"><text:soft-page-break/><text:span text:style-name="T35"><text:tab/><text:tab/></text:span><text:span text:style-name="T37">APIs:</text:span></text:p>
      <text:p text:style-name="P71"><text:span text:style-name="T114"><text:tab/><text:tab/><text:tab/></text:span><text:span text:style-name="T218">- Java: LinkedList</text:span></text:p>
      <text:p text:style-name="P69"><text:tab/><text:span text:style-name="T92">- </text:span><text:span text:style-name="T94">Stack</text:span><text:span text:style-name="T91"> </text:span><text:span text:style-name="T93">(Data Structure)</text:span><text:span text:style-name="T91">:</text:span></text:p>
      <text:p text:style-name="P45"><text:span text:style-name="T39"><text:tab/><text:tab/>- </text:span><text:span text:style-name="T40"><text:s/></text:span><text:span text:style-name="T47">A stack is generally implemented </text:span><text:span text:style-name="T50">on top of another data structure (usually a <text:tab/><text:tab/><text:tab/>LinkedList)</text:span><text:span text:style-name="T47">, but are a “last in-first </text:span><text:span text:style-name="T50">out” structure.</text:span><text:span text:style-name="T47"> They are made with the <text:tab/><text:tab/><text:tab/><text:tab/></text:span><text:span text:style-name="T50">LinkedL</text:span><text:span text:style-name="T47">ist <text:s/>head being the only place for insertion and removal </text:span><text:span text:style-name="T49">(push / pop). It is <text:tab/><text:tab/>often a recursive data structure featuring a top and the rest of the stack.</text:span></text:p>
      <text:p text:style-name="P76"><text:tab/><text:tab/><text:span text:style-name="T107">Advantages: </text:span></text:p>
      <text:p text:style-name="P83"><text:span text:style-name="T201"><text:tab/><text:tab/></text:span><text:span text:style-name="T116">Disadvantages:</text:span></text:p>
      <text:p text:style-name="P50"><text:tab/><text:tab/><text:span text:style-name="T107">Efficiency:</text:span></text:p>
      <text:p text:style-name="P69"><text:span text:style-name="T87"><text:tab/><text:tab/></text:span><text:span text:style-name="T153">Common Uses:</text:span></text:p>
      <text:p text:style-name="P69"><text:span text:style-name="T153"><text:tab/><text:tab/><text:tab/></text:span><text:span text:style-name="T177">- Reversing the letters of a word or String.</text:span></text:p>
      <text:p text:style-name="P69"><text:span text:style-name="T156"><text:tab/><text:tab/><text:tab/></text:span><text:span text:style-name="T177">- Undoing the last action (keeping all text changes in a stack)</text:span></text:p>
      <text:p text:style-name="P144"><text:tab/><text:tab/><text:tab/>- Backtracking</text:p>
      <text:p text:style-name="P70"><text:span text:style-name="T153"><text:tab/><text:tab/></text:span><text:span text:style-name="T155">APIs:</text:span></text:p>
      <text:p text:style-name="P70"><text:span text:style-name="T155"><text:tab/><text:tab/><text:tab/></text:span><text:span text:style-name="T178">- </text:span><text:span text:style-name="T177">Java: Stack (built upon a Vector)</text:span></text:p>
      <text:p text:style-name="P69"><text:span text:style-name="T153"><text:tab/><text:tab/></text:span><text:span text:style-name="T154">Implementation:</text:span></text:p>
      <text:p text:style-name="P161"><text:span text:style-name="T92"><text:tab/>- </text:span><text:span text:style-name="T95">Queue</text:span><text:span text:style-name="T91"> </text:span><text:span text:style-name="T93">(Data Structure)</text:span><text:span text:style-name="T91">:</text:span></text:p>
      <text:p text:style-name="P46"><text:span text:style-name="T39"><text:tab/><text:tab/>- </text:span><text:span text:style-name="T40"><text:s/></text:span><text:span text:style-name="T50">A queue is similar to a stack, but is a container </text:span><text:span text:style-name="T52">implemented on top of another <text:tab/><text:tab/>data structure (usually a LinkedList)</text:span><text:span text:style-name="T50"> that follows the “first in-first out” principle. <text:tab/><text:tab/><text:tab/>Data is inserted at the end of the structure (enqueue) and removed </text:span><text:span text:style-name="T52">f</text:span><text:span text:style-name="T50">rom <text:tab/><text:tab/><text:tab/><text:tab/>the front of the structure (dequeue). This is often done with a circular LinkedList, <text:tab/><text:tab/>or in another structure where the front and end are recorded,</text:span></text:p>
      <text:p text:style-name="P77"><text:tab/><text:tab/><text:span text:style-name="T107">Advantages: </text:span></text:p>
      <text:p text:style-name="P84"><text:span text:style-name="T201"><text:tab/><text:tab/></text:span><text:span text:style-name="T116">Disadvantages:</text:span></text:p>
      <text:p text:style-name="P51"><text:tab/><text:tab/><text:span text:style-name="T107">Efficiency:</text:span></text:p>
      <text:p text:style-name="P71"><text:span text:style-name="T87"><text:tab/><text:tab/></text:span><text:span text:style-name="T153">Common Uses:</text:span></text:p>
      <text:p text:style-name="P71"><text:span text:style-name="T153"><text:tab/><text:tab/><text:tab/></text:span><text:span text:style-name="T177">- Processes that evaluate data or things on a first come-first serve basis.</text:span></text:p>
      <text:p text:style-name="P71"><text:span text:style-name="T153"><text:tab/><text:tab/></text:span><text:span text:style-name="T155">APIs:</text:span></text:p>
      <text:p text:style-name="P71"><text:span text:style-name="T155"><text:tab/><text:tab/><text:tab/></text:span><text:span text:style-name="T178">-</text:span><text:span text:style-name="T179"> Java: Queue(new LinkedList)</text:span></text:p>
      <text:p text:style-name="P71"><text:span text:style-name="T153"><text:tab/><text:tab/></text:span><text:span text:style-name="T154">Implementation:</text:span></text:p>
      <text:p text:style-name="P86"><text:tab/>- Dictionaries:</text:p>
      <text:p text:style-name="P88"><text:tab/>- Hash Table <text:span text:style-name="T205">(Data Structure)</text:span>:</text:p>
      <text:p text:style-name="P88"><text:tab/><text:tab/><text:span text:style-name="T161">- </text:span><text:span text:style-name="T162"><text:s/></text:span><text:span text:style-name="T163">A hash table </text:span><text:span text:style-name="T164">or hash map</text:span><text:span text:style-name="T163"> is a collection of key-valued pairs in an associative <text:tab/><text:tab/><text:tab/>array. It uses a hash function to compute and index into an array of buckets or <text:tab/><text:tab/><text:tab/>slots from which the correct value can be found. </text:span><text:span text:style-name="T164">A hash function accepts the key <text:tab/><text:tab/>and returns the data unique to that key. </text:span><text:span text:style-name="T163">It is typically more efficient than search <text:tab/><text:tab/><text:tab/>trees and other data structures that require a table lookup structure.</text:span></text:p>
      <text:p text:style-name="P74"><text:tab/><text:tab/><text:span text:style-name="T107">Advantages: </text:span></text:p>
      <text:p text:style-name="P74"><text:span text:style-name="T107"><text:tab/><text:tab/><text:tab/></text:span><text:span text:style-name="T219">- Efficient search, insertion, deletion</text:span></text:p>
      <text:p text:style-name="P81"><text:span text:style-name="T201"><text:tab/><text:tab/></text:span><text:span text:style-name="T116">Disadvantages:</text:span></text:p>
      <text:p text:style-name="P81"><text:span text:style-name="T116"><text:tab/><text:tab/><text:tab/></text:span><text:span text:style-name="T201">- </text:span><text:span text:style-name="T202">Hash collision: when a hash function returns the same data for two <text:tab/><text:tab/><text:tab/><text:tab/>unique keys</text:span></text:p>
      <text:p text:style-name="P52"><text:tab/><text:tab/><text:span text:style-name="T107">Efficiency:</text:span></text:p>
      <text:p text:style-name="P53"><text:span text:style-name="T107"><text:tab/><text:tab/></text:span><text:span text:style-name="T83"><text:tab/></text:span><text:span text:style-name="T180">- Indexing: </text:span><text:span text:style-name="T170">Θ(</text:span><text:span text:style-name="T169">1</text:span><text:span text:style-name="T170">)</text:span></text:p>
      <text:p text:style-name="P53"><text:span text:style-name="T170"><text:tab/><text:tab/><text:tab/></text:span><text:span text:style-name="T180">- </text:span><text:span text:style-name="T181">Search</text:span><text:span text:style-name="T180"> </text:span><text:span text:style-name="T170">Θ(</text:span><text:span text:style-name="T169">1</text:span><text:span text:style-name="T170">)</text:span></text:p>
      <text:p text:style-name="P53"><text:span text:style-name="T170"><text:tab/><text:tab/><text:tab/>-</text:span><text:span text:style-name="T180"> In</text:span><text:span text:style-name="T182">sertion</text:span><text:span text:style-name="T180">: </text:span><text:span text:style-name="T170">Θ(</text:span><text:span text:style-name="T169">1</text:span><text:span text:style-name="T170">)</text:span></text:p>
      <text:p text:style-name="P117"><text:span text:style-name="T200"><text:tab/><text:tab/></text:span><text:span text:style-name="T153">Common Uses:</text:span></text:p>
      <text:p text:style-name="P117"><text:span text:style-name="T153"><text:tab/><text:tab/><text:tab/></text:span><text:span text:style-name="T183">- </text:span><text:span text:style-name="T184">Associative arrays</text:span></text:p>
      <text:p text:style-name="P145"><text:soft-page-break/><text:tab/><text:tab/><text:tab/>- Database indexing</text:p>
      <text:p text:style-name="P117"><text:span text:style-name="T153"><text:tab/><text:tab/></text:span><text:span text:style-name="T155">APIs:</text:span></text:p>
      <text:p text:style-name="P4"><text:span text:style-name="T80"><text:tab/>- </text:span><text:span text:style-name="T87">Binary Tree </text:span><text:span text:style-name="T90">(Data Structure)</text:span><text:span text:style-name="T87">:</text:span></text:p>
      <text:p text:style-name="P42"><text:span text:style-name="T39"><text:tab/><text:tab/>- </text:span><text:span text:style-name="T40"><text:s/></text:span><text:span text:style-name="T42">A tree data structure in which each node has at most two children which are <text:tab/><text:tab/><text:tab/>referred to as the left child and right child. It is generally used for efficient <text:tab/><text:tab/><text:tab/><text:tab/>searching and sorting. </text:span><text:span text:style-name="T44">A </text:span><text:span text:style-name="T61">Binary Search Tree </text:span><text:span text:style-name="T44">is simply a binary tree with it's <text:tab/><text:tab/><text:tab/>keys kept in sorted order, so that lookups can easily use the principles of binary <text:tab/><text:tab/><text:tab/>search. </text:span><text:span text:style-name="T56">This is done using comparable keys to assign the direction of the child <text:tab/><text:tab/><text:tab/>nodes. A left child has a key smaller than the parent, a right child has a key <text:tab/><text:tab/><text:tab/>greater than the parent. In a binary search tree, there can be no duplicate node. <text:tab/><text:tab/>Because of this it is more likely to be used as a data structure than a simple <text:tab/><text:tab/><text:tab/>binary tree.</text:span></text:p>
      <text:p text:style-name="P73"><text:tab/><text:tab/><text:span text:style-name="T107">Advantages: </text:span></text:p>
      <text:p text:style-name="P73"><text:span text:style-name="T107"><text:tab/><text:tab/><text:tab/></text:span>- <text:span text:style-name="T220">Designed to optimize searching and sorting</text:span></text:p>
      <text:p text:style-name="P73"><text:tab/><text:tab/><text:tab/>- <text:span text:style-name="T220">They are comparatively simple implement than other data structures</text:span></text:p>
      <text:p text:style-name="P80"><text:span text:style-name="T201"><text:tab/><text:tab/></text:span><text:span text:style-name="T116">Disadvantages:</text:span></text:p>
      <text:p text:style-name="P80"><text:span text:style-name="T116"><text:tab/><text:tab/><text:tab/></text:span><text:span text:style-name="T203">- A “degenerate tree” is an unbalanced tree, which if entirely one-sided is <text:tab/><text:tab/><text:tab/><text:tab/>essentially a LinkedList</text:span></text:p>
      <text:p text:style-name="P54"><text:tab/><text:tab/><text:span text:style-name="T107">Efficiency:</text:span></text:p>
      <text:p text:style-name="P55"><text:span text:style-name="T107"><text:tab/><text:tab/><text:tab/></text:span><text:span text:style-name="T180">- Indexing </text:span><text:span text:style-name="T182">(BST)</text:span><text:span text:style-name="T180">: </text:span><text:span text:style-name="T170">Θ(</text:span><text:span text:style-name="T171">log n</text:span><text:span text:style-name="T170">)</text:span></text:p>
      <text:p text:style-name="P55"><text:span text:style-name="T170"><text:tab/><text:tab/><text:tab/></text:span><text:span text:style-name="T180">- </text:span><text:span text:style-name="T181">Search </text:span><text:span text:style-name="T182">(BST):</text:span><text:span text:style-name="T180"> </text:span><text:span text:style-name="T170">Θ(</text:span><text:span text:style-name="T171">log n</text:span><text:span text:style-name="T170">)</text:span></text:p>
      <text:p text:style-name="P55"><text:span text:style-name="T160"><text:tab/><text:tab/><text:tab/></text:span><text:span text:style-name="T170">-</text:span><text:span text:style-name="T180"> In</text:span><text:span text:style-name="T182">sertion (BST)</text:span><text:span text:style-name="T180">: </text:span><text:span text:style-name="T170">Θ(</text:span><text:span text:style-name="T171">log n</text:span><text:span text:style-name="T170">)</text:span></text:p>
      <text:p text:style-name="P67"><text:span text:style-name="T87"><text:tab/><text:tab/></text:span><text:span text:style-name="T153">Common Uses:</text:span></text:p>
      <text:p text:style-name="P78"><text:span text:style-name="T153"><text:tab/><text:tab/></text:span><text:span text:style-name="T152">APIs:</text:span></text:p>
      <text:p text:style-name="P67"><text:span text:style-name="T153"><text:tab/><text:tab/></text:span><text:span text:style-name="T154">Implementation:</text:span></text:p>
      <text:p text:style-name="P67"><text:span text:style-name="T154"><text:tab/><text:tab/><text:tab/></text:span><text:span text:style-name="T176">- </text:span><text:a xlink:type="simple" xlink:href="https://github.com/masharp/useful-algorithms/blob/master/DataStructures/Trees.java" text:style-name="Internet_20_link" text:visited-style-name="Visited_20_Internet_20_Link">Trees GitHub (Java)</text:a></text:p>
      <text:p text:style-name="P157"><text:span text:style-name="T80"><text:tab/>- </text:span><text:span text:style-name="T97">AVL Tree</text:span><text:span text:style-name="T87"> </text:span><text:span text:style-name="T90">(Data Structure)</text:span><text:span text:style-name="T87">:</text:span></text:p>
      <text:p text:style-name="P43"><text:span text:style-name="T39"><text:tab/><text:tab/>- </text:span><text:span text:style-name="T40"><text:s/></text:span><text:span text:style-name="T42">A</text:span><text:span text:style-name="T44">n AVL tree is a self-balancing binary search tree. In this type of tree, the <text:tab/><text:tab/><text:tab/>heights of the two child subtrees of any node differ by at most one; if at any time <text:tab/><text:tab/>they differ by more than one, automatic balancing is done to restore this <text:tab/><text:tab/><text:tab/><text:tab/>property. This balancing is done by a factor (height(left subtree) – height(right <text:tab/><text:tab/><text:tab/>subtree)).</text:span></text:p>
      <text:p text:style-name="P75"><text:tab/><text:tab/><text:span text:style-name="T107">Advantages: </text:span></text:p>
      <text:p text:style-name="P82"><text:span text:style-name="T201"><text:tab/><text:tab/></text:span><text:span text:style-name="T116">Disadvantages:</text:span></text:p>
      <text:p text:style-name="P49"><text:tab/><text:tab/><text:span text:style-name="T107">Efficiency:</text:span></text:p>
      <text:p text:style-name="P68"><text:span text:style-name="T87"><text:tab/><text:tab/></text:span><text:span text:style-name="T153">Common Uses:</text:span></text:p>
      <text:p text:style-name="P68"><text:span text:style-name="T153"><text:tab/><text:tab/></text:span><text:span text:style-name="T155">APIs:</text:span></text:p>
      <text:p text:style-name="P85"><text:span text:style-name="T157"><text:tab/><text:tab/></text:span><text:span text:style-name="T158">Implementation:</text:span></text:p>
      <text:p text:style-name="P86"><text:tab/>- Priority Queues:</text:p>
      <text:p text:style-name="P86"><text:tab/>- B-Trees:</text:p>
      <text:p text:style-name="P86"><text:tab/>- Binomial Heap:</text:p>
      <text:p text:style-name="P86"><text:tab/>- Fibonacci Heap:</text:p>
      <text:p text:style-name="P86"><text:tab/>- AVL/Red Black Tree:</text:p>
      <text:p text:style-name="P86"><text:tab/>- Splay Tree:</text:p>
      <text:p text:style-name="P86"><text:tab/>- Skip List:</text:p>
      <text:p text:style-name="P86"><text:tab/>- Tries:</text:p>
      <text:p text:style-name="P159"><text:span text:style-name="T80"><text:tab/>- </text:span><text:span text:style-name="T88">StringBuilder </text:span><text:span text:style-name="T89">(String Type)</text:span><text:span text:style-name="T87">:</text:span></text:p>
      <text:p text:style-name="P47"><text:span text:style-name="T39"><text:tab/><text:tab/>- </text:span><text:span text:style-name="T40"><text:s/></text:span><text:span text:style-name="T43">A container similar to a standard String, but is given a mutable block of <text:tab/><text:tab/><text:tab/><text:tab/>memory to work with that changes in size with the contents of the StringBuilder.</text:span><text:span text:style-name="T159"> <text:tab/></text:span><text:soft-page-break/><text:span text:style-name="T159"><text:tab/><text:tab/></text:span><text:span text:style-name="T165">It is useful if you are making a lot of changes to the string over time.</text:span></text:p>
      <text:p text:style-name="P159"><text:span text:style-name="T80"><text:tab/>- </text:span><text:span text:style-name="T89">Hash Code (Characteristic)</text:span><text:span text:style-name="T87">:</text:span></text:p>
      <text:p text:style-name="P114"><text:span text:style-name="T166"><text:tab/><text:tab/>- </text:span><text:span text:style-name="T167"><text:s/></text:span><text:span text:style-name="T168">An implicitly assigned identifier given to individual classes and their unique <text:tab/><text:tab/><text:tab/>objects. Allows the manipulation of these classes and objects into data <text:tab/><text:tab/><text:tab/><text:tab/>structures.</text:span></text:p>
      <text:p text:style-name="P86">Algorithms - </text:p>
      <text:p text:style-name="P86"><text:tab/>Sort:</text:p>
      <text:p text:style-name="P86"><text:tab/><text:tab/><text:span text:style-name="T64">Insertion Sort:</text:span></text:p>
      <text:p text:style-name="P4"><text:tab/><text:tab/><text:tab/>- <text:span text:style-name="T12">Sorts an element by checking each element in a collection and inserting <text:tab/><text:tab/><text:tab/>the value into the proper place.</text:span></text:p>
      <text:p text:style-name="P4"><text:tab/><text:tab/><text:tab/><text:span text:style-name="T64">Psudocode: </text:span></text:p>
      <text:p text:style-name="P4"><text:tab/><text:tab/><text:tab/><text:tab/><text:span text:style-name="T12">a) Get newElement &amp; set temp → begin</text:span><text:span text:style-name="T24">n</text:span><text:span text:style-name="T12">ingElement</text:span></text:p>
      <text:p text:style-name="P29"><text:tab/><text:tab/><text:tab/><text:tab/>b) If temp &gt; newElement, array[temp] + 1</text:p>
      <text:p text:style-name="P29"><text:tab/><text:tab/><text:tab/><text:tab/>c) temp = temp (-/+) 1</text:p>
      <text:p text:style-name="P29"><text:tab/><text:tab/><text:tab/><text:tab/>d) continue until temp &lt; newElement</text:p>
      <text:p text:style-name="P29"><text:tab/><text:tab/><text:tab/><text:tab/>c) newElement = array[temp] + 1</text:p>
      <text:p text:style-name="P29"><text:tab/><text:tab/><text:tab/><text:span text:style-name="T115">APIs:</text:span></text:p>
      <text:p text:style-name="P32"><text:tab/><text:tab/><text:tab/><text:span text:style-name="T113">Efficiency: </text:span><text:span text:style-name="T38">Θ(n</text:span><text:span text:style-name="T41">^2</text:span><text:span text:style-name="T38">)</text:span></text:p>
      <text:p text:style-name="P156"><text:tab/><text:tab/>Merge Sort:</text:p>
      <text:p text:style-name="P8"><text:tab/><text:tab/><text:tab/><text:span text:style-name="T9">- </text:span><text:span text:style-name="T22">Merge sort is one of the most basic sorting algorithms. It is a <text:tab/><text:tab/><text:tab/><text:tab/><text:tab/>comparison based sorting algorithm that divides the entire dataset into <text:tab/><text:tab/><text:tab/><text:tab/>groups of, at most, two. It then compares each number one at a time, <text:tab/><text:tab/><text:tab/><text:tab/>moving the smallest number to the left of the pair. Once all pairs are <text:tab/><text:tab/><text:tab/><text:tab/>sorted it then compares the left most elements of the two leftmost pairs <text:tab/><text:tab/><text:tab/><text:tab/>creating a sorted group of four with the smallest number on the left and <text:tab/><text:tab/><text:tab/><text:tab/>the largest on the right. This process is repeated until there is only one <text:tab/><text:tab/><text:tab/><text:tab/>set. “</text:span><text:span text:style-name="T29">Divide and Conquer” algorithm.</text:span></text:p>
      <text:p text:style-name="P148"><text:tab/><text:tab/><text:tab/><text:span text:style-name="T74">Psudocode:</text:span><text:span text:style-name="T228"> </text:span><text:a xlink:type="simple" xlink:href="https://github.com/masharp/useful-algorithms/blob/master/Sort/MergeSort.js" text:style-name="Internet_20_link" text:visited-style-name="Visited_20_Internet_20_Link"><text:span text:style-name="T75">Merge Sort - GitHub</text:span></text:a></text:p>
      <text:p text:style-name="P31"><text:tab/><text:tab/><text:tab/><text:span text:style-name="T115">APIs:</text:span></text:p>
      <text:p text:style-name="P31"><text:span text:style-name="T38"><text:tab/><text:tab/><text:tab/></text:span><text:span text:style-name="T63">Efficiency: </text:span></text:p>
      <text:p text:style-name="P33"><text:span text:style-name="T63"><text:tab/><text:tab/><text:tab/><text:tab/></text:span><text:span text:style-name="T58">- Best Case: </text:span><text:span text:style-name="T38">Θ(n)</text:span></text:p>
      <text:p text:style-name="P33"><text:span text:style-name="T58"><text:tab/><text:tab/><text:tab/><text:tab/>- Average Case: </text:span><text:span text:style-name="T38">Θ(n</text:span><text:span text:style-name="T41"> </text:span><text:span text:style-name="T58">log n</text:span><text:span text:style-name="T38">)</text:span></text:p>
      <text:p text:style-name="P33"><text:span text:style-name="T58"><text:tab/><text:tab/><text:tab/><text:tab/>- Worst Case: </text:span><text:span text:style-name="T38">Θ(</text:span><text:span text:style-name="T58">n log n</text:span><text:span text:style-name="T38">)</text:span></text:p>
      <text:p text:style-name="P34"><text:span text:style-name="T38"><text:tab/><text:tab/></text:span><text:span text:style-name="T102">Quicks</text:span><text:span text:style-name="T101">ort:</text:span></text:p>
      <text:p text:style-name="P9"><text:tab/><text:tab/><text:tab/><text:span text:style-name="T9">- </text:span><text:span text:style-name="T23">Quicksort is a comparison based sorting algorithm that divides an entire <text:tab/><text:tab/><text:tab/>dataset in half by selecting the average element and putting all smaller <text:tab/><text:tab/><text:tab/><text:tab/>elements to the left of the average. It repeats this process of the left side <text:tab/><text:tab/><text:tab/><text:tab/>until it is comparing only two elements at which point the left side is <text:tab/><text:tab/><text:tab/><text:tab/>sorted. When the left side is sorted, it performs the same operation on the <text:tab/><text:tab/><text:tab/>right side. Computer architecture usually favors the quicksort process. <text:tab/><text:tab/><text:tab/><text:tab/>While it has the same Big O as many other sorting algorithms, or worse in <text:tab/><text:tab/><text:tab/>some cases, it is often faster in practice than many other sorting <text:tab/><text:tab/><text:tab/><text:tab/><text:tab/>algorithms such as Merge sort. </text:span><text:span text:style-name="T25">Quicksort is often implemented as a <text:tab/><text:tab/><text:tab/><text:tab/>recursive function. </text:span></text:p>
      <text:p text:style-name="P9"><text:tab/><text:tab/><text:tab/><text:span text:style-name="T227">Implementation: </text:span><text:span text:style-name="T30">Quicksort - GitHub</text:span></text:p>
      <text:p text:style-name="P34"><text:tab/><text:tab/><text:tab/><text:span text:style-name="T115">APIs:<text:tab/></text:span></text:p>
      <text:p text:style-name="P34"><text:span text:style-name="T38"><text:tab/><text:tab/><text:tab/></text:span><text:span text:style-name="T63">Efficiency: </text:span></text:p>
      <text:p text:style-name="P34"><text:span text:style-name="T63"><text:tab/><text:tab/><text:tab/><text:tab/></text:span><text:span text:style-name="T58">- Best Case: </text:span><text:span text:style-name="T38">Θ(n)</text:span></text:p>
      <text:p text:style-name="P34"><text:span text:style-name="T58"><text:tab/><text:tab/><text:tab/><text:tab/>- Average Case: </text:span><text:span text:style-name="T38">Θ(n</text:span><text:span text:style-name="T41"> </text:span><text:span text:style-name="T58">log n</text:span><text:span text:style-name="T38">)</text:span></text:p>
      <text:p text:style-name="P34"><text:soft-page-break/><text:span text:style-name="T58"><text:tab/><text:tab/><text:tab/><text:tab/>- Worst Case: </text:span><text:span text:style-name="T38">Θ(</text:span><text:span text:style-name="T58">n</text:span><text:span text:style-name="T59">^2</text:span><text:span text:style-name="T38">)</text:span></text:p>
      <text:p text:style-name="P160"><text:span text:style-name="T102"><text:tab/><text:tab/></text:span><text:span text:style-name="T103">Bubble Sort</text:span><text:span text:style-name="T101">:</text:span></text:p>
      <text:p text:style-name="P10"><text:tab/><text:tab/><text:tab/><text:span text:style-name="T9">- </text:span><text:span text:style-name="T24">Bubble sort is a comparison based algorithm that iterates from left to <text:tab/><text:tab/><text:tab/><text:tab/>right and compares each couplet, moving the smaller element to the left. <text:tab/><text:tab/><text:tab/><text:tab/>It repeats this process until it can no longer move an element to the left. <text:tab/><text:tab/><text:tab/><text:tab/>While simple to implement, it is the least efficient, especially on larger <text:tab/><text:tab/><text:tab/><text:tab/>datasets. </text:span></text:p>
      <text:p text:style-name="P10"><text:tab/><text:tab/><text:tab/><text:span text:style-name="T226">Implementation: </text:span><text:a xlink:type="simple" xlink:href="https://github.com/masharp/useful-algorithms/blob/master/Sort/BubbleSort.js" text:style-name="Internet_20_link" text:visited-style-name="Visited_20_Internet_20_Link"><text:span text:style-name="T28">BubbleSort - GitHub</text:span></text:a></text:p>
      <text:p text:style-name="P35"><text:tab/><text:tab/><text:tab/><text:span text:style-name="T115">APIs:<text:tab/></text:span></text:p>
      <text:p text:style-name="P35"><text:span text:style-name="T38"><text:tab/><text:tab/><text:tab/></text:span><text:span text:style-name="T63">Efficiency: </text:span></text:p>
      <text:p text:style-name="P35"><text:span text:style-name="T63"><text:tab/><text:tab/><text:tab/><text:tab/></text:span><text:span text:style-name="T58">- Best Case: </text:span><text:span text:style-name="T38">Θ(n)</text:span></text:p>
      <text:p text:style-name="P35"><text:span text:style-name="T58"><text:tab/><text:tab/><text:tab/><text:tab/>- Average Case: </text:span><text:span text:style-name="T38">Θ(n</text:span><text:span text:style-name="T60">^2</text:span><text:span text:style-name="T38">)</text:span></text:p>
      <text:p text:style-name="P35"><text:span text:style-name="T58"><text:tab/><text:tab/><text:tab/><text:tab/>- Worst Case: </text:span><text:span text:style-name="T38">Θ(</text:span><text:span text:style-name="T58">n</text:span><text:span text:style-name="T59">^2</text:span><text:span text:style-name="T38">)</text:span></text:p>
      <text:p text:style-name="P37"><text:span text:style-name="T38"><text:tab/><text:tab/></text:span><text:span text:style-name="T103"> S</text:span><text:span text:style-name="T104">election S</text:span><text:span text:style-name="T103">ort</text:span><text:span text:style-name="T101">:</text:span></text:p>
      <text:p text:style-name="P16"><text:tab/><text:tab/><text:tab/><text:span text:style-name="T9">- </text:span><text:span text:style-name="T27">Selection</text:span><text:span text:style-name="T24"> sort is a comparison based algorithm </text:span><text:span text:style-name="T27">that takes each element <text:tab/><text:tab/><text:tab/>of a dataset and compares it to the rest of the dataset in order to find a <text:tab/><text:tab/><text:tab/><text:tab/>smaller element. If found, the element's positions in the dataset are <text:tab/><text:tab/><text:tab/><text:tab/>swapped.</text:span></text:p>
      <text:p text:style-name="P16"><text:tab/><text:tab/><text:tab/><text:span text:style-name="T226">Implementation: </text:span><text:a xlink:type="simple" xlink:href="https://github.com/masharp/useful-algorithms/blob/master/Sort/SelectionSort.js" text:style-name="Internet_20_link" text:visited-style-name="Visited_20_Internet_20_Link"><text:span text:style-name="T28">SelectionSort - GitHub</text:span></text:a></text:p>
      <text:p text:style-name="P37"><text:tab/><text:tab/><text:tab/><text:span text:style-name="T115">APIs:<text:tab/></text:span></text:p>
      <text:p text:style-name="P37"><text:span text:style-name="T38"><text:tab/><text:tab/><text:tab/></text:span><text:span text:style-name="T63">Efficiency: </text:span></text:p>
      <text:p text:style-name="P37"><text:span text:style-name="T63"><text:tab/><text:tab/><text:tab/><text:tab/></text:span><text:span text:style-name="T58">- Best Case:</text:span></text:p>
      <text:p text:style-name="P79"><text:tab/><text:tab/><text:tab/><text:tab/>- Average Case: </text:p>
      <text:p text:style-name="P79"><text:tab/><text:tab/><text:tab/><text:tab/>- Worst Case: </text:p>
      <text:p text:style-name="P4"><text:tab/><text:span text:style-name="T80">Search:</text:span></text:p>
      <text:p text:style-name="P4"><text:span text:style-name="T80"><text:tab/><text:tab/></text:span><text:span text:style-name="T98">Breadth-First-Search (BFS):</text:span></text:p>
      <text:p text:style-name="P4"><text:span text:style-name="T98"><text:tab/><text:tab/></text:span><text:span text:style-name="T99"><text:tab/>-</text:span><text:span text:style-name="T139"> An algorithm that searches a tree or graph by searching levels of the <text:tab/><text:tab/><text:tab/><text:tab/>tree first, starting at the root. It finds every node on the same level, most <text:tab/><text:tab/><text:tab/><text:tab/>often moving left to right. While doing this, it tracks the children nodes of <text:tab/><text:tab/><text:tab/><text:tab/>the nodes on the current level. When finished examining a level it moves <text:tab/><text:tab/><text:tab/><text:tab/>to the left-most node on the current level. The bottom right <text:s/>node is <text:tab/><text:tab/><text:tab/><text:tab/>evaluated last (the node that is deepest and farthest right of the tree's <text:tab/><text:tab/><text:tab/><text:tab/>level). A BFS is optimal for searching a tree that is wider than it is deep. <text:tab/><text:tab/><text:tab/><text:tab/>Uses a queue to store information about the tree as the tree is traversed. <text:tab/><text:tab/><text:tab/><text:tab/>Because the queue stores pointers, it is more memory intensive than a <text:tab/><text:tab/><text:tab/><text:tab/>DFS. </text:span><text:span text:style-name="T141">This search algorithm tends to use looping.</text:span></text:p>
      <text:p text:style-name="P11"><text:tab/><text:tab/><text:tab/><text:span text:style-name="T64">Psudocode: </text:span></text:p>
      <text:p text:style-name="P7"><text:tab/><text:tab/><text:tab/><text:span text:style-name="T221">APIs:</text:span><text:tab/></text:p>
      <text:p text:style-name="P36"><text:tab/><text:tab/><text:tab/><text:span text:style-name="T113">Efficiency: </text:span><text:span text:style-name="T38">Θ(</text:span><text:span text:style-name="T57">|</text:span><text:span text:style-name="T55">E</text:span><text:span text:style-name="T57">|</text:span><text:span text:style-name="T55">+</text:span><text:span text:style-name="T57">|</text:span><text:span text:style-name="T55">V</text:span><text:span text:style-name="T57">|</text:span><text:span text:style-name="T38">) – </text:span><text:span text:style-name="T55">E is edges, V is vertices</text:span></text:p>
      <text:p text:style-name="P30"><text:span text:style-name="T55"><text:tab/><text:tab/></text:span><text:span text:style-name="T84">Depth-First-Search (DFS):</text:span></text:p>
      <text:p text:style-name="P7"><text:span text:style-name="T98"><text:tab/><text:tab/></text:span><text:span text:style-name="T99"><text:tab/>-</text:span><text:span text:style-name="T139"> An algorithm that searches a tree or graph by searching </text:span><text:span text:style-name="T140">branches of the <text:tab/><text:tab/><text:tab/>tree first, starting at the root. It traverses left down a tree until it cannot go <text:tab/><text:tab/><text:tab/>further. Once it reaches the end of the tree, it traverses back up trying the <text:tab/><text:tab/><text:tab/>right child of nodes on that branch and if possible the left children of those <text:tab/><text:tab/><text:tab/>right children. When finished with that branch, it moves to the node right <text:tab/><text:tab/><text:tab/><text:tab/>and tries to left on all of its children until it reaches the bottom. The right <text:tab/><text:tab/><text:tab/><text:tab/>node is evaluated last. A DFS is optimal for a tree that is deeper than it is <text:tab/><text:tab/><text:tab/><text:tab/>wide. It uses a stack to push nodes, which is LIFO and does not need to <text:tab/><text:tab/><text:tab/><text:tab/>keep track of pointers and is therefore less memory intensive than a BFS. </text:span><text:soft-page-break/><text:span text:style-name="T140"><text:tab/><text:tab/><text:tab/>Once it cannot go further left, it evaluates the stack. </text:span><text:span text:style-name="T141">This search algorithm <text:tab/><text:tab/><text:tab/>tends to use recursion. </text:span></text:p>
      <text:p text:style-name="P7"><text:tab/><text:tab/><text:tab/><text:span text:style-name="T64">Psudocode: </text:span></text:p>
      <text:p text:style-name="P7"><text:tab/><text:tab/><text:tab/><text:span text:style-name="T221">APIs:</text:span></text:p>
      <text:p text:style-name="P30"><text:span text:style-name="T55"><text:tab/><text:tab/><text:tab/></text:span><text:span text:style-name="T63">Efficiency: </text:span><text:span text:style-name="T38">Θ(</text:span><text:span text:style-name="T57">|</text:span><text:span text:style-name="T55">E</text:span><text:span text:style-name="T57">|</text:span><text:span text:style-name="T55">+</text:span><text:span text:style-name="T57">|</text:span><text:span text:style-name="T55">V</text:span><text:span text:style-name="T57">|</text:span><text:span text:style-name="T38">) – </text:span><text:span text:style-name="T55">E is edges, V is vertices</text:span></text:p>
      <text:p text:style-name="P158"><text:span text:style-name="T80"><text:tab/></text:span><text:span text:style-name="T106">Algorithm Types</text:span><text:span text:style-name="T80">:</text:span></text:p>
      <text:p text:style-name="P12"><text:span text:style-name="T80"><text:tab/><text:tab/></text:span><text:span text:style-name="T106">Recursive</text:span><text:span text:style-name="T98">:</text:span></text:p>
      <text:p text:style-name="P13"><text:span text:style-name="T98"><text:tab/><text:tab/><text:tab/></text:span><text:span text:style-name="T142">- Recursion</text:span><text:span text:style-name="T143"> is an algorithm that</text:span><text:span text:style-name="T142"> call</text:span><text:span text:style-name="T143">s</text:span><text:span text:style-name="T142"> itself in order to solve a problem.</text:span><text:span text:style-name="T100"> <text:tab/><text:tab/><text:tab/><text:tab/></text:span><text:span text:style-name="T142">This involves a base case, which returns a value without making any <text:tab/><text:tab/><text:tab/><text:tab/>subsequent recursive calls (usually 1 or 0), and a recursive step which <text:tab/><text:tab/><text:tab/><text:tab/>relates the function at one input to another input and must converge to <text:tab/><text:tab/><text:tab/><text:tab/>the base case. </text:span></text:p>
      <text:p text:style-name="P26"><text:span text:style-name="T9"><text:tab/><text:tab/><text:tab/></text:span><text:span text:style-name="T117">Advantages:</text:span></text:p>
      <text:p text:style-name="P59"><text:tab/><text:tab/><text:tab/><text:tab/>- Easier to visualize.</text:p>
      <text:p text:style-name="P59"><text:tab/><text:tab/><text:tab/><text:tab/>- More elegant, ie. Reduces code size in complex iterations.</text:p>
      <text:p text:style-name="P59"><text:tab/><text:tab/><text:tab/><text:span text:style-name="T107">Disadvantages:</text:span></text:p>
      <text:p text:style-name="P59"><text:tab/><text:tab/><text:tab/><text:tab/>- Harder to understand .</text:p>
      <text:p text:style-name="P59"><text:span text:style-name="T98"><text:tab/><text:tab/><text:tab/><text:tab/></text:span><text:span text:style-name="T185">- The larger the input, the more memory allocated which can cause <text:tab/><text:tab/><text:tab/><text:tab/>it to slow or throw </text:span><text:span text:style-name="T186">stack overflow</text:span><text:span text:style-name="T185"> errors</text:span><text:span text:style-name="T186">, which usually means that <text:tab/><text:tab/><text:tab/><text:tab/><text:tab/>your base case never triggers. </text:span></text:p>
      <text:p text:style-name="P12"><text:span text:style-name="T98"><text:tab/><text:tab/></text:span><text:span text:style-name="T106">Iterative:</text:span></text:p>
      <text:p text:style-name="P14"><text:span text:style-name="T106"><text:tab/><text:tab/><text:tab/></text:span><text:span text:style-name="T142">- </text:span><text:span text:style-name="T144">Iterative algorithms are called repeatedly but for a finite amount of times, <text:tab/><text:tab/><text:tab/>each time being a single iteration. This is often used to move <text:tab/><text:tab/><text:tab/><text:tab/><text:tab/>incrementally through a dataset. <text:s/>This is generally implemented with <text:tab/><text:tab/><text:tab/><text:tab/>loops, such as for and while. </text:span></text:p>
      <text:p text:style-name="P27"><text:span text:style-name="T9"><text:tab/><text:tab/><text:tab/></text:span><text:span text:style-name="T117">Advantages:</text:span></text:p>
      <text:p text:style-name="P60"><text:tab/><text:tab/><text:tab/><text:tab/>- <text:span text:style-name="T222">Generally uses less memory </text:span></text:p>
      <text:p text:style-name="P60"><text:tab/><text:tab/><text:tab/><text:tab/>- <text:span text:style-name="T222">Useful for moving through an array</text:span></text:p>
      <text:p text:style-name="P60"><text:tab/><text:tab/><text:tab/><text:span text:style-name="T107">Disadvantages:</text:span></text:p>
      <text:p text:style-name="P61"><text:span text:style-name="T107"><text:tab/><text:tab/></text:span><text:span text:style-name="T224">Greedy</text:span><text:span text:style-name="T225">:</text:span></text:p>
      <text:p text:style-name="P15"><text:span text:style-name="T106"><text:tab/><text:tab/><text:tab/></text:span><text:span text:style-name="T142">- </text:span><text:span text:style-name="T145">A greedy algorithm is an algorithm that, while executing, selects only the <text:tab/><text:tab/><text:tab/>information that meets certain criteria. The five components of a greedy <text:tab/><text:tab/><text:tab/><text:tab/>algorithm are: A) A candidate set, from which a solution is created. B) A <text:tab/><text:tab/><text:tab/><text:tab/>selection function, which chooses the best candidate to be added to the <text:tab/><text:tab/><text:tab/><text:tab/>solution. C) A feasibility function, that is used to determine if a candidate <text:tab/><text:tab/><text:tab/><text:tab/>can be used to contribute to a solution. D) An objective function, which <text:tab/><text:tab/><text:tab/><text:tab/>assigns a value to a solution, or a partial solution. E) A solution function, <text:tab/><text:tab/><text:tab/><text:tab/>which will indicate when the algorithm has discovered a complete <text:tab/><text:tab/><text:tab/><text:tab/><text:tab/>solution. Greedy algorithms are used to find the optimal solution for a <text:tab/><text:tab/><text:tab/><text:tab/>given problem. Generally used on only on sets of data where only a small <text:tab/><text:tab/><text:tab/>portion of the data evaluated meets the desired result. Often a greedy <text:tab/><text:tab/><text:tab/><text:tab/>algorithm can help reduce the Big O of an implemented algorithm. </text:span></text:p>
      <text:p text:style-name="P28"><text:span text:style-name="T9"><text:tab/><text:tab/><text:tab/></text:span><text:span text:style-name="T223">Psudocode: </text:span></text:p>
      <text:p text:style-name="P28"><text:span text:style-name="T9"><text:tab/><text:tab/><text:tab/>- </text:span><text:span text:style-name="T26">greed algorithm (array)</text:span></text:p>
      <text:p text:style-name="P62"><text:tab/><text:tab/><text:tab/><text:tab/>- var largest difference = 0</text:p>
      <text:p text:style-name="P62"><text:tab/><text:tab/><text:tab/><text:tab/>- var new difference = find next difference (array[n], array[n+1])</text:p>
      <text:p text:style-name="P62"><text:tab/><text:tab/><text:tab/><text:tab/>- largest difference = <text:s/>new difference if is &gt; largest difference</text:p>
      <text:p text:style-name="P62"><text:tab/><text:tab/><text:tab/><text:tab/>- repeat above two steps until all differences have bee found</text:p>
      <text:p text:style-name="P62"><text:tab/><text:tab/><text:tab/><text:tab/>- return largest difference</text:p>
      <text:p text:style-name="P86"><text:soft-page-break/><text:tab/><text:tab/>Average of Numbers in an Array:</text:p>
      <text:p text:style-name="P86"><text:tab/><text:tab/>Data Structure Retrieval:</text:p>
      <text:p text:style-name="P86"><text:tab/><text:tab/>Tree:</text:p>
      <text:p text:style-name="P86"><text:tab/><text:tab/>Graph:</text:p>
      <text:p text:style-name="P86"><text:tab/><text:tab/>Divide and Conquer:</text:p>
      <text:p text:style-name="P87"><text:tab/><text:tab/>Matrix Levels:</text:p>
      <text:p text:style-name="P87"><text:tab/><text:tab/>Numerical Computation Algorithms:</text:p>
      <text:p text:style-name="P87"><text:tab/><text:tab/>NP Problems:</text:p>
      <text:p text:style-name="P106">Design Patterns:</text:p>
      <text:p text:style-name="P106"><text:tab/>- <text:span text:style-name="T207">Factory Pattern:</text:span></text:p>
      <text:p text:style-name="P106"><text:tab/><text:tab/><text:span text:style-name="T172">- Use:</text:span></text:p>
      <text:p text:style-name="P106"><text:span text:style-name="T172"><text:tab/><text:tab/><text:tab/></text:span><text:span text:style-name="T132">- When a method returns one of several possible classes that share a <text:tab/><text:tab/><text:tab/><text:tab/>common superclass.</text:span></text:p>
      <text:p text:style-name="P106"><text:span text:style-name="T172"><text:tab/><text:tab/>- </text:span><text:span text:style-name="T173">Advantages:</text:span></text:p>
      <text:p text:style-name="P133"><text:tab/><text:tab/>- Disadvantages:</text:p>
      <text:p text:style-name="P136"><text:tab/><text:tab/>- Examples:</text:p>
      <text:p text:style-name="P106"><text:span text:style-name="T172"><text:tab/><text:tab/><text:tab/></text:span><text:span text:style-name="T132">- Create a new enemy in a game → Random number generator picks a <text:tab/><text:tab/><text:tab/><text:tab/>number assigned to a specific enemy → the factory returns the enemy <text:tab/><text:tab/><text:tab/><text:tab/>associated with that number → the class is chosen at rune time.</text:span></text:p>
      <text:p text:style-name="P154"><text:tab/>- <text:span text:style-name="T208">Strategy (Policy) Pattern:</text:span></text:p>
      <text:p text:style-name="P107"><text:tab/><text:tab/><text:span text:style-name="T172">- Use:</text:span></text:p>
      <text:p text:style-name="P107"><text:span text:style-name="T172"><text:tab/><text:tab/><text:tab/></text:span><text:span text:style-name="T132">- </text:span><text:span text:style-name="T133">Allows the engineer to code to an interface and encapsulate the <text:tab/><text:tab/><text:tab/><text:tab/><text:tab/>concepts that vary. Many related classes differ in their behavior, but are <text:tab/><text:tab/><text:tab/><text:tab/>tightly coupled. You may need different variants of an algorithm or you <text:tab/><text:tab/><text:tab/><text:tab/>may need to decouple complex, algorithm-specific data structures from <text:tab/><text:tab/><text:tab/><text:tab/>the client that uses them.</text:span></text:p>
      <text:p text:style-name="P107"><text:span text:style-name="T172"><text:tab/><text:tab/>- </text:span><text:span text:style-name="T173">Advantages:</text:span></text:p>
      <text:p text:style-name="P107"><text:span text:style-name="T173"><text:tab/><text:tab/><text:tab/></text:span><text:span text:style-name="T133">- Allows for the implementation of different behavioral algorithms in a <text:tab/><text:tab/><text:tab/><text:tab/>separate class hierarchy with an interface at the root.</text:span></text:p>
      <text:p text:style-name="P120"><text:tab/><text:tab/><text:tab/>- Allows for the decoupling of the object which uses the encapsulated <text:tab/><text:tab/><text:tab/><text:tab/>'strategies' and the algorithms themselves so that they can vary <text:tab/><text:tab/><text:tab/><text:tab/><text:tab/>independently.</text:p>
      <text:p text:style-name="P134"><text:tab/><text:tab/>- Disadvantages:</text:p>
      <text:p text:style-name="P107"><text:span text:style-name="T173"><text:tab/><text:tab/><text:tab/></text:span><text:span text:style-name="T133">- May result in many more classes/objects</text:span></text:p>
      <text:p text:style-name="P137"><text:tab/><text:tab/>- Examples:</text:p>
      <text:p text:style-name="P121"><text:tab/><text:tab/><text:tab/>-</text:p>
      <text:p text:style-name="P154"><text:tab/>- <text:span text:style-name="T208">Observer (Publisher/Subscriber) Pattern:</text:span></text:p>
      <text:p text:style-name="P107"><text:tab/><text:tab/><text:span text:style-name="T172">- Use:</text:span></text:p>
      <text:p text:style-name="P107"><text:span text:style-name="T172"><text:tab/><text:tab/><text:tab/></text:span><text:span text:style-name="T132">- </text:span><text:span text:style-name="T133">Allows the engineer to update many other objects when one specific <text:tab/><text:tab/><text:tab/><text:tab/>object is updated/changed.</text:span></text:p>
      <text:p text:style-name="P107"><text:span text:style-name="T172"><text:tab/><text:tab/>- </text:span><text:span text:style-name="T173">Advantages:</text:span></text:p>
      <text:p text:style-name="P107"><text:span text:style-name="T173"><text:tab/><text:tab/><text:tab/></text:span><text:span text:style-name="T133">- Loose coupling means that the publisher does not need to know <text:tab/><text:tab/><text:tab/><text:tab/><text:tab/>anything about the subscribers.</text:span></text:p>
      <text:p text:style-name="P120"><text:tab/><text:tab/><text:tab/>- The publisher object maintains list of dependents called subscribers and <text:tab/><text:tab/><text:tab/>notifies them accordingly of any state changes, usually by calling one of <text:tab/><text:tab/><text:tab/><text:tab/>their methods.</text:p>
      <text:p text:style-name="P134"><text:tab/><text:tab/>- Disadvantages:</text:p>
      <text:p text:style-name="P107"><text:span text:style-name="T173"><text:tab/><text:tab/><text:tab/></text:span><text:span text:style-name="T133">- Publisher may send updates that don't matter to a particular subscriber.</text:span></text:p>
      <text:p text:style-name="P137"><text:tab/><text:tab/>- Examples:</text:p>
      <text:p text:style-name="P155"><text:soft-page-break/><text:tab/>- <text:span text:style-name="T215">Decorator (Wrapper) Pattern:</text:span></text:p>
      <text:p text:style-name="P108"><text:tab/><text:tab/><text:span text:style-name="T172">- Use: </text:span></text:p>
      <text:p text:style-name="P108"><text:span text:style-name="T172"><text:tab/><text:tab/><text:tab/></text:span><text:span text:style-name="T132">- </text:span><text:span text:style-name="T133">Allows the engineer </text:span><text:span text:style-name="T138">to attach additional responsibilities to an object <text:tab/><text:tab/><text:tab/><text:tab/>dynamically. Decorators provide a flexible alternative to subclassing.</text:span></text:p>
      <text:p text:style-name="P108"><text:span text:style-name="T172"><text:tab/><text:tab/>- </text:span><text:span text:style-name="T173">Advantages:</text:span></text:p>
      <text:p text:style-name="P129"><text:tab/><text:tab/><text:tab/>- More flexibility than static inheritance. Object responsibilities can be <text:tab/><text:tab/><text:tab/><text:tab/>added and removed at rune-time simply by attaching or detaching them. </text:p>
      <text:p text:style-name="P129"><text:tab/><text:tab/><text:tab/>- Avoids feature-bloated classes high up in the hierarchy. Instead of <text:tab/><text:tab/><text:tab/><text:tab/>adding every enforceable feature up front, you can add small features <text:tab/><text:tab/><text:tab/><text:tab/>and functionality as you go.</text:p>
      <text:p text:style-name="P135"><text:tab/><text:tab/>- Disadvantages:</text:p>
      <text:p text:style-name="P108"><text:span text:style-name="T173"><text:tab/><text:tab/><text:tab/></text:span><text:span text:style-name="T133">- </text:span><text:span text:style-name="T138">A decorator and it's components are identical. Hence you should not rely <text:tab/><text:tab/><text:tab/>on object identity when you use decorators.</text:span></text:p>
      <text:p text:style-name="P129"><text:tab/><text:tab/><text:tab/>- Lots of little objects. A design with decorators have a lot of little objects <text:tab/><text:tab/><text:tab/><text:tab/>that look alike. They differ only in the way they are interconnected.</text:p>
      <text:p text:style-name="P138"><text:tab/><text:tab/>- Examples:</text:p>
      <text:p text:style-name="P123"><text:tab/><text:tab/><text:tab/>- <text:span text:style-name="T216">A common use of the decorator pattern is in GUIs, in order to add <text:tab/><text:tab/><text:tab/><text:tab/>graphical embellishments to widgets.</text:span></text:p>
      <text:p text:style-name="P111">Automata: </text:p>
      <text:p text:style-name="P111"><text:tab/><text:span text:style-name="T120">- </text:span><text:span text:style-name="T148">Automata are abstract models of machines that perform calculations on an input by <text:tab/>moving through a series of states or configurations. At each state, a transition function <text:tab/>determines the next configuration based on a finite portion of the current configuration. <text:tab/>Characteristics include inputs(sequence of symbols), outputs (sequence of symbols <text:tab/>that meets conditions), and states (definition depends on automata type).</text:span></text:p>
      <text:p text:style-name="P112"><text:span text:style-name="T120"><text:tab/>- </text:span><text:span text:style-name="T119">Finite State Machine:</text:span></text:p>
      <text:p text:style-name="P139"><text:tab/>- Pushdown Automata:</text:p>
      <text:p text:style-name="P139"><text:tab/>- Linear-bounded Automata:</text:p>
      <text:p text:style-name="P139"><text:tab/>- Turing Machine:</text:p>
      <text:p text:style-name="P86">Systems Programming -</text:p>
      <text:p text:style-name="P86"><text:tab/><text:tab/>Compiler:</text:p>
      <text:p text:style-name="P86"><text:tab/><text:tab/>Linker:</text:p>
      <text:p text:style-name="P86"><text:tab/><text:tab/>Interpreter:</text:p>
      <text:p text:style-name="P86"><text:tab/><text:tab/>Assembly Code:</text:p>
      <text:p text:style-name="P86"><text:tab/><text:tab/>Virtual Memory:</text:p>
      <text:p text:style-name="P86"><text:tab/><text:tab/>Paging:</text:p>
      <text:p text:style-name="P86"><text:tab/><text:tab/>Kernel Mode:</text:p>
      <text:p text:style-name="P86"><text:tab/><text:tab/>Multi-Threading:</text:p>
      <text:p text:style-name="P86"><text:tab/><text:tab/>Synchronization Primitives:</text:p>
      <text:p text:style-name="P86"><text:tab/><text:tab/>Network Protocols:</text:p>
      <text:p text:style-name="P86"><text:tab/><text:tab/>Socket-level Programming:</text:p>
      <text:p text:style-name="P2"><text:span text:style-name="T188">Competency Area – </text:span><text:span text:style-name="T189">Software Engineering</text:span></text:p>
      <text:p text:style-name="P115"><text:span text:style-name="T4">S</text:span><text:span text:style-name="T2">ource Code Version Control -</text:span></text:p>
      <text:p text:style-name="P89"><text:tab/>VSS:</text:p>
      <text:p text:style-name="P18"><text:tab/><text:span text:style-name="T9">- </text:span><text:span text:style-name="T18">Microsoft Volume Snapshot Service, or Shadow Copy, is a Windows service that allows for copies of files to be backed up and restored to the point you like.</text:span></text:p>
      <text:p text:style-name="P89"><text:tab/>CVS/<text:span text:style-name="T70">SVN</text:span>:</text:p>
      <text:p text:style-name="P19"><text:tab/><text:span text:style-name="T18">- Concurrent Versions System is a revision control system that keeps track of all work and all changes in a set of files. This allows several developers to collaborate. It uses a client-server architecture; a server stores the current versions or a project and history, the clients </text:span><text:soft-page-break/><text:span text:style-name="T18">check out a copy of the project and then later check in their changes. SVN is Apache Subversion. It's goal is to be a successor to CVS. It behaves much the same way as CVS.</text:span></text:p>
      <text:p text:style-name="P18"><text:tab/><text:tab/><text:span text:style-name="T80">Branch/Merge:</text:span></text:p>
      <text:p text:style-name="P89"><text:tab/><text:tab/>Repository Settings:</text:p>
      <text:p text:style-name="P89"><text:tab/><text:tab/>Distributed VCS:</text:p>
      <text:p text:style-name="P89"><text:tab/><text:tab/>Mercurial:</text:p>
      <text:p text:style-name="P89"><text:tab/><text:tab/>Darcs:</text:p>
      <text:p text:style-name="P115"><text:span text:style-name="T3">B</text:span><text:span text:style-name="T2">uild Automation:</text:span></text:p>
      <text:p text:style-name="P89"><text:tab/><text:tab/>Command Line System Build:</text:p>
      <text:p text:style-name="P89"><text:tab/><text:tab/>Script System Build:</text:p>
      <text:p text:style-name="P94"><text:tab/>Build Tools:</text:p>
      <text:p text:style-name="P94"><text:tab/><text:tab/>- Maven:</text:p>
      <text:p text:style-name="P94"><text:tab/><text:tab/>- Gradle:</text:p>
      <text:p text:style-name="P94"><text:tab/><text:tab/>- Simple Build Tools:</text:p>
      <text:p text:style-name="P89">Automated Testing:</text:p>
      <text:p text:style-name="P89"><text:tab/><text:tab/>Automated Unit Tests:</text:p>
      <text:p text:style-name="P89"><text:tab/><text:tab/>TDD:</text:p>
      <text:p text:style-name="P89"><text:tab/><text:tab/>Functional Test:</text:p>
      <text:p text:style-name="P89"><text:tab/><text:tab/>Load Test:</text:p>
      <text:p text:style-name="P89"><text:tab/><text:tab/>UI Test</text:p>
      <text:p text:style-name="P95">Architectures:</text:p>
      <text:p text:style-name="P95"><text:tab/>- <text:span text:style-name="T199">Document-Object-Model (DOM): </text:span></text:p>
      <text:p text:style-name="P99"><text:tab/><text:tab/><text:span text:style-name="T119">- </text:span><text:span text:style-name="T129">DOM is a convention for representing and interlacing with objects I HTML, <text:tab/><text:tab/><text:tab/>XHTML, and XML documents. The nodes of every document are organized in a <text:tab/><text:tab/><text:tab/>tree structure called a DOM tree. Objects in the DOM tree ma be addressed and <text:tab/><text:tab/>manipulated by using methods on the objects.</text:span></text:p>
      <text:p text:style-name="P95"><text:tab/>- Model-View-Controller (MVC):</text:p>
      <text:p text:style-name="P95"><text:tab/><text:tab/><text:span text:style-name="T119">- </text:span><text:span text:style-name="T120">A software architecture pattern for implementing user interfaces</text:span></text:p>
      <text:p text:style-name="P124"><text:tab/><text:tab/><text:tab/>- User: SEES view, USES controller</text:p>
      <text:p text:style-name="P124"><text:tab/><text:tab/><text:tab/>- Controller: Manipulates model</text:p>
      <text:p text:style-name="P124"><text:tab/><text:tab/><text:tab/>- Mode: Updates view</text:p>
      <text:p text:style-name="P95"><text:span text:style-name="T120"><text:tab/><text:tab/>- </text:span><text:span text:style-name="T119">Model: </text:span><text:span text:style-name="T120">Stores data that is retrieved by the controller and displayed by the view</text:span></text:p>
      <text:p text:style-name="P95"><text:span text:style-name="T120"><text:tab/><text:tab/>- </text:span><text:span text:style-name="T119">View: </text:span><text:span text:style-name="T120">Requests information from the model that then generates an output <text:tab/><text:tab/><text:tab/><text:tab/>representation</text:span></text:p>
      <text:p text:style-name="P89"><text:tab/><text:tab/>-<text:span text:style-name="T119"> </text:span><text:span text:style-name="T151">Controller: </text:span><text:span text:style-name="T124">Sends commands to the model to update the model's state and <text:tab/><text:tab/><text:tab/><text:tab/>sends commands to the view's presentation of the model.</text:span></text:p>
      <text:p text:style-name="P143"><text:span text:style-name="T2">Competency Area – </text:span><text:span text:style-name="T5">Programming</text:span></text:p>
      <text:p text:style-name="P100">Programming Techniques:</text:p>
      <text:p text:style-name="P100"><text:tab/>- <text:span text:style-name="T213">Encapsulation:</text:span></text:p>
      <text:p text:style-name="P100"><text:tab/><text:tab/><text:span text:style-name="T120">- </text:span><text:span text:style-name="T136">Protects data integrity by limiting and strictly controlling access, either with <text:tab/><text:tab/><text:tab/>access methods or field parameters.</text:span></text:p>
      <text:p text:style-name="P100"><text:tab/>- <text:span text:style-name="T212">Overriding:</text:span></text:p>
      <text:p text:style-name="P100"><text:tab/><text:tab/><text:span text:style-name="T119">- </text:span><text:span text:style-name="T135">A subclass override an inherited method with it's own functions.</text:span></text:p>
      <text:p text:style-name="P100"><text:tab/>- <text:span text:style-name="T211">Abstracting:</text:span></text:p>
      <text:p text:style-name="P100"><text:tab/><text:tab/><text:span text:style-name="T9">- </text:span><text:span text:style-name="T134">Finding the traits in multiple classes that are similar and putting them into a <text:tab/><text:tab/><text:tab/>super class that these classes will then inherit their shared traits from.</text:span></text:p>
      <text:p text:style-name="P100"><text:tab/>- Composition:</text:p>
      <text:p text:style-name="P100"><text:tab/><text:tab/><text:span text:style-name="T120">- Instead of inheriting a process, the class is composed with objects that have <text:tab/><text:tab/><text:tab/>the right processes build in. This allows for the changing of capabilities at run <text:tab/></text:span><text:soft-page-break/><text:span text:style-name="T120"><text:tab/><text:tab/>time and for dynamic systems.</text:span></text:p>
      <text:p text:style-name="P100"><text:span text:style-name="T120"><text:tab/></text:span>- Decoupling:</text:p>
      <text:p text:style-name="P125"><text:tab/><text:tab/>- Encapsulating the concept or the behavior that varies in an interface and <text:tab/><text:tab/><text:tab/>extended classes. This allows the coder to create many types of behaviors <text:tab/><text:tab/><text:tab/>without affecting other classes.</text:p>
      <text:p text:style-name="P150"><text:tab/>- Delegation:</text:p>
      <text:p text:style-name="P125"><text:tab/><text:tab/>- A way of making composition as powerful for reuse as inheritance. A receiving <text:tab/><text:tab/><text:tab/>object delegates operations to its delegate. It is a good design choice only when <text:tab/><text:tab/>It simplifies more than it complicates.</text:p>
      <text:p text:style-name="P150"><text:tab/>- Polymorphism:</text:p>
      <text:p text:style-name="P125"><text:tab/><text:tab/>- Allows subclasses to share functionality of a superclass while defining its own <text:tab/><text:tab/><text:tab/>unique behaviors. A subclass can add methods without affecting the superclass. <text:tab/><text:tab/>Refer to subclass by their superclass type. With polymorphism you can only use <text:tab/><text:tab/>methods that the superclass knows about or they must be cast by the subclass <text:tab/><text:tab/><text:tab/>object.</text:p>
      <text:p text:style-name="P125"><text:tab/><text:tab/><text:tab/>- ex: overriding a print functional</text:p>
      <text:p text:style-name="P125"><text:tab/><text:tab/><text:tab/>- ex: Animal kitty = new Cat();</text:p>
      <text:p text:style-name="P100"><text:span text:style-name="T120"><text:tab/></text:span>- Interfaces:</text:p>
      <text:p text:style-name="P125"><text:tab/><text:tab/>- An interface is a class with only abstract methods. A class can implement as <text:tab/><text:tab/><text:tab/>many interface as the engineer desires. An interface provides the ultimate <text:tab/><text:tab/><text:tab/>flexibility, as classes from different inheritance trees can use a common <text:tab/><text:tab/><text:tab/><text:tab/>interface.</text:p>
      <text:p text:style-name="P100"><text:span text:style-name="T120"><text:tab/></text:span>- Inheritance:</text:p>
      <text:p text:style-name="P125"><text:tab/><text:tab/>- A subclass inherits the definitions and method of the superclass</text:p>
      <text:p text:style-name="P125"><text:tab/><text:tab/><text:tab/>- Java has single inheritance (extends)</text:p>
      <text:p text:style-name="P125"><text:tab/><text:tab/><text:tab/>- C++ has multiple inheritance ( : <text:s/>: <text:s/>: )</text:p>
      <text:p text:style-name="P101"><text:span text:style-name="T120"><text:tab/></text:span>- <text:span text:style-name="T204">Interpolation (Strings)</text:span>:</text:p>
      <text:p text:style-name="P101"><text:span text:style-name="T120"><text:tab/><text:tab/>- </text:span><text:span text:style-name="T130">The process of evaluating a String literal containing one or more 'placeholders,' <text:tab/><text:tab/>yielding a result in which the placeholders are replaced with their corresponding <text:tab/><text:tab/>values.</text:span></text:p>
      <text:p text:style-name="P126"><text:tab/><text:tab/><text:tab/>- ex: “Enter the result of #{5 + 5}”</text:p>
      <text:p text:style-name="P102"><text:span text:style-name="T130"><text:tab/></text:span>- <text:span text:style-name="T206">Enumerables</text:span>:</text:p>
      <text:p text:style-name="P102"><text:span text:style-name="T130"><text:tab/><text:tab/>- <text:s/></text:span><text:span text:style-name="T131">Represents a fixed set of constants, where you know the complete list of <text:tab/><text:tab/><text:tab/>possible values at compile time. </text:span></text:p>
      <text:p text:style-name="P127"><text:tab/><text:tab/><text:tab/>- ex: Planets in solar system, choices of a menu</text:p>
      <text:p text:style-name="P151"><text:tab/>- <text:span text:style-name="T207">Regular Expression (Regex):</text:span></text:p>
      <text:p text:style-name="P103"><text:span text:style-name="T130"><text:tab/><text:tab/>- </text:span><text:span text:style-name="T132">A way to describe a set of Strings based on common characteristics shared by <text:tab/><text:tab/>each String in the set. It is used for searching, editing, and manipulating text and <text:tab/><text:tab/>data.</text:span></text:p>
      <text:p text:style-name="P103"><text:span text:style-name="T132"><text:tab/></text:span>- <text:span text:style-name="T207">Method Overloading</text:span>:</text:p>
      <text:p text:style-name="P103"><text:span text:style-name="T130"><text:tab/><text:tab/>- <text:s/></text:span><text:span text:style-name="T132">Allows the same method to accept different attributes by defining each <text:tab/><text:tab/><text:tab/><text:tab/>method's behavior when that attribute is passed a particular data type.</text:span></text:p>
      <text:p text:style-name="P151"><text:tab/>- <text:span text:style-name="T207">Generics / Templates</text:span>:</text:p>
      <text:p text:style-name="P103"><text:span text:style-name="T130"><text:tab/><text:tab/>- </text:span><text:span text:style-name="T132">A technique that lets you define a type without specifying all of the types it <text:tab/><text:tab/><text:tab/>uses.</text:span></text:p>
      <text:p text:style-name="P89"><text:tab/>- Decomposition:</text:p>
      <text:p text:style-name="P89"><text:tab/><text:tab/><text:span text:style-name="T120">- </text:span><text:span text:style-name="T148">Involves breaking down a complex problem or system into smaller parts that <text:tab/><text:tab/><text:tab/>are more manageable and easier to understand. It also allows for limiting <text:tab/><text:tab/><text:tab/>changes to one part of a system from the rest of it. Examples of this are objects, </text:span><text:soft-page-break/><text:span text:style-name="T148"><text:tab/><text:tab/>classes, functions, etc.</text:span></text:p>
      <text:p text:style-name="P89"><text:tab/>- Function Uses:</text:p>
      <text:p text:style-name="P89"><text:tab/>- Reusable Functions / Objects:</text:p>
      <text:p text:style-name="P105">Threads:</text:p>
      <text:p text:style-name="P105"><text:tab/><text:span text:style-name="T120">- A thread of execution in a program or a 'path to follow.' The CPU uses threads to <text:tab/>execute a stream of instructions. They also tell the interpreter that the block of code will <text:tab/>be executed synchonistically with other blocks of code.</text:span></text:p>
      <text:p text:style-name="P105"><text:span text:style-name="T120"><text:tab/>- </text:span>Synchronized:</text:p>
      <text:p text:style-name="P105"><text:tab/><text:tab/><text:span text:style-name="T120">- A modifier that locks down a method wen a thread accesses it and prevent <text:tab/><text:tab/><text:tab/>other threads from also accessing it.</text:span></text:p>
      <text:p text:style-name="P152"><text:span text:style-name="T120"><text:tab/>- </text:span>Asynchronized:</text:p>
      <text:p text:style-name="P130"><text:tab/><text:tab/>- Data is streamed intermittently or upon the receipt of a signal of some kind, as <text:tab/><text:tab/><text:tab/>opposed to in a steady stream</text:p>
      <text:p text:style-name="P89">Systems Decomposition:</text:p>
      <text:p text:style-name="P89"><text:tab/><text:tab/><text:span text:style-name="T65">Multi-Platform</text:span> Solutions:</text:p>
      <text:p text:style-name="P89">Communication:</text:p>
      <text:p text:style-name="P89"><text:tab/><text:tab/>Practice Articulation:</text:p>
      <text:p text:style-name="P89">Code/File Organization:</text:p>
      <text:p text:style-name="P89"><text:tab/><text:tab/>Code Groupings:</text:p>
      <text:p text:style-name="P89"><text:tab/><text:tab/>Documentation:</text:p>
      <text:p text:style-name="P89"><text:tab/><text:tab/>White Space Usage:</text:p>
      <text:p text:style-name="P89"><text:tab/><text:tab/>Header:</text:p>
      <text:p text:style-name="P89"><text:tab/><text:tab/>Files in Folder Grouping:</text:p>
      <text:p text:style-name="P89">Source Tree Organization:</text:p>
      <text:p text:style-name="P89"><text:tab/><text:tab/>Appropriate Folders:</text:p>
      <text:p text:style-name="P89"><text:tab/><text:tab/>Circular Dependencies:</text:p>
      <text:p text:style-name="P89">Code Readability:</text:p>
      <text:p text:style-name="P89"><text:tab/><text:tab/>Code Assumptions:</text:p>
      <text:p text:style-name="P89"><text:tab/><text:tab/>Code Asserts:</text:p>
      <text:p text:style-name="P89"><text:tab/><text:tab/>No Deep Nesting of Conditions/Methods:</text:p>
      <text:p text:style-name="P89">Defensive Coding:</text:p>
      <text:p text:style-name="P89"><text:tab/><text:tab/>Assert Critical Assumptions:</text:p>
      <text:p text:style-name="P89"><text:tab/><text:tab/>Check Exceptions:<text:line-break/> <text:tab/><text:tab/>Library with Simulated Tests:</text:p>
      <text:p text:style-name="P89">Error Handling:</text:p>
      <text:p text:style-name="P89"><text:tab/><text:tab/>Basic Error Handling:</text:p>
      <text:p text:style-name="P89"><text:tab/><text:tab/>Error Handling Cleaning:</text:p>
      <text:p text:style-name="P89">IDE:</text:p>
      <text:p text:style-name="P89"><text:tab/><text:tab/>Keyboard Shortcuts:</text:p>
      <text:p text:style-name="P89"><text:tab/><text:tab/>Custom Macros:</text:p>
      <text:p text:style-name="P89">API:</text:p>
      <text:p text:style-name="P89"><text:tab/><text:tab/>Frequently Used APIs:</text:p>
      <text:p text:style-name="P89"><text:tab/><text:tab/>Post-Library API:</text:p>
      <text:p text:style-name="P95">Formats:</text:p>
      <text:p text:style-name="P95"><text:tab/>Markup Languages:</text:p>
      <text:p text:style-name="P95"><text:tab/><text:tab/><text:span text:style-name="T120">- </text:span><text:span text:style-name="T125">Languages that provide a system for annotating a document in a way that is <text:tab/><text:tab/><text:tab/>syntactically distinguishable from the text</text:span></text:p>
      <text:p text:style-name="P97"><text:span text:style-name="T125"><text:tab/><text:tab/></text:span>- <text:span text:style-name="T195">HyperText Markup Language (HTML)</text:span></text:p>
      <text:p text:style-name="P97"><text:tab/><text:tab/><text:tab/><text:span text:style-name="T120">- </text:span><text:span text:style-name="T125">standard markup language used to create web pages, largely written <text:tab/></text:span><text:soft-page-break/><text:span text:style-name="T125"><text:tab/><text:tab/><text:tab/>with &lt;tags&gt; and forms the building blocks for all websites</text:span></text:p>
      <text:p text:style-name="P96"><text:tab/><text:tab/>- <text:span text:style-name="T194">Extensible Markup Language (XML)</text:span></text:p>
      <text:p text:style-name="P96"><text:tab/><text:tab/><text:tab/><text:span text:style-name="T120">- </text:span><text:span text:style-name="T125">Markup language that defines a set of rules for encoding documents in a <text:tab/><text:tab/><text:tab/>human and machine-readable format. </text:span><text:span text:style-name="T137">An alternative to HTML.</text:span></text:p>
      <text:p text:style-name="P98"><text:span text:style-name="T125"><text:tab/><text:tab/></text:span>- <text:span text:style-name="T196">Cascading Style Sheet (CSS)</text:span></text:p>
      <text:p text:style-name="P98"><text:tab/><text:tab/><text:tab/><text:span text:style-name="T120">- </text:span><text:span text:style-name="T126">Style sheet language used for describing the look and formatting of a <text:tab/><text:tab/><text:tab/><text:tab/>document written in a markup language. Also used to change the style of <text:tab/><text:tab/><text:tab/><text:tab/>an interface written in HTML.</text:span></text:p>
      <text:p text:style-name="P96"><text:tab/><text:tab/>- JavaScript Object Notation (JSON)</text:p>
      <text:p text:style-name="P95"><text:tab/><text:tab/><text:tab/><text:span text:style-name="T120">-Standard format that uses human-readable to transmit data objects <text:tab/><text:tab/><text:tab/><text:tab/>consisting of attribute-value pairs. It is language-independent, though <text:tab/><text:tab/><text:tab/><text:tab/>originating from ECM</text:span><text:span text:style-name="T127">A</text:span><text:span text:style-name="T120">Script. It is used as the chief alternatives to XML <text:tab/><text:tab/><text:tab/><text:tab/>for communicating between servers and web pages.</text:span><text:tab/><text:tab/></text:p>
      <text:p text:style-name="P89">Frameworks / <text:span text:style-name="T229">Standards / Libraries</text:span>:</text:p>
      <text:p text:style-name="P89"><text:tab/><text:tab/><text:span text:style-name="T229">Web Development</text:span>:</text:p>
      <text:p text:style-name="P89"><text:tab/><text:tab/><text:tab/><text:span text:style-name="T193">- Rails (Ruby): </text:span></text:p>
      <text:p text:style-name="P89"><text:span text:style-name="T151"><text:tab/><text:tab/><text:tab/><text:tab/></text:span><text:span text:style-name="T124">- Web application framework that uses the MVC architecture and <text:tab/><text:tab/><text:tab/><text:tab/><text:tab/><text:tab/>provides default structures for a database, web service, and <text:tab/><text:tab/><text:tab/><text:tab/><text:tab/>web pages.</text:span></text:p>
      <text:p text:style-name="P89"><text:span text:style-name="T124"><text:tab/><text:tab/><text:tab/><text:tab/>-</text:span><text:span text:style-name="T151"> Encourages: </text:span><text:span text:style-name="T124">XML, JSON, HTML, CSS, ECM</text:span><text:span text:style-name="T127">A</text:span><text:span text:style-name="T124">Script</text:span></text:p>
      <text:p text:style-name="P89"><text:span text:style-name="T124"><text:tab/><text:tab/><text:tab/><text:tab/>- </text:span><text:span text:style-name="T151">Emphasizes: </text:span><text:span text:style-name="T124">Convention-over-Configuration, DRY, Active <text:tab/><text:tab/><text:tab/><text:tab/><text:tab/>Record Pattern</text:span></text:p>
      <text:p text:style-name="P90"><text:span text:style-name="T124"><text:tab/><text:tab/><text:tab/></text:span><text:span text:style-name="T198">- jQuery (ECMAScript):</text:span></text:p>
      <text:p text:style-name="P104"><text:span text:style-name="T124"><text:tab/><text:tab/><text:tab/><text:tab/>- </text:span><text:span text:style-name="T129">A cross-platform ECMAScript library designed to simplify client-<text:tab/><text:tab/><text:tab/><text:tab/><text:tab/>side scripting with HTML. It is the most popular JavaScript library <text:tab/><text:tab/><text:tab/><text:tab/><text:tab/>in use and was designed for DOM element selection, animation, <text:tab/><text:tab/><text:tab/><text:tab/><text:tab/>events, and applications with AJAX.</text:span></text:p>
      <text:p text:style-name="P104"><text:span text:style-name="T129"><text:tab/><text:tab/><text:tab/></text:span>- <text:span text:style-name="T199">Asynchronous JavaScript and XML (AJAX)</text:span>:</text:p>
      <text:p text:style-name="P128"><text:tab/><text:tab/><text:tab/><text:tab/>- AJAX is a group of interrelated web development techniques <text:tab/><text:tab/><text:tab/><text:tab/><text:tab/>used on <text:s/>the client-side to create applications that can send data to <text:tab/><text:tab/><text:tab/><text:tab/>and retrieve data from a server in the background asynchronously, <text:tab/><text:tab/><text:tab/><text:tab/>without disturbing the behavior of the existing page.</text:p>
      <text:p text:style-name="P128"><text:tab/><text:tab/><text:tab/><text:tab/>- Consists of CSS, HTML, XML, JSON, JavaScript, <text:tab/><text:tab/><text:tab/><text:tab/><text:tab/><text:tab/><text:tab/>XMLHTTPRequest<text:span text:style-name="T105"><text:tab/><text:tab/><text:tab/><text:tab/><text:tab/></text:span></text:p>
      <text:p text:style-name="P89"><text:tab/><text:tab/>Java:</text:p>
      <text:p text:style-name="P89"><text:tab/><text:tab/><text:tab/>- <text:span text:style-name="T210">Libraries:</text:span></text:p>
      <text:p text:style-name="P89"><text:tab/><text:tab/><text:tab/><text:tab/>- <text:span text:style-name="T210">Apache </text:span></text:p>
      <text:p text:style-name="P89"><text:tab/><text:tab/><text:tab/><text:tab/>- <text:span text:style-name="T210">Google Guava:</text:span></text:p>
      <text:p text:style-name="P89"><text:tab/><text:tab/><text:tab/><text:tab/>- <text:span text:style-name="T214">ORMLite: </text:span></text:p>
      <text:p text:style-name="P89"><text:tab/><text:tab/><text:tab/><text:tab/><text:tab/><text:span text:style-name="T120">-</text:span><text:span text:style-name="T137"> ORM library that uses @annotations and helper objects <text:tab/><text:tab/><text:tab/><text:tab/><text:tab/><text:tab/>that translates Java object-orientation to traditional SQL <text:tab/><text:tab/><text:tab/><text:tab/><text:tab/><text:tab/>syntax</text:span></text:p>
      <text:p text:style-name="P89"><text:tab/><text:tab/><text:tab/><text:tab/>- <text:span text:style-name="T209">JUnit:</text:span></text:p>
      <text:p text:style-name="P89"><text:tab/><text:tab/><text:tab/><text:tab/>- <text:span text:style-name="T209">JavaFX</text:span></text:p>
      <text:p text:style-name="P89"><text:tab/><text:tab/><text:tab/><text:tab/>- <text:span text:style-name="T209">Spring: </text:span></text:p>
      <text:p text:style-name="P89"><text:tab/><text:tab/>C++:</text:p>
      <text:p text:style-name="P89"><text:tab/><text:tab/>Python:</text:p>
      <text:p text:style-name="P89"><text:tab/><text:tab/><text:tab/><text:tab/>- <text:span text:style-name="T233">Flask</text:span></text:p>
      <text:p text:style-name="P89"><text:tab/><text:tab/><text:tab/><text:tab/>- <text:span text:style-name="T234">Django</text:span></text:p>
      <text:p text:style-name="P89"><text:soft-page-break/></text:p>
      <text:p text:style-name="P89">Scripting:</text:p>
      <text:p text:style-name="P89"><text:tab/><text:tab/>Scripting Tools:</text:p>
      <text:p text:style-name="P89"><text:tab/><text:tab/>Batch Files:</text:p>
      <text:p text:style-name="P89"><text:tab/><text:tab/>Shell Scripts:</text:p>
      <text:p text:style-name="P89"><text:tab/><text:tab/>Perl Scripting:<text:tab/></text:p>
      <text:p text:style-name="P89">Databases:</text:p>
      <text:p text:style-name="P89"><text:tab/>Database Concepts:</text:p>
      <text:p text:style-name="P89"><text:tab/><text:tab/>- <text:span text:style-name="T197">Atomic Table:</text:span></text:p>
      <text:p text:style-name="P89"><text:tab/><text:tab/><text:tab/><text:span text:style-name="T128">- A table organized in such a way that the information can be accessed in <text:tab/><text:tab/><text:tab/>a manor that appears to be instantaneous.</text:span></text:p>
      <text:p text:style-name="P89"><text:tab/>Normalization:</text:p>
      <text:p text:style-name="P89"><text:tab/>ACID:</text:p>
      <text:p text:style-name="P118"><text:tab/><text:tab/>- Atomicity, Consistency, Isolation, Durability (ACID) is a set of properties that <text:tab/><text:tab/><text:tab/>guarantee that database transactions are processed reliably. <text:s/>This means that a <text:tab/><text:tab/>database transaction is simple, logical, and done in one step.</text:p>
      <text:p text:style-name="P118"><text:tab/><text:tab/><text:span text:style-name="T107">- Atomicity: </text:span>requires that each transaction be “all or nothing”: if one part fails, all <text:tab/><text:tab/>fails</text:p>
      <text:p text:style-name="P118"><text:tab/><text:tab/><text:span text:style-name="T107">- Consistency: </text:span>ensures that any transaction brings the database from one valid <text:tab/><text:tab/>state <text:tab/>to another.</text:p>
      <text:p text:style-name="P118"><text:tab/><text:tab/><text:span text:style-name="T107">- Isolation: </text:span>ensures that the concurrent execution of transactions results in a <text:tab/><text:tab/><text:tab/>system state that would be obtained if transactions were executed serially.</text:p>
      <text:p text:style-name="P118"><text:tab/><text:tab/><text:span text:style-name="T107">- Durability:</text:span> means that once a transaction has been committed, it will remain <text:tab/><text:tab/><text:tab/>so, even in the event of a power failure, crashes, or errors.</text:p>
      <text:p text:style-name="P89"><text:tab/>Transactions:</text:p>
      <text:p text:style-name="P89"><text:tab/>Selects:</text:p>
      <text:p text:style-name="P18"><text:tab/><text:tab/><text:span text:style-name="T118">- Syntax:</text:span></text:p>
      <text:p text:style-name="P56"><text:tab/><text:tab/><text:tab/>SELECT (column) FROM (table)</text:p>
      <text:p text:style-name="P18"><text:span text:style-name="T15"><text:tab/><text:tab/><text:tab/>WHERE (column</text:span><text:span text:style-name="T16">Element</text:span><text:span text:style-name="T15"> = value);</text:span></text:p>
      <text:p text:style-name="P18"><text:tab/><text:span text:style-name="T80">Views:</text:span></text:p>
      <text:p text:style-name="P89"><text:tab/>Stored Procedures:</text:p>
      <text:p text:style-name="P89"><text:tab/>Triggers:</text:p>
      <text:p text:style-name="P89"><text:tab/>Clustered Index:</text:p>
      <text:p text:style-name="P89"><text:tab/>Non-Clustered Index:</text:p>
      <text:p text:style-name="P89"><text:tab/>ORM:</text:p>
      <text:p text:style-name="P89"><text:tab/><text:tab/><text:span text:style-name="T149">ORM:</text:span></text:p>
      <text:p text:style-name="P89"><text:span text:style-name="T149"><text:tab/><text:tab/><text:tab/></text:span><text:span text:style-name="T122">- Object-Relational Mapping (ORM) is a programming technique for <text:tab/><text:tab/><text:tab/><text:tab/>converting data between incompatible type systems in -OO programming <text:tab/><text:tab/><text:tab/>language. This creates a 'virtual object database' that then be mapped to <text:tab/><text:tab/><text:tab/><text:tab/>more complicated objects.</text:span></text:p>
      <text:p text:style-name="P89"><text:span text:style-name="T122"><text:tab/><text:tab/></text:span><text:span text:style-name="T149">ORM Tools: </text:span></text:p>
      <text:p text:style-name="P89"><text:span text:style-name="T149"><text:tab/><text:tab/><text:tab/></text:span><text:span text:style-name="T122">- Hibernate: widely used open source ORM software</text:span></text:p>
      <text:p text:style-name="P119"><text:tab/><text:tab/><text:tab/>- Python Django: ORM tools included with Django</text:p>
      <text:p text:style-name="P109"><text:tab/><text:span text:style-name="T214">H2:</text:span></text:p>
      <text:p text:style-name="P109"><text:tab/><text:tab/><text:span text:style-name="T137">- An SQL database written in Java. A lightweight SQL server that can be run in <text:tab/><text:tab/><text:tab/>memory, embedded, or traditional server configuration.</text:span></text:p>
      <text:p text:style-name="P109"><text:tab/>SQLite:</text:p>
      <text:p text:style-name="P25"><text:span text:style-name="T80"><text:tab/><text:tab/>- </text:span><text:span text:style-name="T120">SQLite is a </text:span><text:span text:style-name="T121">relational database management system contained in a C library. <text:tab/><text:tab/><text:tab/>Unlike many other database systems, SQLite is not a client-server engine, but is </text:span><text:soft-page-break/><text:span text:style-name="T121"><text:tab/><text:tab/>embedded in the end-program. It is ACID-compliant and implements most of the <text:tab/><text:tab/>SQL standard. It is most often used as an embedded database. It is also <text:tab/><text:tab/><text:tab/><text:tab/>dynamically typed.</text:span></text:p>
      <text:p text:style-name="P92">Languages:</text:p>
      <text:p text:style-name="P92"><text:tab/><text:span text:style-name="T65">General: </text:span></text:p>
      <text:p text:style-name="P21"><text:tab/><text:tab/><text:span text:style-name="T85">Java:</text:span></text:p>
      <text:p text:style-name="P23"><text:span text:style-name="T85"><text:tab/><text:tab/><text:tab/></text:span><text:span text:style-name="T175">- Strengths:</text:span></text:p>
      <text:p text:style-name="P23"><text:span text:style-name="T137"><text:tab/><text:tab/><text:tab/></text:span><text:span text:style-name="T175">- </text:span><text:span text:style-name="T174">Weaknesses</text:span><text:span text:style-name="T175">:</text:span></text:p>
      <text:p text:style-name="P23"><text:span text:style-name="T175"><text:tab/><text:tab/><text:tab/>- </text:span><text:span text:style-name="T174">Common Uses:</text:span></text:p>
      <text:p text:style-name="P23"><text:span text:style-name="T174"><text:tab/><text:tab/><text:tab/></text:span><text:span text:style-name="T175">- Important Functions:</text:span></text:p>
      <text:p text:style-name="P21"><text:span text:style-name="T85"><text:tab/><text:tab/></text:span><text:span text:style-name="T86">JavaScript (ECMAScript):</text:span></text:p>
      <text:p text:style-name="P21"><text:span text:style-name="T86"><text:tab/><text:tab/><text:tab/></text:span><text:span text:style-name="T127">- Dynamic programming language which is primarily used by web pages <text:tab/><text:tab/><text:tab/><text:tab/>to implement client-side scripts in order to interact with a user. <text:tab/><text:tab/><text:tab/><text:tab/><text:tab/></text:span><text:span text:style-name="T137">ECMAScript's engine is placed in the user's browser and allows <text:tab/><text:tab/><text:tab/><text:tab/><text:tab/>applications to be run client-side. The syntax and structure is similar to <text:tab/><text:tab/><text:tab/><text:tab/>Java</text:span></text:p>
      <text:p text:style-name="P22"><text:span text:style-name="T137"><text:tab/><text:tab/><text:tab/></text:span><text:span text:style-name="T175">- Strengths:</text:span></text:p>
      <text:p text:style-name="P22"><text:span text:style-name="T137"><text:tab/><text:tab/><text:tab/></text:span><text:span text:style-name="T175">- </text:span><text:span text:style-name="T174">Weaknesses</text:span><text:span text:style-name="T175">:</text:span></text:p>
      <text:p text:style-name="P22"><text:span text:style-name="T175"><text:tab/><text:tab/><text:tab/>- </text:span><text:span text:style-name="T174">Common Uses:</text:span></text:p>
      <text:p text:style-name="P23"><text:span text:style-name="T174"><text:tab/><text:tab/><text:tab/></text:span><text:span text:style-name="T175">- Important Functions:</text:span></text:p>
      <text:p text:style-name="P23"><text:span text:style-name="T175"><text:tab/><text:tab/><text:tab/><text:tab/></text:span><text:span text:style-name="T187">-Arrays:</text:span></text:p>
      <text:p text:style-name="P23"><text:span text:style-name="T187"><text:tab/><text:tab/><text:tab/><text:tab/><text:tab/></text:span><text:span text:style-name="T147">- .indexOf(): returns the index or -1 of an element</text:span></text:p>
      <text:p text:style-name="P131"><text:tab/><text:tab/><text:tab/><text:tab/><text:tab/>- .filter(): creates a new array with all the elements of the <text:tab/><text:tab/><text:tab/><text:tab/><text:tab/><text:tab/><text:tab/><text:tab/>original array that passes the test of the <text:tab/><text:tab/><text:tab/><text:tab/><text:tab/><text:tab/><text:tab/><text:tab/>provided function</text:p>
      <text:p text:style-name="P131"><text:tab/><text:tab/><text:tab/><text:tab/><text:tab/>- .map(): creates a new array with the results of calling a f<text:tab/><text:tab/><text:tab/><text:tab/><text:tab/><text:tab/><text:tab/><text:tab/>unction on every element in the array</text:p>
      <text:p text:style-name="P131"><text:tab/><text:tab/><text:tab/><text:tab/><text:tab/>-.reduce(): applies a function against an accumulator and <text:tab/><text:tab/><text:tab/><text:tab/><text:tab/><text:tab/><text:tab/><text:tab/>each value of the array (left-to-right) to reduce <text:tab/><text:tab/><text:tab/><text:tab/><text:tab/><text:tab/><text:tab/><text:tab/>it to a single value</text:p>
      <text:p text:style-name="P110"><text:tab/><text:tab/>Python:</text:p>
      <text:p text:style-name="P38"><text:tab/><text:tab/><text:tab/><text:span text:style-name="T107">- Strengths:</text:span></text:p>
      <text:p text:style-name="P38"><text:tab/><text:tab/><text:tab/><text:tab/>- Readability</text:p>
      <text:p text:style-name="P38"><text:tab/><text:tab/><text:tab/><text:tab/>- Quick REPL (Read-Eval-PrintLoop)</text:p>
      <text:p text:style-name="P38"><text:tab/><text:tab/><text:tab/><text:tab/>- Dynamic and Strongly Typed</text:p>
      <text:p text:style-name="P38"><text:tab/><text:tab/><text:tab/><text:tab/>- Multipurpose and Object Oriented</text:p>
      <text:p text:style-name="P38"><text:tab/><text:tab/><text:tab/><text:tab/>- Virtual Machine Byte Code</text:p>
      <text:p text:style-name="P38"><text:tab/><text:tab/><text:tab/><text:tab/>- Large Standard Library</text:p>
      <text:p text:style-name="P38"><text:tab/><text:tab/><text:tab/><text:span text:style-name="T107">- Weaknesses:</text:span></text:p>
      <text:p text:style-name="P38"><text:tab/><text:tab/><text:tab/><text:tab/>- Poor multi-threading</text:p>
      <text:p text:style-name="P21"><text:span text:style-name="T13"><text:tab/><text:tab/><text:tab/><text:tab/>- </text:span><text:span text:style-name="T14">Scoping Issues</text:span></text:p>
      <text:p text:style-name="P39"><text:tab/><text:tab/><text:tab/><text:tab/>- Lack of compile-time-type-checks</text:p>
      <text:p text:style-name="P39"><text:tab/><text:tab/><text:tab/><text:tab/>- Python2 and Python3 compatibility</text:p>
      <text:p text:style-name="P38"><text:tab/><text:tab/><text:tab/><text:span text:style-name="T107">- Common Uses:</text:span></text:p>
      <text:p text:style-name="P38"><text:tab/><text:tab/><text:tab/><text:tab/>- Scripting</text:p>
      <text:p text:style-name="P38"><text:tab/><text:tab/><text:tab/><text:tab/>- Internal Tools / Applications</text:p>
      <text:p text:style-name="P38"><text:tab/><text:tab/><text:tab/><text:tab/>- Embedded</text:p>
      <text:p text:style-name="P38"><text:tab/><text:tab/><text:tab/><text:tab/>- Open-Source Projects</text:p>
      <text:p text:style-name="P21"><text:span text:style-name="T13"><text:tab/><text:tab/><text:tab/><text:tab/>- </text:span><text:span text:style-name="T14">Informatics</text:span></text:p>
      <text:p text:style-name="P23"><text:soft-page-break/><text:span text:style-name="T14"><text:tab/><text:tab/><text:tab/></text:span><text:span text:style-name="T65">- Important Functions:</text:span></text:p>
      <text:p text:style-name="P21"><text:tab/><text:span text:style-name="T80">Static Typing:</text:span></text:p>
      <text:p text:style-name="P21"><text:span text:style-name="T80"><text:tab/><text:tab/></text:span><text:span text:style-name="T132">- A method of typing where the type of the variable is known at compile time. <text:tab/><text:tab/><text:tab/>The engineer must specify what type a variable is each time. This allows for <text:tab/><text:tab/><text:tab/>bugs to be checked at compile time, as opposed to run time.</text:span></text:p>
      <text:p text:style-name="P92"><text:tab/>Dynamic Typing:</text:p>
      <text:p text:style-name="P92"><text:tab/><text:tab/><text:span text:style-name="T120">- </text:span><text:span text:style-name="T132">A method of typing where the type of the variable is interpreted at run time. The <text:tab/><text:tab/>programmer does not have to specify the data type o the variable being created <text:tab/><text:tab/>– the compiler infers it based on it's arguments.</text:span></text:p>
      <text:p text:style-name="P153"><text:tab/><text:span text:style-name="T207">Duck</text:span> Typing:</text:p>
      <text:p text:style-name="P122"><text:tab/><text:tab/>- A method of typing where the typing of an object is less concerned with the <text:tab/><text:tab/><text:tab/>class type and more concerned with the methods available to the object being <text:tab/><text:tab/><text:tab/>created. It can work the same as polymorphism but without inheritance.</text:p>
      <text:p text:style-name="P92"><text:tab/> Weak Typing:</text:p>
      <text:p text:style-name="P92"><text:tab/><text:tab/><text:span text:style-name="T9">-</text:span><text:span text:style-name="T120"> </text:span><text:span text:style-name="T146">Generally speaking, a weakly typed language is one in which the data type <text:tab/><text:tab/><text:tab/>system is not strongly restricted by the compiler. This means that the <text:tab/><text:tab/><text:tab/><text:tab/>programmer can often force type conversion outside of the type system. <text:tab/><text:tab/><text:tab/><text:tab/>Sometimes refers to a dynamically typed system.</text:span></text:p>
      <text:p text:style-name="P92"><text:tab/>Strong Typing:</text:p>
      <text:p text:style-name="P92"><text:tab/><text:tab/><text:span text:style-name="T146">- A strongly typed language is often used to refer to a statically typed system. <text:tab/><text:tab/><text:tab/>This often means that the compiler forces the programmer to adhere to a strict <text:tab/><text:tab/><text:tab/>type system that is not easily (or impossible) to subvert. </text:span></text:p>
      <text:p text:style-name="P93"><text:tab/>Functional Programming:</text:p>
      <text:p text:style-name="P93"><text:tab/><text:tab/><text:span text:style-name="T146">- Functional programming is a programming style (paradigm) of building <text:tab/><text:tab/><text:tab/><text:tab/>software using functions that avoid changing-states and mutable data.</text:span></text:p>
      <text:p text:style-name="P93"><text:tab/><text:tab/><text:span text:style-name="T192">Languages: </text:span></text:p>
      <text:p text:style-name="P93"><text:tab/><text:tab/><text:tab/><text:span text:style-name="T150">Scala:</text:span></text:p>
      <text:p text:style-name="P93"><text:span text:style-name="T150"><text:tab/><text:tab/><text:tab/><text:tab/></text:span><text:span text:style-name="T123">- Scala is a functional programming language that runs on the Java <text:tab/><text:tab/><text:tab/><text:tab/>Virtual Machine, making it compatible with many Java libraries and <text:tab/><text:tab/><text:tab/><text:tab/>frameworks.</text:span><text:line-break/> <text:tab/><text:tab/>Lazy Evaluation:</text:p>
      <text:p text:style-name="P92"><text:tab/><text:tab/>Currying:</text:p>
      <text:p text:style-name="P92"><text:tab/><text:tab/>Continuations:</text:p>
      <text:p text:style-name="P92"><text:tab/><text:tab/>Concurrent Programming:</text:p>
      <text:p text:style-name="P141">Competency Area – Knowledge</text:p>
      <text:p text:style-name="P92">Tools:<text:tab/></text:p>
      <text:p text:style-name="P92"><text:tab/><text:tab/>Scott Hanselman's Power Tools:</text:p>
      <text:p text:style-name="P92">Books:</text:p>
      <text:p text:style-name="P92"><text:tab/><text:tab/>Don't Make Me Think, by Steve Krug</text:p>
      <text:p text:style-name="P92"><text:tab/><text:tab/>Mastering Regular Expressions, by Jeffery E. F. Friedl</text:p>
      <text:p text:style-name="P92"><text:tab/><text:tab/>The Mythical Man-Month, by Frederick Brooks</text:p>
      <text:p text:style-name="P92"><text:tab/><text:tab/>Algorithm Design Manual, by Steve Skiena</text:p>
      <text:p text:style-name="P92"><text:tab/><text:tab/>Structure and Interpretation of Computer Programs, by Sussman / Abelson</text:p>
      <text:p text:style-name="P92"><text:tab/><text:tab/>Thinking Forth, by Leo Brodie</text:p>
      <text:p text:style-name="P92"><text:tab/><text:tab/>The Little Schemer, by Friedman/Felleisen/Bibby/Sussman</text:p>
      <text:p text:style-name="P142">Supplemental</text:p>
      <text:p text:style-name="P113">Web Development CDNs:</text:p>
      <text:p text:style-name="P113"><text:tab/><text:span text:style-name="T119">- Bootstrap:</text:span></text:p>
      <text:p text:style-name="P140"><text:tab/>- jQuery:</text:p>
      <text:p text:style-name="P140"><text:soft-page-break/><text:tab/>- AngularJS:</text:p>
      <text:p text:style-name="P140"><text:tab/>- FontAwesome:</text:p>
      <text:p text:style-name="P113">AngularJS:</text:p>
      <text:p text:style-name="P132">-AngularJS is a web development framework that allows a programmer to easily implement MVC and responsive principles, as well as additional extensive behavior, testing, and HTML readability</text:p>
      <text:p text:style-name="P164">- Modules:</text:p>
      <text:p text:style-name="P165"><text:tab/>- <text:span text:style-name="T231">where Angular application behavior lies</text:span></text:p>
      <text:p text:style-name="P165"><text:tab/><text:tab/>- <text:span text:style-name="T231">ex: var app = angular.module(“store”, []);</text:span></text:p>
      <text:p text:style-name="P162">- <text:span text:style-name="T231">Controllers:</text:span></text:p>
      <text:p text:style-name="P165"><text:tab/>- <text:span text:style-name="T231">where we add application behavioral</text:span></text:p>
      <text:p text:style-name="P166"><text:tab/><text:tab/>- <text:span text:style-name="T231">ex:</text:span></text:p>
      <text:p text:style-name="P167"><text:tab/><text:tab/><text:tab/>JS: app.controller(“StoreController”, function() {</text:p>
      <text:p text:style-name="P165"><text:tab/><text:tab/><text:tab/><text:tab/>...</text:p>
      <text:p text:style-name="P167"><text:tab/><text:tab/><text:tab/><text:tab/>});</text:p>
      <text:p text:style-name="P167"><text:tab/><text:tab/><text:tab/>html: &lt;ng-controller=”StoreController as store”&gt;</text:p>
      <text:p text:style-name="P163">Expressions:</text:p>
      <text:p text:style-name="P167"><text:tab/>- How JavaScript values are displayed on the page</text:p>
      <text:p text:style-name="P167"><text:tab/><text:tab/>- ex: {{product.price}}</text:p>
      <text:p text:style-name="P162">- <text:span text:style-name="T230">Directives:</text:span></text:p>
      <text:p text:style-name="P163"><text:tab/><text:span text:style-name="T9">-</text:span> <text:span text:style-name="T9">HTML Annotations that trigger JavaScript behaviors</text:span></text:p>
      <text:p text:style-name="P167"><text:tab/><text:tab/>- ngShow / ngHide: <text:span text:style-name="T232">displays or hides a DOM element</text:span></text:p>
      <text:p text:style-name="P167"><text:tab/><text:tab/>- <text:span text:style-name="T232">ngApp: attach a module to a page</text:span></text:p>
      <text:p text:style-name="P168"><text:tab/><text:tab/>- ngController: attach a controller function to the page</text:p>
      <text:p text:style-name="P168"><text:tab/><text:tab/>- ngRepeat: repeat a section for each item in an array (can be filtered)</text:p>
      <text:p text:style-name="P168"><text:tab/><text:tab/>- ngSrc: reslves Angular image source resolution</text:p>
      <text:p text:style-name="P168"><text:tab/><text:tab/>-ngClass: dynamically set CSS elements to HTML element</text:p>
      <text:p text:style-name="P168"><text:tab/><text:tab/>-ngClick: specify custom behavior when element is clicked</text:p>
      <text:p text:style-name="P168"><text:tab/><text:tab/>-ngModel: binds inputs to a property scope (live update)</text:p>
      <text:p text:style-name="P162">- <text:span text:style-name="T230">Filters:</text:span></text:p>
      <text:p text:style-name="P165"><text:tab/>- <text:span text:style-name="T231">an expression that mutates data passed to it</text:span></text:p>
      <text:p text:style-name="P165"><text:tab/><text:tab/><text:tab/>-<text:span text:style-name="T231">ex: {{product.price | currency}}</text:span></text:p>
      <text:p text:style-name="P165"><text:tab/><text:tab/><text:tab/>-<text:span text:style-name="T231">ex: {{recipe.data | filter:option}}</text:span></text:p>
      <text:p text:style-name="P165"><text:tab/><text:tab/>- <text:span text:style-name="T232">currency: adds the local currency symbol and specifies decimals</text:span></text:p>
      <text:p text:style-name="P165"><text:tab/><text:tab/>- <text:span text:style-name="T232">date: formats the input to a date format</text:span></text:p>
      <text:p text:style-name="P165"><text:tab/><text:tab/>-<text:span text:style-name="T232">uppercase / lowercase: changes input data case</text:span></text:p>
      <text:p text:style-name="P165"><text:tab/><text:tab/>- <text:span text:style-name="T232">limitTo: limits the display to specified character lengths</text:span></text:p>
      <text:p text:style-name="P165"><text:tab/><text:tab/>- <text:span text:style-name="T232">orderBy: orders a list by a parameter (- sign for descending)</text:span></text:p>
      <text:p text:style-name="P162">- <text:span text:style-name="T230">Services</text:span></text:p>
      <text:p text:style-name="P165"><text:tab/>- <text:span text:style-name="T231">Angular methods that provide built in functionality</text:span></text:p>
      <text:p text:style-name="P165"><text:tab/><text:tab/>- <text:span text:style-name="T231">$log: prints contents out to console</text:span></text:p>
      <text:p text:style-name="P165"><text:tab/><text:tab/>-<text:span text:style-name="T231">$http: makes a web service request. Automatically converts to JS arr/obj</text:span></text:p>
      <text:p text:style-name="P165"><text:tab/><text:tab/><text:tab/>- <text:span text:style-name="T232">ex: $http.get('url').success(callback function());</text:span></text:p>
      <text:p text:style-name="P165"><text:tab/><text:tab/>-<text:span text:style-name="T231">$filter: filters an array </text:span></text:p>
      <text:p text:style-name="P91">Git:</text:p>
      <text:p text:style-name="P20"><text:span text:style-name="T9">- </text:span><text:span text:style-name="T19">Git is a distributed reversion control system originally created to allow collaboration on the Linux kernel and operating system. Git working directories are full-fledged <text:tab/>repositories, independent of network access or a central server.</text:span></text:p>
      <text:p text:style-name="P20"><text:span text:style-name="T19"><text:tab/></text:span><text:span text:style-name="T71">- Workflow:</text:span></text:p>
      <text:p text:style-name="P63"><text:soft-page-break/><text:tab/><text:tab/>- Your local git repository consists of three 'trees' maintained by git. The <text:tab/>first <text:tab/><text:tab/><text:tab/>one is your “Working Directory,” which holds the actual files. The second one is <text:tab/><text:tab/><text:tab/>the “Index,” which acts like a staging area and the “HEAD” which points to the <text:tab/><text:tab/><text:tab/>last commit you've made.</text:p>
      <text:p text:style-name="P63"><text:tab/><text:tab/>- Working Dir -----→ ADD ---→ Index (stage) -----→ COMMIT ----→ Head</text:p>
      <text:p text:style-name="P20"><text:span text:style-name="T19"><text:tab/></text:span><text:span text:style-name="T71">- Branches:</text:span></text:p>
      <text:p text:style-name="P20"><text:span text:style-name="T20"><text:tab/><text:tab/>- Used to develop features isolated from each other. The </text:span><text:span text:style-name="T77">master</text:span><text:span text:style-name="T78"> branch is <text:tab/><text:tab/><text:tab/>the 'default' branch when you create a repository. Use other branches for <text:tab/><text:tab/><text:tab/><text:tab/>development and merge them back to the master branch upon completion. <text:tab/><text:tab/><text:tab/>When you git pull and git merge, git </text:span><text:span text:style-name="T79">attempts</text:span><text:span text:style-name="T78"> to auto-merge changes. <text:tab/><text:tab/><text:tab/><text:tab/>Sometimes there results in conflicts which must be manually merged by editing <text:tab/><text:tab/><text:tab/>the files that conflict and then re-staging them. </text:span></text:p>
      <text:p text:style-name="P20"><text:span text:style-name="T19"><text:tab/></text:span><text:span text:style-name="T71">- Commands:</text:span></text:p>
      <text:p text:style-name="P63"><text:tab/><text:tab/>- git init : initializes a local directory as a git repository</text:p>
      <text:p text:style-name="P63"><text:tab/><text:tab/>- git clone /path/to/repository: working copy of local repository</text:p>
      <text:p text:style-name="P149"><text:span text:style-name="T72"><text:tab/><text:tab/>- git clone username@host: /path/to/repository: working copy of remote <text:tab/><text:tab/><text:tab/><text:tab/><text:tab/>serve</text:span><text:span text:style-name="T73">r </text:span><text:span text:style-name="T72">repository</text:span></text:p>
      <text:p text:style-name="P63"><text:tab/><text:tab/>- git add * / git add &lt;filename&gt;: propose changes (add to the index)</text:p>
      <text:p text:style-name="P63"><text:tab/><text:tab/>- git commit -m “commit message”: commits changes to the HEAD with a <text:tab/><text:tab/><text:tab/><text:tab/><text:tab/>message. This does not add it to the remote repository.<text:tab/><text:tab/></text:p>
      <text:p text:style-name="P17"><text:tab/><text:tab/><text:span text:style-name="T9">- </text:span><text:span text:style-name="T20">git remote add origin &lt;server&gt; : adds a remote server to a local <text:tab/><text:tab/><text:tab/><text:tab/><text:tab/><text:tab/>repository</text:span></text:p>
      <text:p text:style-name="P64"><text:tab/><text:tab/>- git push origin &lt;master&gt;: pushes the commits to the remote repository. <text:tab/><text:tab/><text:tab/><text:tab/><text:tab/>&lt;master&gt; is the branch you want to push our change to.</text:p>
      <text:p text:style-name="P3"><text:span text:style-name="T3"><text:tab/><text:tab/></text:span><text:span text:style-name="T6">- git checkout -b &lt;branch&gt;: creates a new branch and switches to it.</text:span></text:p>
      <text:p text:style-name="P3"><text:span text:style-name="T3"><text:tab/><text:tab/></text:span><text:span text:style-name="T6">- git checkout &lt;master&gt;: switches back to master</text:span></text:p>
      <text:p text:style-name="P64"><text:tab/><text:tab/>- git branch -d &lt;branch&gt;: deletes the branch</text:p>
      <text:p text:style-name="P64"><text:tab/><text:tab/>- git push origin &lt;branch&gt;: pushes the branch to the remote server for <text:tab/><text:tab/><text:tab/><text:tab/><text:tab/>others to access</text:p>
      <text:p text:style-name="P3"><text:span text:style-name="T3"><text:tab/><text:tab/></text:span><text:span text:style-name="T6">- git pull : updates the local directory with the latest commits</text:span></text:p>
      <text:p text:style-name="P64"><text:tab/><text:tab/>- git merge &lt;branch&gt;: merges another branch into the active branch</text:p>
      <text:p text:style-name="P64"><text:tab/><text:tab/>- git diff &lt;source_branch&gt; &lt;target_branch&gt;: preview merge changes</text:p>
      <text:p text:style-name="P64"><text:tab/><text:tab/>- git tag 1.0.0 3234k23k4m: tags your software with 1.0.0. The id comes <text:tab/><text:tab/><text:tab/><text:tab/><text:tab/>from the commit log</text:p>
      <text:p text:style-name="P3"><text:span text:style-name="T3"><text:tab/><text:tab/></text:span><text:span text:style-name="T6">- git log: </text:span><text:span text:style-name="T8">shows repository history</text:span></text:p>
      <text:p text:style-name="P65"><text:tab/><text:tab/>- git log - -author=bob : shows commits by a certain author</text:p>
      <text:p text:style-name="P65"><text:tab/><text:tab/>- git log - -pretty=oneline: shows commits in single-line format</text:p>
      <text:p text:style-name="P65"><text:tab/><text:tab/>- git log <text:s/>- - name-status: see only files that have changes</text:p>
      <text:p text:style-name="P65"><text:tab/><text:tab/>- git checkout - - &lt;filename&gt;: replaces the changes in your working tree <text:tab/><text:tab/><text:tab/><text:tab/><text:tab/>with last content in the HEAD</text:p>
      <text:p text:style-name="P3"><text:span text:style-name="T3"><text:tab/><text:tab/></text:span><text:span text:style-name="T7">- </text:span><text:span text:style-name="T8">git fetch origin: drop all local changes and commits, and fetches latest <text:tab/><text:tab/><text:tab/><text:tab/><text:tab/>history from server</text:span><text:span text:style-name="T3"><text:tab/></text:span></text:p>
      <text:p text:style-name="P116"><text:span text:style-name="T3"><text:tab/><text:tab/></text:span><text:span text:style-name="T190">- </text:span><text:span text:style-name="T191">git reset - -hard origin/master : see abov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m0$Build-2</meta:generator>
    <dc:date>2015-10-02T10:12:08.831867830</dc:date>
    <meta:editing-duration>P1DT4H26M28S</meta:editing-duration>
    <meta:editing-cycles>110</meta:editing-cycles>
    <meta:document-statistic meta:table-count="0" meta:image-count="0" meta:object-count="0" meta:page-count="18" meta:paragraph-count="618" meta:word-count="5809" meta:character-count="37328" meta:non-whitespace-character-count="29790"/>
  </office:meta>
</office:document-meta>
</file>